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1.8541666666666667in"/>
    </style:style>
    <style:style style:name="co3" style:family="table-column">
      <style:table-column-properties fo:break-before="auto" style:column-width="0.875in"/>
    </style:style>
    <style:style style:name="co4" style:family="table-column">
      <style:table-column-properties fo:break-before="auto" style:column-width="1.1145833333333333in"/>
    </style:style>
    <style:style style:name="co5" style:family="table-column">
      <style:table-column-properties fo:break-before="auto" style:column-width="1.1770833333333333in"/>
    </style:style>
    <style:style style:name="co6" style:family="table-column">
      <style:table-column-properties fo:break-before="auto" style:column-width="0.8958333333333334in"/>
    </style:style>
    <style:style style:name="co7" style:family="table-column">
      <style:table-column-properties fo:break-before="auto" style:column-width="0.78125in"/>
    </style:style>
    <style:style style:name="co8" style:family="table-column">
      <style:table-column-properties fo:break-before="auto" style:column-width="2.9583333333333335in"/>
    </style:style>
    <style:style style:name="co9" style:family="table-column">
      <style:table-column-properties fo:break-before="auto" style:column-width="1.0520833730697632in"/>
    </style:style>
    <style:style style:name="co10" style:family="table-column">
      <style:table-column-properties fo:break-before="auto" style:column-width="1.3958333333333333in"/>
    </style:style>
    <style:style style:name="co11" style:family="table-column">
      <style:table-column-properties fo:break-before="auto" style:column-width="1.3645833333333333in"/>
    </style:style>
    <style:style style:name="co12" style:family="table-column">
      <style:table-column-properties fo:break-before="auto" style:column-width="1.4895833333333333in"/>
    </style:style>
    <style:style style:name="co13" style:family="table-column">
      <style:table-column-properties fo:break-before="auto" style:column-width="2.6145833333333335in"/>
    </style:style>
    <style:style style:name="co14" style:family="table-column">
      <style:table-column-properties fo:break-before="auto" style:column-width="4.25in"/>
    </style:style>
    <style:style style:name="co15" style:family="table-column">
      <style:table-column-properties fo:break-before="auto" style:column-width="1.25in"/>
    </style:style>
    <style:style style:name="co16" style:family="table-column">
      <style:table-column-properties fo:break-before="auto" style:column-width="1.2291666666666667in"/>
    </style:style>
    <style:style style:name="co17" style:family="table-column">
      <style:table-column-properties fo:break-before="auto" style:column-width="1.0520833730697632in"/>
    </style:style>
    <style:style style:name="co18" style:family="table-column">
      <style:table-column-properties fo:break-before="auto" style:column-width="5.4375in"/>
    </style:style>
    <style:style style:name="co19" style:family="table-column">
      <style:table-column-properties fo:break-before="auto" style:column-width="1.0520833730697632in"/>
    </style:style>
    <style:style style:name="co20" style:family="table-column">
      <style:table-column-properties fo:break-before="auto" style:column-width="0.53125in"/>
    </style:style>
    <style:style style:name="co21" style:family="table-column">
      <style:table-column-properties fo:break-before="auto" style:column-width="2.53125in"/>
    </style:style>
    <style:style style:name="co22" style:family="table-column">
      <style:table-column-properties fo:break-before="auto" style:column-width="3.5104166666666665in"/>
    </style:style>
    <style:style style:name="co23" style:family="table-column">
      <style:table-column-properties fo:break-before="auto" style:column-width="1.0520833730697632in"/>
    </style:style>
    <style:style style:name="co24" style:family="table-column">
      <style:table-column-properties fo:break-before="auto" style:column-width="1.4375in"/>
    </style:style>
    <style:style style:name="co25" style:family="table-column">
      <style:table-column-properties fo:break-before="auto" style:column-width="1.6979166666666667in"/>
    </style:style>
    <style:style style:name="co26" style:family="table-column">
      <style:table-column-properties fo:break-before="auto" style:column-width="1.0520833730697632in"/>
    </style:style>
    <style:style style:name="co27" style:family="table-column">
      <style:table-column-properties fo:break-before="auto" style:column-width="1.0520833730697632in"/>
    </style:style>
    <style:style style:name="co28" style:family="table-column">
      <style:table-column-properties fo:break-before="auto" style:column-width="1.0520833730697632in"/>
    </style:style>
    <style:style style:name="co29" style:family="table-column">
      <style:table-column-properties fo:break-before="auto" style:column-width="3.7604166666666665in"/>
    </style:style>
    <style:style style:name="co30" style:family="table-column">
      <style:table-column-properties fo:break-before="auto" style:column-width="3.9895833333333335in"/>
    </style:style>
    <style:style style:name="co31" style:family="table-column">
      <style:table-column-properties fo:break-before="auto" style:column-width="1.0520833730697632in"/>
    </style:style>
    <style:style style:name="co32" style:family="table-column">
      <style:table-column-properties fo:break-before="auto" style:column-width="1.0520833730697632in"/>
    </style:style>
    <style:style style:name="co33" style:family="table-column">
      <style:table-column-properties fo:break-before="auto" style:column-width="1.5729166666666667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21875in" fo:break-before="auto" style:use-optimal-row-height="false"/>
    </style:style>
    <style:style style:name="ro7" style:family="table-row">
      <style:table-row-properties style:row-height="0.2708333333333333in" fo:break-before="auto" style:use-optimal-row-height="false"/>
    </style:style>
    <style:style style:name="ro8" style:family="table-row">
      <style:table-row-properties style:row-height="0.21875in" fo:break-before="auto" style:use-optimal-row-height="false"/>
    </style:style>
    <style:style style:name="ro9" style:family="table-row">
      <style:table-row-properties style:row-height="0.21875in" fo:break-before="auto" style:use-optimal-row-height="false"/>
    </style:style>
    <style:style style:name="ro10" style:family="table-row">
      <style:table-row-properties style:row-height="0.21875in" fo:break-before="auto" style:use-optimal-row-height="false"/>
    </style:style>
    <style:style style:name="ro11" style:family="table-row">
      <style:table-row-properties style:row-height="0.28125in" fo:break-before="auto" style:use-optimal-row-height="false"/>
    </style:style>
    <style:style style:name="ro12" style:family="table-row">
      <style:table-row-properties style:row-height="0.21875in" fo:break-before="auto" style:use-optimal-row-height="false"/>
    </style:style>
    <style:style style:name="ro13" style:family="table-row">
      <style:table-row-properties style:row-height="0.21875in" fo:break-before="auto" style:use-optimal-row-height="false"/>
    </style:style>
    <style:style style:name="ta1" style:family="table" style:master-page-name="PageStyle_5f_People">
      <style:table-properties table:display="true" style:writing-mode="lr-tb"/>
    </style:style>
    <style:style style:name="ta2" style:family="table" style:master-page-name="PageStyle_5f_Activities">
      <style:table-properties table:display="true" style:writing-mode="lr-tb"/>
    </style:style>
    <style:style style:name="ta3" style:family="table" style:master-page-name="PageStyle_5f_Reviews">
      <style:table-properties table:display="true" style:writing-mode="lr-tb"/>
    </style:style>
    <style:style style:name="ta4" style:family="table" style:master-page-name="PageStyle_5f_Categories">
      <style:table-properties table:display="true" style:writing-mode="lr-tb"/>
    </style:style>
    <style:style style:name="ta5" style:family="table" style:master-page-name="PageStyle_5f_Tags">
      <style:table-properties table:display="true" style:writing-mode="lr-tb"/>
    </style:style>
    <style:style style:name="ta6" style:family="table" style:master-page-name="PageStyle_5f_Gender">
      <style:table-properties table:display="true" style:writing-mode="lr-tb"/>
    </style:style>
    <style:style style:name="ta7" style:family="table" style:master-page-name="PageStyle_5f_Languages">
      <style:table-properties table:display="true" style:writing-mode="lr-tb"/>
    </style:style>
    <style:style style:name="ta8" style:family="table" style:master-page-name="PageStyle_5f_Lang">
      <style:table-properties table:display="true" style:writing-mode="lr-tb"/>
    </style:style>
    <style:style style:name="ta9" style:family="table" style:master-page-name="PageStyle_5f_Privacy">
      <style:table-properties table:display="true" style:writing-mode="lr-tb"/>
    </style:style>
    <style:style style:name="ta10" style:family="table" style:master-page-name="PageStyle_5f_Veidlapu atbildes 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middle" fo:background-color="#D9D9D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middle" fo:background-color="#D9D9D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solid" style:text-underline-type="single"/>
    </style:style>
    <style:style style:name="ce23" style:family="table-cell" style:parent-style-name="Default">
      <style:table-cell-properties fo:wrap-option="wrap" style:vertical-align="middle" fo:background-color="#D9D9D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2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27" style:family="table-cell" style:parent-style-name="Default">
      <style:table-cell-properties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28" style:family="table-cell" style:parent-style-name="Default">
      <style:table-cell-properties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29" style:family="table-cell" style:parent-style-name="Default">
      <style:table-cell-properties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solid" style:text-underline-type="single"/>
    </style:style>
    <style:style style:name="ce30" style:family="table-cell" style:parent-style-name="Default">
      <style:table-cell-properties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31" style:family="table-cell" style:parent-style-name="Default">
      <style:table-cell-properties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32" style:family="table-cell" style:parent-style-name="Default">
      <style:table-cell-properties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33" style:family="table-cell" style:parent-style-name="Default">
      <style:table-cell-properties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34" style:family="table-cell" style:parent-style-name="Default">
      <style:table-cell-properties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35" style:family="table-cell" style:parent-style-name="Default">
      <style:table-cell-properties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36"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table-cell-properties fo:wrap-option="wrap" style:vertical-align="middle"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fo:wrap-option="wrap" style:vertical-align="middle"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solid" style:text-underline-type="single"/>
    </style:style>
    <style:style style:name="ce41" style:family="table-cell" style:parent-style-name="Default">
      <style:table-cell-properties fo:wrap-option="wrap"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43" style:family="table-cell" style:parent-style-name="Default">
      <style:table-cell-properties fo:wrap-option="wrap"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solid" style:text-underline-type="single"/>
    </style:style>
    <style:style style:name="ce44" style:family="table-cell" style:parent-style-name="Default">
      <style:table-cell-properties fo:wrap-option="wrap"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45" style:family="table-cell" style:parent-style-name="Default">
      <style:table-cell-properties fo:wrap-option="wrap"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46" style:family="table-cell" style:parent-style-name="Default">
      <style:table-cell-properties fo:wrap-option="wrap" style:vertical-align="middle" fo:background-color="#D9D9D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table-cell-properties fo:wrap-option="wrap" style:vertical-align="middle" fo:background-color="#D9D9D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solid" style:text-underline-type="single"/>
    </style:style>
    <style:style style:name="ce48" style:family="table-cell" style:parent-style-name="Default">
      <style:table-cell-properties fo:wrap-option="wrap" style:vertical-align="middle"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9" style:family="table-cell" style:parent-style-name="Default">
      <style:table-cell-properties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0" style:family="table-cell" style:parent-style-name="Default">
      <style:table-cell-properties fo:wrap-option="wrap"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51" style:family="table-cell" style:parent-style-name="Default">
      <style:table-cell-properties fo:wrap-option="wrap"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FF" style:text-underline-style="solid" style:text-underline-type="single"/>
    </style:style>
    <style:style style:name="ce52"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3" style:family="table-cell" style:parent-style-name="Default">
      <style:table-cell-properties fo:wrap-option="wrap" style:vertical-align="top"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54" style:family="table-cell" style:parent-style-name="Default">
      <style:table-cell-properties fo:wrap-option="wrap"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55" style:family="table-cell" style:parent-style-name="Default">
      <style:table-cell-properties fo:background-color="#FFFFFF"/>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6"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57" style:family="table-cell" style:parent-style-name="Default">
      <style:table-cell-properties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8"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9"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60"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61" style:family="table-cell" style:parent-style-name="Default">
      <style:table-cell-properties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2" style:family="table-cell" style:parent-style-name="Default">
      <style:table-cell-properties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6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4"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212121" style:text-underline-style="none"/>
    </style:style>
    <style:style style:name="ce65" style:family="table-cell" style:parent-style-name="Default">
      <style:table-cell-properties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212121" style:text-underline-style="none"/>
    </style:style>
    <style:style style:name="ce66"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67"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8" style:family="table-cell" style:parent-style-name="Default">
      <style:table-cell-properties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9" style:family="table-cell" style:parent-style-name="Default">
      <style:table-cell-properties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0" style:family="table-cell" style:parent-style-name="Default">
      <style:table-cell-properties fo:border-bottom="1.0pt solid #000000" style:vertical-align="bottom" fo:background-color="#B7E1CD"/>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1" style:family="table-cell" style:parent-style-name="Default">
      <style:table-cell-properties fo:border-bottom="1.0pt solid #000000" style:vertical-align="bottom" fo:background-color="#B7E1CD"/>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2" style:family="table-cell" style:parent-style-name="Default">
      <style:table-cell-properties fo:border-bottom="1.0pt solid #000000" fo:background-color="#B7E1CD"/>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3"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4"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5" style:family="table-cell" style:parent-style-name="Default">
      <style:table-cell-properties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76" style:family="table-cell" style:parent-style-name="Default">
      <style:table-cell-properties fo:border-left="1.0pt solid #000000" fo:border-bottom="1.0pt solid #000000" fo:wrap-option="wrap" style:vertical-align="middle"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FF" style:text-underline-style="solid" style:text-underline-type="single"/>
    </style:style>
    <style:style style:name="T8"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solid" style:text-underline-type="single"/>
    </style:style>
    <style:style style:name="T11"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12"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3"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solid" style:text-underline-type="single"/>
    </style:style>
    <style:style style:name="T14"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solid" style:text-underline-type="single"/>
    </style:style>
    <style:style style:name="T15"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solid" style:text-underline-type="single"/>
    </style:style>
    <style:style style:name="T17"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FF" style:text-underline-style="solid" style:text-underline-type="single"/>
    </style:style>
    <style:style style:name="T1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1" style:family="text">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212121" style:text-underline-style="none"/>
    </style:style>
    <style:style style:name="T22"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212121" style:text-underline-style="none"/>
    </style:style>
  </office:automatic-styles>
  <office:body>
    <office:spreadsheet>
      <table:table table:name="People" table:style-name="ta1" table:print="false">
        <office:forms form:automatic-focus="false" form:apply-design-mode="false"/>
        <table:table-column table:style-name="co1" table:default-cell-style-name="ce15" table:number-columns-repeated="2"/>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number-columns-repeated="2" table:default-cell-style-name="ce15"/>
        <table:table-column table:style-name="co7" table:default-cell-style-name="ce15"/>
        <table:table-column table:style-name="co8" table:default-cell-style-name="ce15"/>
        <table:table-column table:style-name="co1" table:default-cell-style-name="ce15" table:number-columns-repeated="246"/>
        <table:table-row table:style-name="ro2">
          <table:table-cell table:style-name="ce21" office:value-type="string">
            <text:p>ID</text:p>
          </table:table-cell>
          <table:table-cell table:style-name="ce21" office:value-type="string">
            <text:p>Name</text:p>
          </table:table-cell>
          <table:table-cell table:style-name="ce21" office:value-type="string">
            <text:p>Hometown</text:p>
          </table:table-cell>
          <table:table-cell table:style-name="ce22" table:formula="of:=HYPERLINK(&quot;https://docs.google.com/spreadsheets/d/1FhO6DPM2U-kLy-yDJ3hWQClNpoVxF1N0nRr59Ynyd_A/edit#gid=1407439136&quot;;&quot;Gender&quot;)" office:value-type="string" office:value="Gender">
            <text:p><text:a xlink:href="https://docs.google.com/spreadsheets/d/1FhO6DPM2U-kLy-yDJ3hWQClNpoVxF1N0nRr59Ynyd_A/edit#gid=1407439136">Gender</text:a></text:p>
          </table:table-cell>
          <table:table-cell table:style-name="ce22" table:formula="of:=HYPERLINK(&quot;https://drive.google.com/drive/folders/0BxuLTdFEUSGdX3YyT0ZSWldqNFE&quot;;&quot;Profile image&quot;)" office:value-type="string" office:value="Profile image">
            <text:p><text:a xlink:href="https://drive.google.com/drive/folders/0BxuLTdFEUSGdX3YyT0ZSWldqNFE">Profile image</text:a></text:p>
          </table:table-cell>
          <table:table-cell table:style-name="ce22" table:formula="of:=HYPERLINK(&quot;https://docs.google.com/spreadsheets/d/1FhO6DPM2U-kLy-yDJ3hWQClNpoVxF1N0nRr59Ynyd_A/edit#gid=332452270&quot;;&quot;Tags&quot;)" office:value-type="string" office:value="Tags">
            <text:p><text:a xlink:href="https://docs.google.com/spreadsheets/d/1FhO6DPM2U-kLy-yDJ3hWQClNpoVxF1N0nRr59Ynyd_A/edit#gid=332452270">Tags</text:a></text:p>
          </table:table-cell>
          <table:table-cell table:style-name="ce22" table:formula="of:=HYPERLINK(&quot;https://docs.google.com/spreadsheets/d/1FhO6DPM2U-kLy-yDJ3hWQClNpoVxF1N0nRr59Ynyd_A/edit#gid=944327096&quot;;&quot;Categories&quot;)" office:value-type="string" office:value="Categories">
            <text:p><text:a xlink:href="https://docs.google.com/spreadsheets/d/1FhO6DPM2U-kLy-yDJ3hWQClNpoVxF1N0nRr59Ynyd_A/edit#gid=944327096">Categories</text:a></text:p>
          </table:table-cell>
          <table:table-cell table:style-name="ce21" office:value-type="string">
            <text:p>Birth date</text:p>
          </table:table-cell>
          <table:table-cell table:style-name="ce21" office:value-type="string">
            <text:p>EMail</text:p>
          </table:table-cell>
          <table:table-cell table:style-name="ce21" office:value-type="string">
            <text:p>About</text:p>
          </table:table-cell>
          <table:table-cell table:style-name="ce21" office:value-type="string">
            <text:p>Work</text:p>
          </table:table-cell>
          <table:table-cell table:style-name="ce22" table:formula="of:=HYPERLINK(&quot;https://docs.google.com/spreadsheets/d/1FhO6DPM2U-kLy-yDJ3hWQClNpoVxF1N0nRr59Ynyd_A/edit#gid=1936405626&quot;;&quot;Languages&quot;)" office:value-type="string" office:value="Languages">
            <text:p><text:a xlink:href="https://docs.google.com/spreadsheets/d/1FhO6DPM2U-kLy-yDJ3hWQClNpoVxF1N0nRr59Ynyd_A/edit#gid=1936405626">Languages</text:a></text:p>
          </table:table-cell>
          <table:table-cell table:style-name="ce22" table:formula="of:=HYPERLINK(&quot;https://docs.google.com/spreadsheets/d/1FhO6DPM2U-kLy-yDJ3hWQClNpoVxF1N0nRr59Ynyd_A/edit#gid=0&quot;;&quot;Activity&quot;)" office:value-type="string" office:value="Activity">
            <text:p><text:a xlink:href="https://docs.google.com/spreadsheets/d/1FhO6DPM2U-kLy-yDJ3hWQClNpoVxF1N0nRr59Ynyd_A/edit#gid=0">Activity</text:a></text:p>
          </table:table-cell>
          <table:table-cell table:style-name="ce22" table:formula="of:=HYPERLINK(&quot;https://docs.google.com/spreadsheets/d/1FhO6DPM2U-kLy-yDJ3hWQClNpoVxF1N0nRr59Ynyd_A/edit#gid=136592541&quot;;&quot;Review&quot;)" office:value-type="string" office:value="Review">
            <text:p><text:a xlink:href="https://docs.google.com/spreadsheets/d/1FhO6DPM2U-kLy-yDJ3hWQClNpoVxF1N0nRr59Ynyd_A/edit#gid=136592541">Review</text:a></text:p>
          </table:table-cell>
          <table:table-cell table:style-name="ce23" office:value-type="string">
            <text:p>Quelle (not for Kodex)</text:p>
          </table:table-cell>
          <table:table-cell table:number-columns-repeated="14" table:style-name="ce24"/>
        </table:table-row>
        <table:table-row table:style-name="ro2">
          <table:table-cell table:style-name="ce25" office:value-type="float" office:value="1">
            <text:p>1</text:p>
          </table:table-cell>
          <table:table-cell table:style-name="ce25" office:value-type="string">
            <text:p>Johannes</text:p>
          </table:table-cell>
          <table:table-cell table:style-name="ce26" office:value-type="string">
            <text:p>Heilbronn, Deutschland</text:p>
          </table:table-cell>
          <table:table-cell table:style-name="ce25" office:value-type="float" office:value="1">
            <text:p>1</text:p>
          </table:table-cell>
          <table:table-cell table:style-name="ce25" office:value-type="string">
            <text:p>ID_USER_02</text:p>
          </table:table-cell>
          <table:table-cell table:style-name="ce25" office:value-type="string">
            <text:p>1, 2, 3, 4</text:p>
          </table:table-cell>
          <table:table-cell table:style-name="ce25" office:value-type="float" office:value="6">
            <text:p>6</text:p>
          </table:table-cell>
          <table:table-cell table:style-name="ce25" office:value-type="string">
            <text:p>1962-02-05</text:p>
          </table:table-cell>
          <table:table-cell table:style-name="ce27"/>
          <table:table-cell table:style-name="ce25" office:value-type="string">
            <text:p>Der Orgel gleichet unser Leben,
Du mußt mit Händen und mit Füßen streben:
Doch hilft dir dieses alles nit,
Wenn nicht das Glück den Blasbalg tritt.</text:p>
          </table:table-cell>
          <table:table-cell table:style-name="ce25" office:value-type="string">
            <text:p>Lehrer, Kirchenmusiker</text:p>
          </table:table-cell>
          <table:table-cell table:style-name="ce28" office:value-type="string">
            <text:p>1, 2, 3</text:p>
          </table:table-cell>
          <table:table-cell table:style-name="ce28" office:value-type="string">
            <text:p>4</text:p>
          </table:table-cell>
          <table:table-cell table:style-name="ce28" office:value-type="string">
            <text:p>1</text:p>
          </table:table-cell>
          <table:table-cell table:style-name="ce29" office:value-type="string" office:value="http://www.urlaubspartner.net/reisepartner/gesucht/3-4-Wochen-Kuba-im-August-2016/66837">
            <text:p><text:a xlink:href="http://www.urlaubspartner.net/reisepartner/gesucht/3-4-Wochen-Kuba-im-August-2016/66837">http://www.urlaubspartner.net/reisepartner/gesucht/3-4-Wochen-Kuba-im-August-2016/66837</text:a></text:p>
          </table:table-cell>
        </table:table-row>
        <table:table-row table:style-name="ro2">
          <table:table-cell table:style-name="ce25" office:value-type="float" office:value="2">
            <text:p>2</text:p>
          </table:table-cell>
          <table:table-cell table:style-name="ce25" office:value-type="string">
            <text:p>Guido</text:p>
          </table:table-cell>
          <table:table-cell table:style-name="ce26" office:value-type="string">
            <text:p>Duisburg, Deutschland</text:p>
          </table:table-cell>
          <table:table-cell table:style-name="ce25" office:value-type="float" office:value="1">
            <text:p>1</text:p>
          </table:table-cell>
          <table:table-cell table:style-name="ce25" office:value-type="string">
            <text:p>ID_USER_03</text:p>
          </table:table-cell>
          <table:table-cell table:style-name="ce25" office:value-type="string">
            <text:p>5, 6, 7, 8, 9</text:p>
          </table:table-cell>
          <table:table-cell table:style-name="ce28" office:value-type="string">
            <text:p>1, 7</text:p>
          </table:table-cell>
          <table:table-cell table:style-name="ce25" office:value-type="string">
            <text:p>1967-09-10</text:p>
          </table:table-cell>
          <table:table-cell table:style-name="ce27"/>
          <table:table-cell table:style-name="ce25" office:value-type="string">
            <text:p>Wir sind zwei wir charmante, gesittete, aber nicht absolut konventionelle Jungs (vor allem der Große), respektvoll und teamfähig, aber nicht steif, mit denen man ganz sicher eine spaßige und angenehme Zeit verbringen kann.</text:p>
          </table:table-cell>
          <table:table-cell table:style-name="ce25" office:value-type="string">
            <text:p>Tischler</text:p>
          </table:table-cell>
          <table:table-cell table:style-name="ce28" office:value-type="string">
            <text:p>1, 2</text:p>
          </table:table-cell>
          <table:table-cell table:style-name="ce28" office:value-type="string">
            <text:p>8</text:p>
          </table:table-cell>
          <table:table-cell table:style-name="ce28" office:value-type="string">
            <text:p>9</text:p>
          </table:table-cell>
          <table:table-cell table:style-name="ce29" office:value-type="string" office:value="http://www.urlaubspartner.net/reisepartner/gesucht/Wir-zwei-Alleinerziehenden-auf-Familientrip-nach-Venetien...-%29%29/66830">
            <text:p><text:a xlink:href="http://www.urlaubspartner.net/reisepartner/gesucht/Wir-zwei-Alleinerziehenden-auf-Familientrip-nach-Venetien...-))/66830">http://www.urlaubspartner.net/reisepartner/gesucht/Wir-zwei-Alleinerziehenden-auf-Familientrip-nach-Venetien...-%29%29/66830</text:a></text:p>
          </table:table-cell>
        </table:table-row>
        <table:table-row table:style-name="ro2">
          <table:table-cell table:style-name="ce25" office:value-type="float" office:value="3">
            <text:p>3</text:p>
          </table:table-cell>
          <table:table-cell table:style-name="ce25" office:value-type="string">
            <text:p>Paul</text:p>
          </table:table-cell>
          <table:table-cell table:style-name="ce26" office:value-type="string">
            <text:p>Frankfurt am Main, Deutschland</text:p>
          </table:table-cell>
          <table:table-cell table:style-name="ce25" office:value-type="float" office:value="1">
            <text:p>1</text:p>
          </table:table-cell>
          <table:table-cell table:style-name="ce25" office:value-type="string">
            <text:p>ID_USER_04</text:p>
          </table:table-cell>
          <table:table-cell table:style-name="ce25" office:value-type="string">
            <text:p>10, 11, 12, 13, 14</text:p>
          </table:table-cell>
          <table:table-cell table:style-name="ce28" office:value-type="string">
            <text:p>1</text:p>
          </table:table-cell>
          <table:table-cell table:style-name="ce25" office:value-type="string">
            <text:p>1979-08-25</text:p>
          </table:table-cell>
          <table:table-cell table:style-name="ce27"/>
          <table:table-cell table:style-name="ce25" office:value-type="string">
            <text:p>33 Jahre alt, Nichtraucher, sportlich (leidenschaftlicher Wassersportler! Rudern, Segeln, Schwimmen, Wellenreiten!), musikalisch, humorvoll und ausgesprochen frankophil. Bin eher ein ruhiger Typ, möchte mir in den Ferien nicht die Nächte um die Ohren schlagen, obwohl ich dem sonst nicht abgeneigt bin und gerne mal tanzen gehe. Mit Frankreich und französischer Lebensart bin ich vertraut, ich reise seit jeher oft nach Frankreich, spreche aber leider kaum Französisch.</text:p>
          </table:table-cell>
          <table:table-cell table:style-name="ce25" office:value-type="string">
            <text:p>Koch</text:p>
          </table:table-cell>
          <table:table-cell table:style-name="ce28" office:value-type="string">
            <text:p>1, 2, 4, 5</text:p>
          </table:table-cell>
          <table:table-cell table:style-name="ce28" office:value-type="string">
            <text:p>1</text:p>
          </table:table-cell>
          <table:table-cell table:style-name="ce28" office:value-type="string">
            <text:p>5</text:p>
          </table:table-cell>
          <table:table-cell table:style-name="ce29" office:value-type="string" office:value="http://www.urlaubspartner.net/reisepartner/gesucht/Sonne-%26-Surfen-an-der-franz%C3%B6sischen-Atlantikk%C3%BCste/66842">
            <text:p><text:a xlink:href="http://www.urlaubspartner.net/reisepartner/gesucht/Sonne-&amp;-Surfen-an-der-franzÃ¶sischen-AtlantikkÃ¼ste/66842">http://www.urlaubspartner.net/reisepartner/gesucht/Sonne-%26-Surfen-an-der-franz%C3%B6sischen-Atlantikk%C3%BCste/66842</text:a></text:p>
          </table:table-cell>
        </table:table-row>
        <table:table-row table:style-name="ro2">
          <table:table-cell table:style-name="ce25" office:value-type="float" office:value="4">
            <text:p>4</text:p>
          </table:table-cell>
          <table:table-cell table:style-name="ce25" office:value-type="string">
            <text:p>Teresa</text:p>
          </table:table-cell>
          <table:table-cell table:style-name="ce26" office:value-type="string">
            <text:p>Koblenz, Deutschland</text:p>
          </table:table-cell>
          <table:table-cell table:style-name="ce25" office:value-type="float" office:value="2">
            <text:p>2</text:p>
          </table:table-cell>
          <table:table-cell table:style-name="ce25" office:value-type="string">
            <text:p>ID_USER_05</text:p>
          </table:table-cell>
          <table:table-cell table:style-name="ce25" office:value-type="string">
            <text:p>15, 16, 17, 18, 19</text:p>
          </table:table-cell>
          <table:table-cell table:style-name="ce28" office:value-type="string">
            <text:p>6</text:p>
          </table:table-cell>
          <table:table-cell table:style-name="ce25" office:value-type="string">
            <text:p>1946-12-03</text:p>
          </table:table-cell>
          <table:table-cell table:style-name="ce27"/>
          <table:table-cell table:style-name="ce25" office:value-type="string">
            <text:p>Ich entdecke neue Kulturen und lerne gerne neue Sparchen, gleichzeitig liebe ich die Natur.</text:p>
          </table:table-cell>
          <table:table-cell table:style-name="ce25" office:value-type="string">
            <text:p>Rentnerin</text:p>
          </table:table-cell>
          <table:table-cell table:style-name="ce28" office:value-type="string">
            <text:p>1, 6, 7, </text:p>
          </table:table-cell>
          <table:table-cell table:style-name="ce28" office:value-type="string">
            <text:p>13</text:p>
          </table:table-cell>
          <table:table-cell table:style-name="ce30"/>
          <table:table-cell table:style-name="ce29" office:value-type="string" office:value="http://www.urlaubspartner.net/reisepartner/gesucht/Australien-Neuseeland/66784">
            <text:p><text:a xlink:href="http://www.urlaubspartner.net/reisepartner/gesucht/Australien-Neuseeland/66784">http://www.urlaubspartner.net/reisepartner/gesucht/Australien-Neuseeland/66784</text:a></text:p>
          </table:table-cell>
        </table:table-row>
        <table:table-row table:style-name="ro2">
          <table:table-cell table:style-name="ce25" office:value-type="float" office:value="5">
            <text:p>5</text:p>
          </table:table-cell>
          <table:table-cell table:style-name="ce25" office:value-type="string">
            <text:p>Jakob</text:p>
          </table:table-cell>
          <table:table-cell table:style-name="ce26" office:value-type="string">
            <text:p>Köln/Bonn, Deutschland</text:p>
          </table:table-cell>
          <table:table-cell table:style-name="ce25" office:value-type="float" office:value="1">
            <text:p>1</text:p>
          </table:table-cell>
          <table:table-cell table:style-name="ce25" office:value-type="string">
            <text:p>ID_USER_06</text:p>
          </table:table-cell>
          <table:table-cell table:style-name="ce25" office:value-type="string">
            <text:p>20, 21</text:p>
          </table:table-cell>
          <table:table-cell table:style-name="ce28" office:value-type="string">
            <text:p>2, 5</text:p>
          </table:table-cell>
          <table:table-cell table:style-name="ce25" office:value-type="string">
            <text:p>1980-06-07</text:p>
          </table:table-cell>
          <table:table-cell table:style-name="ce27"/>
          <table:table-cell table:style-name="ce25" office:value-type="string">
            <text:p>Ich bin sehr Pflegeleicht,aufgeschlossen und bin für fast alles zu haben...neugierig nett und hilfsbereit natürlich auch</text:p>
          </table:table-cell>
          <table:table-cell table:style-name="ce25" office:value-type="string">
            <text:p>Arzt</text:p>
          </table:table-cell>
          <table:table-cell table:style-name="ce28" office:value-type="string">
            <text:p>1, </text:p>
          </table:table-cell>
          <table:table-cell table:style-name="ce28" office:value-type="string">
            <text:p>12</text:p>
          </table:table-cell>
          <table:table-cell table:style-name="ce28" office:value-type="string">
            <text:p>12</text:p>
          </table:table-cell>
          <table:table-cell table:style-name="ce25" office:value-type="string">
            <text:p>http://www.urlaubspartner.net/reisepartner/gesucht/ISLAND-Unvergesslicher-Roadtrip-im-Hochsommer/66788</text:p>
          </table:table-cell>
        </table:table-row>
        <table:table-row table:style-name="ro2">
          <table:table-cell table:style-name="ce25" office:value-type="float" office:value="6">
            <text:p>6</text:p>
          </table:table-cell>
          <table:table-cell table:style-name="ce25" office:value-type="string">
            <text:p>Peter</text:p>
          </table:table-cell>
          <table:table-cell table:style-name="ce26" office:value-type="string">
            <text:p>Stuttgart, Deutschland</text:p>
          </table:table-cell>
          <table:table-cell table:style-name="ce25" office:value-type="float" office:value="1">
            <text:p>1</text:p>
          </table:table-cell>
          <table:table-cell table:style-name="ce25" office:value-type="string">
            <text:p>ID_USER_07</text:p>
          </table:table-cell>
          <table:table-cell table:style-name="ce25" office:value-type="string">
            <text:p>22, 23, 24, 25, 26</text:p>
          </table:table-cell>
          <table:table-cell table:style-name="ce28" office:value-type="string">
            <text:p>5, 2</text:p>
          </table:table-cell>
          <table:table-cell table:style-name="ce25" office:value-type="string">
            <text:p>1956-08-02</text:p>
          </table:table-cell>
          <table:table-cell table:style-name="ce27"/>
          <table:table-cell table:style-name="ce25" office:value-type="string">
            <text:p>Bin passionierter Motorradfahrer und Naturfotograf, aufgeschloßen und offen für verschiedene Ideen.</text:p>
          </table:table-cell>
          <table:table-cell table:style-name="ce25" office:value-type="string">
            <text:p>Lehrer</text:p>
          </table:table-cell>
          <table:table-cell table:style-name="ce28" office:value-type="string">
            <text:p>1, 2, 5, 4</text:p>
          </table:table-cell>
          <table:table-cell table:style-name="ce28" office:value-type="string">
            <text:p>11</text:p>
          </table:table-cell>
          <table:table-cell table:style-name="ce28" office:value-type="string">
            <text:p>10</text:p>
          </table:table-cell>
          <table:table-cell table:style-name="ce29" office:value-type="string" office:value="http://www.urlaubspartner.net/reisepartner/gesucht/Motorradtour-Skandinavien-3-4-Wochen/66804">
            <text:p><text:a xlink:href="http://www.urlaubspartner.net/reisepartner/gesucht/Motorradtour-Skandinavien-3-4-Wochen/66804">http://www.urlaubspartner.net/reisepartner/gesucht/Motorradtour-Skandinavien-3-4-Wochen/66804</text:a></text:p>
          </table:table-cell>
        </table:table-row>
        <table:table-row table:style-name="ro2">
          <table:table-cell table:style-name="ce25" office:value-type="float" office:value="7">
            <text:p>7</text:p>
          </table:table-cell>
          <table:table-cell table:style-name="ce25" office:value-type="string">
            <text:p>Roman</text:p>
          </table:table-cell>
          <table:table-cell table:style-name="ce26" office:value-type="string">
            <text:p>Stuttgart, Deutschland</text:p>
          </table:table-cell>
          <table:table-cell table:style-name="ce25" office:value-type="float" office:value="1">
            <text:p>1</text:p>
          </table:table-cell>
          <table:table-cell table:style-name="ce25" office:value-type="string">
            <text:p>ID_USER_08</text:p>
          </table:table-cell>
          <table:table-cell table:style-name="ce25" office:value-type="string">
            <text:p>27, 28</text:p>
          </table:table-cell>
          <table:table-cell table:style-name="ce28" office:value-type="string">
            <text:p>1, 5</text:p>
          </table:table-cell>
          <table:table-cell table:style-name="ce25" office:value-type="string">
            <text:p>1979-10-05</text:p>
          </table:table-cell>
          <table:table-cell table:style-name="ce27"/>
          <table:table-cell table:style-name="ce25" office:value-type="string">
            <text:p>Segele seit Jahren und organisiere gerne kleine Segelreisen für Freunde</text:p>
          </table:table-cell>
          <table:table-cell table:style-name="ce25" office:value-type="string">
            <text:p>Fitnesstrainer</text:p>
          </table:table-cell>
          <table:table-cell table:style-name="ce28" office:value-type="string">
            <text:p>8, 1, 2</text:p>
          </table:table-cell>
          <table:table-cell table:style-name="ce28" office:value-type="string">
            <text:p>10</text:p>
          </table:table-cell>
          <table:table-cell table:style-name="ce28" office:value-type="string">
            <text:p>8</text:p>
          </table:table-cell>
          <table:table-cell table:style-name="ce29" office:value-type="string" office:value="http://www.off-the-path.com/de/suedamerika-abenteuer/">
            <text:p><text:a xlink:href="http://www.off-the-path.com/de/suedamerika-abenteuer/">http://www.off-the-path.com/de/suedamerika-abenteuer/</text:a></text:p>
          </table:table-cell>
        </table:table-row>
        <table:table-row table:style-name="ro2">
          <table:table-cell table:style-name="ce25" office:value-type="float" office:value="8">
            <text:p>8</text:p>
          </table:table-cell>
          <table:table-cell table:style-name="ce31" office:value-type="string">
            <text:p>Anna</text:p>
          </table:table-cell>
          <table:table-cell table:style-name="ce26" office:value-type="string">
            <text:p>Berlin, Deutschland</text:p>
          </table:table-cell>
          <table:table-cell table:style-name="ce31" office:value-type="float" office:value="2">
            <text:p>2</text:p>
          </table:table-cell>
          <table:table-cell table:style-name="ce25" office:value-type="string">
            <text:p>ID_USER_09</text:p>
          </table:table-cell>
          <table:table-cell table:style-name="ce31" office:value-type="string">
            <text:p>29, 30</text:p>
          </table:table-cell>
          <table:table-cell table:style-name="ce32" office:value-type="string">
            <text:p>3</text:p>
          </table:table-cell>
          <table:table-cell table:style-name="ce31" office:value-type="string">
            <text:p>1975-05-10</text:p>
          </table:table-cell>
          <table:table-cell table:style-name="ce33"/>
          <table:table-cell table:style-name="ce31" office:value-type="string">
            <text:p>Seit Jahren spiele ich Schach in einer Amateure-Mannschaft und verbinde gerne die Möglichkeit neue Länder zu entdecken und gleichzeitig Schach zu spielen.</text:p>
          </table:table-cell>
          <table:table-cell table:style-name="ce31" office:value-type="string">
            <text:p>Steuerberaterin</text:p>
          </table:table-cell>
          <table:table-cell table:style-name="ce32" office:value-type="string">
            <text:p>1, 2</text:p>
          </table:table-cell>
          <table:table-cell table:style-name="ce32" office:value-type="string">
            <text:p>2</text:p>
          </table:table-cell>
          <table:table-cell table:style-name="ce28" office:value-type="string">
            <text:p>6</text:p>
          </table:table-cell>
          <table:table-cell table:style-name="ce29" office:value-type="string" office:value="http://www.khenkin-chesstraining.de/3-unterseite.html">
            <text:p><text:a xlink:href="http://www.khenkin-chesstraining.de/3-unterseite.html">http://www.khenkin-chesstraining.de/3-unterseite.html</text:a></text:p>
          </table:table-cell>
        </table:table-row>
        <table:table-row table:style-name="ro2">
          <table:table-cell table:style-name="ce25" office:value-type="float" office:value="9">
            <text:p>9</text:p>
          </table:table-cell>
          <table:table-cell table:style-name="ce25" office:value-type="string">
            <text:p>Sabine</text:p>
          </table:table-cell>
          <table:table-cell table:style-name="ce26" office:value-type="string">
            <text:p>München, Deutschland</text:p>
          </table:table-cell>
          <table:table-cell table:style-name="ce25" office:value-type="float" office:value="2">
            <text:p>2</text:p>
          </table:table-cell>
          <table:table-cell table:style-name="ce25" office:value-type="string">
            <text:p>ID_USER_10</text:p>
          </table:table-cell>
          <table:table-cell table:style-name="ce25" office:value-type="string">
            <text:p>6, 31, 32</text:p>
          </table:table-cell>
          <table:table-cell table:style-name="ce28" office:value-type="string">
            <text:p>1, 5</text:p>
          </table:table-cell>
          <table:table-cell table:style-name="ce25" office:value-type="string">
            <text:p>1968-08-09</text:p>
          </table:table-cell>
          <table:table-cell table:style-name="ce27"/>
          <table:table-cell table:style-name="ce25" office:value-type="string">
            <text:p>Wir sind eine sportlich aktive, kulturell interessierte Familie, die gerne Urlaubsfreunde treffen würde.</text:p>
          </table:table-cell>
          <table:table-cell table:style-name="ce25" office:value-type="string">
            <text:p>Lehrerin</text:p>
          </table:table-cell>
          <table:table-cell table:style-name="ce28" office:value-type="string">
            <text:p>1, 5, 9</text:p>
          </table:table-cell>
          <table:table-cell table:style-name="ce28" office:value-type="string">
            <text:p>3</text:p>
          </table:table-cell>
          <table:table-cell table:style-name="ce28" office:value-type="string">
            <text:p>11</text:p>
          </table:table-cell>
          <table:table-cell table:style-name="ce29" office:value-type="string" office:value="http://www.urlaubspartner.net/reisepartner/gesucht/Wer-f%C3%A4hrt-mit-seinem-Wohnmobil-mit-uns-%28w49-w12-m10%29-im-Sommer-2016-in-den-S%C3%BCden-Europas-/62213">
            <text:p><text:a xlink:href="http://www.urlaubspartner.net/reisepartner/gesucht/Wer-fÃ¤hrt-mit-seinem-Wohnmobil-mit-uns-(w49-w12-m10)-im-Sommer-2016-in-den-SÃ¼den-Europas-/62213">http://www.urlaubspartner.net/reisepartner/gesucht/Wer-f%C3%A4hrt-mit-seinem-Wohnmobil-mit-uns-%28w49-w12-m10%29-im-Sommer-2016-in-den-S%C3%BCden-Europas-/62213</text:a></text:p>
          </table:table-cell>
        </table:table-row>
        <table:table-row table:style-name="ro2">
          <table:table-cell table:style-name="ce25" office:value-type="float" office:value="10">
            <text:p>10</text:p>
          </table:table-cell>
          <table:table-cell table:style-name="ce25" office:value-type="string">
            <text:p>Anja</text:p>
          </table:table-cell>
          <table:table-cell table:style-name="ce26" office:value-type="string">
            <text:p>Düsseldorf, Deutschland</text:p>
          </table:table-cell>
          <table:table-cell table:style-name="ce25" office:value-type="float" office:value="2">
            <text:p>2</text:p>
          </table:table-cell>
          <table:table-cell table:style-name="ce25" office:value-type="string">
            <text:p>ID_USER_11</text:p>
          </table:table-cell>
          <table:table-cell table:style-name="ce25" office:value-type="string">
            <text:p>33, 34, 35, 36, 37, 38</text:p>
          </table:table-cell>
          <table:table-cell table:style-name="ce28" office:value-type="string">
            <text:p>4, 5</text:p>
          </table:table-cell>
          <table:table-cell table:style-name="ce25" office:value-type="string">
            <text:p>1977-09-25</text:p>
          </table:table-cell>
          <table:table-cell table:style-name="ce27"/>
          <table:table-cell table:style-name="ce25" office:value-type="string">
            <text:p>Bin ein unternehmungslustiger Mensch der auch sehr kontaktfreudig und gut auf Leute zu gehen kann</text:p>
          </table:table-cell>
          <table:table-cell table:style-name="ce25" office:value-type="string">
            <text:p>Friseurin</text:p>
          </table:table-cell>
          <table:table-cell table:style-name="ce28" office:value-type="string">
            <text:p>1</text:p>
          </table:table-cell>
          <table:table-cell table:style-name="ce28" office:value-type="string">
            <text:p>9</text:p>
          </table:table-cell>
          <table:table-cell table:style-name="ce28" office:value-type="string">
            <text:p>4</text:p>
          </table:table-cell>
          <table:table-cell table:style-name="ce29" office:value-type="string" office:value="http://www.urlaubspartner.net/reisepartner/gesucht/Rundreise-8-Tage-Sri-Lanka-und-8-Tage-Kreuzfahrt-Mein-Schiff-ab-Dubai/66824">
            <text:p><text:a xlink:href="http://www.urlaubspartner.net/reisepartner/gesucht/Rundreise-8-Tage-Sri-Lanka-und-8-Tage-Kreuzfahrt-Mein-Schiff-ab-Dubai/66824">http://www.urlaubspartner.net/reisepartner/gesucht/Rundreise-8-Tage-Sri-Lanka-und-8-Tage-Kreuzfahrt-Mein-Schiff-ab-Dubai/66824</text:a></text:p>
          </table:table-cell>
        </table:table-row>
        <table:table-row table:style-name="ro2">
          <table:table-cell table:style-name="ce25" office:value-type="float" office:value="11">
            <text:p>11</text:p>
          </table:table-cell>
          <table:table-cell table:style-name="ce25" office:value-type="string">
            <text:p>forum anders reisen</text:p>
          </table:table-cell>
          <table:table-cell table:style-name="ce26" office:value-type="string">
            <text:p>Hamburg, Deutschland</text:p>
          </table:table-cell>
          <table:table-cell table:style-name="ce25" office:value-type="float" office:value="1">
            <text:p>1</text:p>
          </table:table-cell>
          <table:table-cell table:style-name="ce25" office:value-type="string">
            <text:p>ID_USER_12</text:p>
          </table:table-cell>
          <table:table-cell table:style-name="ce25" office:value-type="string">
            <text:p>39, 40</text:p>
          </table:table-cell>
          <table:table-cell table:style-name="ce28" office:value-type="string">
            <text:p>2, 6</text:p>
          </table:table-cell>
          <table:table-cell table:style-name="ce25" office:value-type="string">
            <text:p>1990-01-01</text:p>
          </table:table-cell>
          <table:table-cell table:style-name="ce27"/>
          <table:table-cell table:style-name="ce25" office:value-type="string">
            <text:p>Im forum anders reisen haben sich über 100 Reiseveranstalter zusammengeschlossen, die sich für einen nachhaltigen Tourismus engagieren. Alles Spezialisten, die ihre Reisen umweltfreundlich und sozialverträglich gestalten. Unser Name steht für besondere Reiseerlebnisse, die sich am Menschen und an der Umwelt orientieren.</text:p>
          </table:table-cell>
          <table:table-cell table:style-name="ce27"/>
          <table:table-cell table:style-name="ce28" office:value-type="string">
            <text:p>1, 2</text:p>
          </table:table-cell>
          <table:table-cell table:style-name="ce28" office:value-type="string">
            <text:p>5, 6, 7</text:p>
          </table:table-cell>
          <table:table-cell table:style-name="ce28" office:value-type="string">
            <text:p>2, 3</text:p>
          </table:table-cell>
          <table:table-cell table:style-name="ce29" office:value-type="string" office:value="http://forumandersreisen.de/ueber-uns/philosophie/">
            <text:p><text:a xlink:href="http://forumandersreisen.de/ueber-uns/philosophie/">http://forumandersreisen.de/ueber-uns/philosophie/</text:a></text:p>
          </table:table-cell>
        </table:table-row>
        <table:table-row table:style-name="ro2">
          <table:table-cell table:style-name="ce25"/>
          <table:table-cell table:number-columns-repeated="5" table:style-name="ce34"/>
          <table:table-cell table:style-name="ce35"/>
          <table:table-cell table:number-columns-repeated="3" table:style-name="ce34"/>
          <table:table-cell table:number-columns-repeated="4"/>
          <table:table-cell table:style-name="ce36"/>
        </table:table-row>
        <table:table-row table:style-name="ro2">
          <table:table-cell table:number-columns-repeated="6"/>
          <table:table-cell table:style-name="ce37"/>
          <table:table-cell table:style-name="ce38"/>
          <table:table-cell table:number-columns-repeated="6"/>
          <table:table-cell table:style-name="ce36"/>
        </table:table-row>
        <table:table-row table:style-name="ro2">
          <table:table-cell table:number-columns-repeated="6"/>
          <table:table-cell table:style-name="ce37"/>
          <table:table-cell table:style-name="ce38"/>
          <table:table-cell table:number-columns-repeated="6"/>
          <table:table-cell table:style-name="ce36"/>
        </table:table-row>
        <table:table-row table:style-name="ro2">
          <table:table-cell table:number-columns-repeated="6"/>
          <table:table-cell table:style-name="ce37"/>
          <table:table-cell table:style-name="ce38"/>
          <table:table-cell table:number-columns-repeated="6"/>
          <table:table-cell table:style-name="ce36"/>
        </table:table-row>
        <table:table-row table:style-name="ro2">
          <table:table-cell table:number-columns-repeated="6"/>
          <table:table-cell table:style-name="ce37"/>
          <table:table-cell table:style-name="ce38"/>
          <table:table-cell table:number-columns-repeated="6"/>
          <table:table-cell table:style-name="ce36"/>
        </table:table-row>
        <table:table-row table:style-name="ro2">
          <table:table-cell table:number-columns-repeated="6"/>
          <table:table-cell table:style-name="ce37"/>
          <table:table-cell table:number-columns-repeated="7"/>
          <table:table-cell table:style-name="ce36"/>
        </table:table-row>
        <table:table-row table:style-name="ro2">
          <table:table-cell table:number-columns-repeated="6"/>
          <table:table-cell table:style-name="ce37"/>
          <table:table-cell table:number-columns-repeated="7"/>
          <table:table-cell table:style-name="ce36"/>
        </table:table-row>
        <table:table-row table:style-name="ro2">
          <table:table-cell table:number-columns-repeated="6"/>
          <table:table-cell table:style-name="ce37"/>
          <table:table-cell table:number-columns-repeated="7"/>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row table:style-name="ro2">
          <table:table-cell table:number-columns-repeated="14"/>
          <table:table-cell table:style-name="ce36"/>
        </table:table-row>
      </table:table>
      <table:table table:name="Activities" table:style-name="ta2" table:print="false">
        <office:forms form:automatic-focus="false" form:apply-design-mode="false"/>
        <table:table-column table:style-name="co10" table:number-columns-repeated="2" table:default-cell-style-name="ce15"/>
        <table:table-column table:style-name="co11" table:default-cell-style-name="ce15"/>
        <table:table-column table:style-name="co12" table:number-columns-repeated="3" table:default-cell-style-name="ce15"/>
        <table:table-column table:style-name="co13" table:default-cell-style-name="ce15"/>
        <table:table-column table:style-name="co14" table:default-cell-style-name="ce15"/>
        <table:table-column table:style-name="co15" table:default-cell-style-name="ce15"/>
        <table:table-column table:style-name="co16" table:default-cell-style-name="ce15"/>
        <table:table-column table:style-name="co9" table:default-cell-style-name="ce15" table:number-columns-repeated="246"/>
        <table:table-row table:style-name="ro2">
          <table:table-cell table:style-name="ce39" office:value-type="string">
            <text:p>ID</text:p>
          </table:table-cell>
          <table:table-cell table:style-name="ce39" office:value-type="string">
            <text:p>Title of Activity</text:p>
          </table:table-cell>
          <table:table-cell table:style-name="ce39" office:value-type="string">
            <text:p>Location</text:p>
          </table:table-cell>
          <table:table-cell table:style-name="ce39" office:value-type="string">
            <text:p>Time (from)</text:p>
          </table:table-cell>
          <table:table-cell table:style-name="ce39" office:value-type="string">
            <text:p>Time (to)</text:p>
          </table:table-cell>
          <table:table-cell table:style-name="ce40" table:formula="of:=HYPERLINK(&quot;https://drive.google.com/drive/folders/0BxuLTdFEUSGdeDAzUnQzMFUtcjg&quot;;&quot;Promo image/ No.&quot;)" office:value-type="string" office:value="Promo image/ No.">
            <text:p><text:a xlink:href="https://drive.google.com/drive/folders/0BxuLTdFEUSGdeDAzUnQzMFUtcjg">Promo image/ No.</text:a></text:p>
          </table:table-cell>
          <table:table-cell table:style-name="ce39" office:value-type="string">
            <text:p>Short description</text:p>
          </table:table-cell>
          <table:table-cell table:style-name="ce39" office:value-type="string">
            <text:p>Description</text:p>
          </table:table-cell>
          <table:table-cell table:style-name="ce40" table:formula="of:=HYPERLINK(&quot;https://docs.google.com/spreadsheets/d/1FhO6DPM2U-kLy-yDJ3hWQClNpoVxF1N0nRr59Ynyd_A/edit#gid=944327096&quot;;&quot;Category&quot;)" office:value-type="string" office:value="Category">
            <text:p><text:a xlink:href="https://docs.google.com/spreadsheets/d/1FhO6DPM2U-kLy-yDJ3hWQClNpoVxF1N0nRr59Ynyd_A/edit#gid=944327096">Category</text:a></text:p>
          </table:table-cell>
          <table:table-cell table:style-name="ce40" table:formula="of:=HYPERLINK(&quot;https://docs.google.com/spreadsheets/d/1FhO6DPM2U-kLy-yDJ3hWQClNpoVxF1N0nRr59Ynyd_A/edit#gid=332452270&quot;;&quot;Tags&quot;)" office:value-type="string" office:value="Tags">
            <text:p><text:a xlink:href="https://docs.google.com/spreadsheets/d/1FhO6DPM2U-kLy-yDJ3hWQClNpoVxF1N0nRr59Ynyd_A/edit#gid=332452270">Tags</text:a></text:p>
          </table:table-cell>
          <table:table-cell table:style-name="ce40" table:formula="of:=HYPERLINK(&quot;https://docs.google.com/spreadsheets/d/1FhO6DPM2U-kLy-yDJ3hWQClNpoVxF1N0nRr59Ynyd_A/edit#gid=1187861360&quot;;&quot;Privacy&quot;)" office:value-type="string" office:value="Privacy">
            <text:p><text:a xlink:href="https://docs.google.com/spreadsheets/d/1FhO6DPM2U-kLy-yDJ3hWQClNpoVxF1N0nRr59Ynyd_A/edit#gid=1187861360">Privacy</text:a></text:p>
          </table:table-cell>
          <table:table-cell table:style-name="ce40" table:formula="of:=HYPERLINK(&quot;https://docs.google.com/spreadsheets/d/1FhO6DPM2U-kLy-yDJ3hWQClNpoVxF1N0nRr59Ynyd_A/edit#gid=748309184&quot;;&quot;Added by&quot;)" office:value-type="string" office:value="Added by">
            <text:p><text:a xlink:href="https://docs.google.com/spreadsheets/d/1FhO6DPM2U-kLy-yDJ3hWQClNpoVxF1N0nRr59Ynyd_A/edit#gid=748309184">Added by</text:a></text:p>
          </table:table-cell>
          <table:table-cell table:style-name="ce39" office:value-type="string">
            <text:p>Quelle (für internen Gebrauch)</text:p>
          </table:table-cell>
          <table:table-cell table:number-columns-repeated="15" table:style-name="ce41"/>
        </table:table-row>
        <table:table-row table:style-name="ro2">
          <table:table-cell table:style-name="ce25" office:value-type="float" office:value="1">
            <text:p>1</text:p>
          </table:table-cell>
          <table:table-cell table:style-name="ce25" office:value-type="string">
            <text:p>Sonne &amp; Surfen an der französischen Atlantikküste</text:p>
          </table:table-cell>
          <table:table-cell table:style-name="ce25" office:value-type="string">
            <text:p>Seignosse, Frankreich</text:p>
          </table:table-cell>
          <table:table-cell table:style-name="ce28" office:value-type="string">
            <text:p>2016-08-27</text:p>
          </table:table-cell>
          <table:table-cell table:style-name="ce42" office:value-type="string">
            <text:p>2016-08-15</text:p>
          </table:table-cell>
          <table:table-cell table:style-name="ce25" office:value-type="string">
            <text:p>ID_ACT_01</text:p>
          </table:table-cell>
          <table:table-cell table:style-name="ce25" office:value-type="string">
            <text:p>Salut! Ich suche eine sportbegeisterte Reisebegleitung für eine 2-wöchige Surfreise ab dem 27. August an die französische Atlantikküste. Ob neugierige(r) Anfänger(in) oder talentierte Könner(in) ist mir egal (vielleicht kann ich von Dir noch lernen?), ich stufe mich selbst als „Intermediate“ ein und möchte dementsprechend noch einmal einen Kurs absolvieren. Die Reise soll eine Sportreise sein, abends will ich entspannt am Strand sitzen oder spazieren, der gigantischen Brandung des Atlantischen Ozeans lauschen und mit einem kalten Bier oder Wein in die sagenhaften Sonnenuntergänge schauen und den sogenannten lieben Gott einen guten Mann sein lassen.</text:p>
          </table:table-cell>
          <table:table-cell table:style-name="ce25" office:value-type="string">
            <text:p>Ich habe mir ab Samstag, den 27 August für eine Woche über Airbnb ein Apartment in Seignosse (Hossegor) sowie einen Kurs in einer dortigen deutschen Surfschule gebucht. Die erste Woche ist ganz dem Kurs gewidmet, die zweite Woche möchte ich auf eigene Faust surfen. Wir könnten dort verbleiben oder noch einmal das Quartier wechseln und an einen anderen Abschnitt der Atlantikküste reisen – gerne bis hinauf in die Bretagne. Mich interessiert die gesamte Côte d’Argent sowie die Bretagne mit dem Département Finistère im Allgemeinen mit der Halbinsel Crozon und dem Küstenabschnitt um die Pointe de la Torche im Besonderen. Hinsichtlich der Unterkunft bin ich offen. Nur möchte ich immer ein eigenes Badezimmer haben, eine Kochmöglichkeit wird von mir auch bevorzugt. Mehrbettzimmer in Low-Budget-Hostels sind meine Sache genauso nicht.

Verkehrsmittel meiner Wahl ist der TGV (schnell &amp; günstig), in der Bretagne bräuchten wir aber einen Mietwagen, um an die guten Surfspots zu kommen. Die Hinreise habe ich mir ebenfalls schon gebucht: Freitag, 26. August TGV Frankfurt am Main =&gt; Paris (€39,-!) mit Übernachtung dortselbst (Hotel noch offen, gehe meistens in ein Ibis); Samstag, den 27.08. TGV Paris =&gt; Bayonne (€39,-!), von dort per Bus nach Seignosse; Sonntag, 28.08. Beginn des Kurses. 

Zu mir: 33 Jahre alt, Nichtraucher, sportlich (leidenschaftlicher Wassersportler! Rudern, Segeln, Schwimmen, Wellenreiten!), musikalisch, humorvoll und ausgesprochen frankophil. Bin eher ein ruhiger Typ, möchte mir in den Ferien nicht die Nächte um die Ohren schlagen, obwohl ich dem sonst nicht abgeneigt bin und gerne mal tanzen gehe. Mit Frankreich und französischer Lebensart bin ich vertraut, ich reise seit jeher oft nach Frankreich, spreche aber leider kaum Französisch.

Ich habe ein ausgeprägtes Interesse an gutem Essen und typischer französischer Küche – sowohl in Bezug auf das Selbstkochen als auch die Gastronomie. Fände es schön, wenn sich auf der Reise auch mal Gelegenheit ergäbe, auswärts zu essen und den landestypischen Schalen- und Krustentieren zu huldigen (meistens bin ich nach einem Surftag doch zu erschöpft dafür und koche selbst – weil ich abends wieder an den Strand möchte). Da ich vielseitig kulturell interessiert bin (vor allem Musik und Essen, aber auch Architektur/Bildende Kunst/Museen und Literatur) ist es für mich auch denkbar, auf der Rück- oder Zwischenreise eine oder mehrere Übernachtungen in Bordeaux einzulegen – eine wunderschöne Stadt und ein gastronomisches Paradies!</text:p>
          </table:table-cell>
          <table:table-cell table:style-name="ce25" office:value-type="float" office:value="1">
            <text:p>1</text:p>
          </table:table-cell>
          <table:table-cell table:style-name="ce25" office:value-type="string">
            <text:p>10, 11, 12, 13, 14</text:p>
          </table:table-cell>
          <table:table-cell table:style-name="ce25" office:value-type="float" office:value="2">
            <text:p>2</text:p>
          </table:table-cell>
          <table:table-cell table:style-name="ce25" office:value-type="float" office:value="3">
            <text:p>3</text:p>
          </table:table-cell>
          <table:table-cell table:style-name="ce43" office:value-type="string" office:value="http://www.urlaubspartner.net/reisepartner/gesucht/Sonne-%26-Surfen-an-der-franz%C3%B6sischen-Atlantikk%C3%BCste/66842">
            <text:p><text:a xlink:href="http://www.urlaubspartner.net/reisepartner/gesucht/Sonne-&amp;-Surfen-an-der-franzÃ¶sischen-AtlantikkÃ¼ste/66842">http://www.urlaubspartner.net/reisepartner/gesucht/Sonne-%26-Surfen-an-der-franz%C3%B6sischen-Atlantikk%C3%BCste/66842</text:a></text:p>
          </table:table-cell>
          <table:table-cell table:number-columns-repeated="15" table:style-name="ce44"/>
        </table:table-row>
        <table:table-row table:style-name="ro2">
          <table:table-cell table:style-name="ce25" office:value-type="float" office:value="2">
            <text:p>2</text:p>
          </table:table-cell>
          <table:table-cell table:style-name="ce25" office:value-type="string">
            <text:p>Gemeinsames Schachtraining auf Mallorca mit Igor Khenkin</text:p>
          </table:table-cell>
          <table:table-cell table:style-name="ce25" office:value-type="string">
            <text:p>Mallorca, Spanien</text:p>
          </table:table-cell>
          <table:table-cell table:style-name="ce28" office:value-type="string">
            <text:p>2017-03-20</text:p>
          </table:table-cell>
          <table:table-cell table:style-name="ce28" office:value-type="string">
            <text:p>2017-03-27</text:p>
          </table:table-cell>
          <table:table-cell table:style-name="ce25" office:value-type="string">
            <text:p>ID_ACT_02</text:p>
          </table:table-cell>
          <table:table-cell table:style-name="ce25" office:value-type="string">
            <text:p>Sommer, Palmen, Sonnenschein - was kann schöner sein? Die Schachreise nach Mallorca bietet die Gelegenheit, den spät-winterlichen Temperaturen zu entkommen. Komm mit!</text:p>
          </table:table-cell>
          <table:table-cell table:style-name="ce25" office:value-type="string">
            <text:p>Das 4*-Hotel Bella Playa liegt nur wenige Meter vom wunderschönen Naturstrand der Cala Agulla. Genießen Sie den einzigartigen Blick auf die herrliche Bucht.
Las uns zusammen den spät-winterlichen Temperaturen in Deutschland entfliehen, um sich in der schönen Landschaft im Nordosten von Mallorca zu entspannen und die Schachkentnisse unter der Leitung von Igor Khenkin zu verbessern. Bei seinen Reisen durch 5 Kontinente gewann er zahlreiche internationale Turniere und war lange Zeit Mitglied der deutschen Nationalmannschaft.                                           Zeitplan der Schachreise.                                                                                                                                                                                                                                                                                                                        Tag 1
Anreise, Begrüßung und Vorstellung des Trainings- und Schachprogramms
Tag 2
          10:00-12:00 Uhr                Trainingseinheit
          17:00-18:30 Uhr                Trainingseinheit
          ab ca 20:30 Uhr                Abendprogramm
Tag 3
          10:00-12:00 Uhr                Trainingseinheit
          ab ca 20:30 Uhr                Uhrenhandicap
Tag 4
          10:00-12:00 Uhr                Trainingseinheit
          17:00-18:30 Uhr                Trainingseinheit
          ab ca 20:30 Uhr                Abendprogramm
Tag 5
          10:00-12:00 Uhr                Trainingseinheit
          17:00-18:30 Uhr                Trainingseinheit
          ab ca 20:30 Uhr                Abendprogramm
Tag 6
          Offen                Ausflugstag
          Abends                Wettkampf gegen eine mallorquinische Mannschaft
Tag 7
          10:00-12:00 Uhr                Trainingseinheit
          17:00-18:30 Uhr                Trainingseinheit
          ab ca 20:30 Uhr                Abendprogramm
Tag 8
          10:00-12:00 Uhr                Trainingseinheit
          15:00-16:30 Uhr                Trainingseinheit
          danach                Vorbereitungen für die Abreise
Tag 9
Abreise. Mehr information über die Reise hier: http://www.khenkin-chesstraining.de/3-unterseite.html</text:p>
          </table:table-cell>
          <table:table-cell table:style-name="ce25" office:value-type="float" office:value="3">
            <text:p>3</text:p>
          </table:table-cell>
          <table:table-cell table:style-name="ce31" office:value-type="string">
            <text:p>29, 30</text:p>
          </table:table-cell>
          <table:table-cell table:style-name="ce25" office:value-type="float" office:value="2">
            <text:p>2</text:p>
          </table:table-cell>
          <table:table-cell table:style-name="ce25" office:value-type="float" office:value="8">
            <text:p>8</text:p>
          </table:table-cell>
          <table:table-cell table:style-name="ce43" office:value-type="string" office:value="http://www.khenkin-chesstraining.de/3-unterseite.html">
            <text:p><text:a xlink:href="http://www.khenkin-chesstraining.de/3-unterseite.html">http://www.khenkin-chesstraining.de/3-unterseite.html</text:a></text:p>
          </table:table-cell>
          <table:table-cell table:number-columns-repeated="15" table:style-name="ce44"/>
        </table:table-row>
        <table:table-row table:style-name="ro2">
          <table:table-cell table:style-name="ce25" office:value-type="float" office:value="3">
            <text:p>3</text:p>
          </table:table-cell>
          <table:table-cell table:style-name="ce25" office:value-type="string">
            <text:p>Wer macht mit uns Reitferien im Südeuropa?</text:p>
          </table:table-cell>
          <table:table-cell table:style-name="ce25" office:value-type="string">
            <text:p>Spanien, Italien, Kroatien</text:p>
          </table:table-cell>
          <table:table-cell table:style-name="ce28" office:value-type="string">
            <text:p>2016-08-01</text:p>
          </table:table-cell>
          <table:table-cell table:style-name="ce28"/>
          <table:table-cell table:style-name="ce25" office:value-type="string">
            <text:p>ID_ACT_03</text:p>
          </table:table-cell>
          <table:table-cell table:style-name="ce25" office:value-type="string">
            <text:p>Wir drei (w49/w12/m10) suchen eine Reisebegleitung für August 2016, am liebsten eine Familie oder Alleinerziehende/n mit Kind/ern. Wir haben ein eigenes Wohnmobil und möchten für ca. 2 Wochen entweder nach Spanien/ Kroatien/Italien um Reitferien zu machen. </text:p>
          </table:table-cell>
          <table:table-cell table:style-name="ce25" office:value-type="string">
            <text:p>Zusätzlich dem Reiten nehmen wir auch Fahrräder mit und sind ansonsten auch sportlich unterwegs. Gerne können wir auch in Museen gehen oder  ähnliches unternehmen. Wir stellen uns einen nicht allzu großen Campingplatz vor, möglichst in Strandnähe und nah an einem Reithof. Wichtig ist, dass eine nette Mischung zwischen Reiten, Entspannung und Ausflügen möglich ist. </text:p>
          </table:table-cell>
          <table:table-cell table:style-name="ce25" office:value-type="float" office:value="7">
            <text:p>7</text:p>
          </table:table-cell>
          <table:table-cell table:style-name="ce25" office:value-type="string">
            <text:p>6, 31, 32</text:p>
          </table:table-cell>
          <table:table-cell table:style-name="ce25" office:value-type="float" office:value="2">
            <text:p>2</text:p>
          </table:table-cell>
          <table:table-cell table:style-name="ce25" office:value-type="float" office:value="9">
            <text:p>9</text:p>
          </table:table-cell>
          <table:table-cell table:style-name="ce43" office:value-type="string" office:value="http://www.urlaubspartner.net/reisepartner/gesucht/Wer-f%C3%A4hrt-mit-seinem-Wohnmobil-mit-uns-%28w49-w12-m10%29-im-Sommer-2016-in-den-S%C3%BCden-Europas-/62213">
            <text:p><text:a xlink:href="http://www.urlaubspartner.net/reisepartner/gesucht/Wer-fÃ¤hrt-mit-seinem-Wohnmobil-mit-uns-(w49-w12-m10)-im-Sommer-2016-in-den-SÃ¼den-Europas-/62213">http://www.urlaubspartner.net/reisepartner/gesucht/Wer-f%C3%A4hrt-mit-seinem-Wohnmobil-mit-uns-%28w49-w12-m10%29-im-Sommer-2016-in-den-S%C3%BCden-Europas-/62213</text:a></text:p>
          </table:table-cell>
          <table:table-cell table:number-columns-repeated="15" table:style-name="ce44"/>
        </table:table-row>
        <table:table-row table:style-name="ro2">
          <table:table-cell table:style-name="ce25" office:value-type="float" office:value="4">
            <text:p>4</text:p>
          </table:table-cell>
          <table:table-cell table:style-name="ce25" office:value-type="string">
            <text:p>Orgeltour durch das Sulzbacher Land</text:p>
          </table:table-cell>
          <table:table-cell table:style-name="ce25" office:value-type="string">
            <text:p>Sulzbacher Land, Deutschland</text:p>
          </table:table-cell>
          <table:table-cell table:style-name="ce28" office:value-type="string">
            <text:p>2016-09-16</text:p>
          </table:table-cell>
          <table:table-cell table:style-name="ce28"/>
          <table:table-cell table:style-name="ce25" office:value-type="string">
            <text:p>ID_ACT_04</text:p>
          </table:table-cell>
          <table:table-cell table:style-name="ce25" office:value-type="string">
            <text:p>Wollten Sie schon immer mehr über Orgeln erfahren? Verschiedene Bauweisen, Klangkonzepte? Kommen Sie mit zur Orgeltour durch das Sulzbacher Land - wo man die die klanglichen und technischen Veränderungen im Orgelbau der letzten zweieinhalb Jahrhunderte nachvollziehen kann.</text:p>
          </table:table-cell>
          <table:table-cell table:style-name="ce25" office:value-type="string">
            <text:p>Durch das Simultaneum haben sich im ehemaligen Herzogtum Pfalz-Sulzbach besonders viele historische Orgeln erhalten. Weil die Kirchen von der jeweiligen evangelischen und der katholischen Gemeinde zusammen genutzt werden mussten und beide Gemeinden jeder Änderung zustimmen mussten, blieb über Jahrhunderte fast alles, wie es war. Deshalb kann man heute im überschaubaren Sulzbacher Land die klanglichen und technischen Veränderungen im Orgelbau der letzten zweieinhalb Jahrhunderte nachvollziehen. Als passionierter Hobby-Organist und Kirchenmusiker lade ich sie herzlichst ein. Die schönsten Orgel von Sulzbacher Land zu besichtigen. Die Rundfahrt beginnt in Königstein mit der romantischen Strebel-Orgel von 1905. In Etzelwang wird die Gruppe in der Nikolauskirche die wertvolle Orgel von Elias Hössler erleben. Sie stammt von 1745 und ist damit die älteste im Dekanat. Das moderne Instrument der St. Willibaldkirche in Fürnried wurde 1974 von Bauer gebaut und von Kilbert 2010 saniert und erweitert. Eine besondere Kostbarkeit ist die Orgel in der Magdalenenkirche in Götzendorf, sie ist eine der besterhaltenen historischen Orgeln Bayerns. Gebaut wurde sie 1836 in der Formensprache des Klassizismus. Im Klang entspricht sie dem Mozartstil, war also für ihre Bauzeit sehr konservativ. Das Instrument hat sich bis ins Detail original erhalten. Auch der alte handbetriebene Blasebalg ist noch funktionstüchtig. Anhand der unterschiedlichen Instrumente konnen die Interessenten nachvollziehen, wie sich das klangliche Ideal entwickelt hat. Wurde im Barock das einzelne Register in seiner Klangwirkung betont, weil es solistisch wirken sollte, stand in der Romantik die Wirkung des Ensembles im Vordergrund. Ziel der Orgelbauer war jetzt, ein stufenloses Crescendo und Decrescendo aufzubauen, um dem Orchesterklang möglichst nahezukommen.Die letzte und jüngste Orgel, die die Gruppe besichtigen wird, ist die der Christuskirche in Sulzbach. Gebaut wurde sie 1959 von der schwäbischen Orgelbaufirma Weigle und 1988 von Gerhard Schmid umgebaut und erweitert. Die Gruppe wird die Schmid-Weigle-Orgel bei einem musikalisches Abendlob mit der Sulzbacher Kantorei erleben.</text:p>
          </table:table-cell>
          <table:table-cell table:style-name="ce25" office:value-type="float" office:value="6">
            <text:p>6</text:p>
          </table:table-cell>
          <table:table-cell table:style-name="ce25" office:value-type="string">
            <text:p>5, 6, 7, 8, 9</text:p>
          </table:table-cell>
          <table:table-cell table:style-name="ce25" office:value-type="float" office:value="2">
            <text:p>2</text:p>
          </table:table-cell>
          <table:table-cell table:style-name="ce25" office:value-type="float" office:value="1">
            <text:p>1</text:p>
          </table:table-cell>
          <table:table-cell table:style-name="ce43" office:value-type="string" office:value="http://www.oberpfalz-evangelisch.de/index.php/unser-dekanat/allgemeines/kirchenmusik-im-evangelisch-lutherischen-dekanatsbezirk-sulzbach-rosenberg/96-orgeltour-durch-simultankirchen-im-dekanat-sulzbach-rosenberg">
            <text:p><text:a xlink:href="http://www.oberpfalz-evangelisch.de/index.php/unser-dekanat/allgemeines/kirchenmusik-im-evangelisch-lutherischen-dekanatsbezirk-sulzbach-rosenberg/96-orgeltour-durch-simultankirchen-im-dekanat-sulzbach-rosenberg">http://www.oberpfalz-evangelisch.de/index.php/unser-dekanat/allgemeines/kirchenmusik-im-evangelisch-lutherischen-dekanatsbezirk-sulzbach-rosenberg/96-orgeltour-durch-simultankirchen-im-dekanat-sulzbach-rosenberg</text:a></text:p>
          </table:table-cell>
          <table:table-cell table:number-columns-repeated="15" table:style-name="ce44"/>
        </table:table-row>
        <table:table-row table:style-name="ro2">
          <table:table-cell table:style-name="ce25" office:value-type="float" office:value="5">
            <text:p>5</text:p>
          </table:table-cell>
          <table:table-cell table:style-name="ce25" office:value-type="string">
            <text:p>Weine, Wellness, Golfgenuss</text:p>
          </table:table-cell>
          <table:table-cell table:style-name="ce25" office:value-type="string">
            <text:p>Toskana, Italien</text:p>
          </table:table-cell>
          <table:table-cell table:number-columns-repeated="2" table:style-name="ce28" office:value-type="string">
            <text:p/>
          </table:table-cell>
          <table:table-cell table:style-name="ce25" office:value-type="string">
            <text:p>ID_ACT_05</text:p>
          </table:table-cell>
          <table:table-cell table:style-name="ce25" office:value-type="string">
            <text:p>Abschlagen auf den anspruchsvollen Plätzen der Toskana, die weltweit beliebtesten Weine des Chianti probieren und Körper und Seele in einem der berühmtesten Heilbäder Italiens eine Pause gönnen - darum dreht sich diese kleine, aber feine Golfreise, ausgehend vom unlängst wiedereröffneten 5 Sterne Montecatini Palace Hotel, im Herzen der Toskana.</text:p>
          </table:table-cell>
          <table:table-cell table:style-name="ce25" office:value-type="string">
            <text:p>Wir empfehlen Ihnen vier Greenfees auf drei hervorragenden Plätzen der Umgebung sowie den Besuch eines renommierten Weingutes.                                                              Reiseverlauf:

1. TAG: Anreise. Check-in im 5-Sterne-Hotel Montecatini Palace, im Herzen des Thermalkurortes gelegen. Das kleine Boutiquehotel wurde nach Renovierung erst im Juli 2014 wiedereröffnet - hier vereinen sich der Charme längst vergangener Tage mit zeitgemäßem Interieur. In unmittelbarer Nachbarschaft entfernt liegt der 18-Loch-Platz von Montecatini Golf (Par 72), wunderschön in die hügelige Landschaft modelliert - freuen Sie sich auf Ihre erste Runde Golf auf diesem Platz. 
2. TAG: Le Pavoniere Golf. Am Vormittag lockt Le Pavoniere Golf, einem Par 72 course im Mix aus Parkland- und Linkskurs. Nach dem Spiel können Sie sich im riesigen Wellnessbereich Ihres Hotels richtig verwöhnen lassen. 
3. TAG: Golf Club Ugolino. Vor den Toren Florenz’ erwarten Sie die 18 außerordentlich schönen Löcher von Ugolino (Par 72) - eine Runde Golf lässt sich so vortrefflich mit den Meisterwerken der Kunst- und Architekturgeschichte in der Stadt der Medici oder aber einem ausgiebigen Einkaufsbummel verbinden. Freuen Sie sich im Anschluss auf den Besuch des nahe gelegenen Weingutes Castello di Verrazzano. Sie erhalten eine Führung durch Keller und Garten des prächtigen Anwesens und probieren den hier produzierten Chianti. 
4. TAG: Montecatini Terme. Genießen Sie an Ihrem letzten Tag noch eine Runde auf Montecatini Golf in der wunderschönen toskanischen Landschaft und erholsame Stunden in der Wellness-Oase Ihres Hotels. 
5. TAG: Abreise. Nach dem Frühstück endet Ihre Reise. Check-out und Abreise oder ein individueller Verlängerungsaufenthalt.
Unser Tipp: 2 Nächte in Florenz oder Pisa und zum Abschluss die Seele baumeln lassen in Forte dei Marmi... </text:p>
          </table:table-cell>
          <table:table-cell table:style-name="ce25" office:value-type="float" office:value="1">
            <text:p>1</text:p>
          </table:table-cell>
          <table:table-cell table:style-name="ce25" office:value-type="string">
            <text:p>46, 64, 72, 73, 74, 75, 76, 77</text:p>
          </table:table-cell>
          <table:table-cell table:style-name="ce25" office:value-type="float" office:value="2">
            <text:p>2</text:p>
          </table:table-cell>
          <table:table-cell table:style-name="ce25" office:value-type="float" office:value="11">
            <text:p>11</text:p>
          </table:table-cell>
          <table:table-cell table:style-name="ce43" office:value-type="string" office:value="http://www.urlaubspartner.net/reisepartner/gesucht/Golf-Akademie/66685">
            <text:p><text:a xlink:href="http://www.urlaubspartner.net/reisepartner/gesucht/Golf-Akademie/66685">http://www.urlaubspartner.net/reisepartner/gesucht/Golf-Akademie/66685</text:a></text:p>
          </table:table-cell>
          <table:table-cell table:number-columns-repeated="15" table:style-name="ce44"/>
        </table:table-row>
        <table:table-row table:style-name="ro2">
          <table:table-cell table:style-name="ce25" office:value-type="float" office:value="6">
            <text:p>6</text:p>
          </table:table-cell>
          <table:table-cell table:style-name="ce25" office:value-type="string">
            <text:p> 
KREATIVE SCHREIBREISE AUF DER TRAUMINSEL BALI</text:p>
          </table:table-cell>
          <table:table-cell table:style-name="ce25" office:value-type="string">
            <text:p>Bali</text:p>
          </table:table-cell>
          <table:table-cell table:style-name="ce28" office:value-type="string">
            <text:p>2016-11-20</text:p>
          </table:table-cell>
          <table:table-cell table:style-name="ce28" office:value-type="string">
            <text:p>2016-11-26</text:p>
          </table:table-cell>
          <table:table-cell table:style-name="ce25" office:value-type="string">
            <text:p>ID_ACT_06</text:p>
          </table:table-cell>
          <table:table-cell table:style-name="ce25" office:value-type="string">
            <text:p>Was wäre, wenn? Schreibend kann man vorwegnehmen, was noch nicht ist. Einen Neuanfang, ein Abenteuer, einen Abschied, eine Aussicht. Wir schreiben die eigene Geschichte. Wir lassen uns inspirieren  von Tempel, hinduistischen Bräuchen, Götter- und Dämonenkult. Wir treffen Arbeiter am Reisfeld und Obstverkäufer, genießen Farben und Gerüche der tropischen Pflanzewelt. Wir folgen einem Traum und suchen nach neuen Worten für alte Gefühle. Das Thema sind wir selbst und das, was war und was sein soll.</text:p>
          </table:table-cell>
          <table:table-cell table:style-name="ce25" office:value-type="string">
            <text:p>Wir schreiben vormittags etwa drei Stunden und treffen uns abends, zu einer zweiten Schreibrunde von etwa eineinhalb Stunden. Viele kreative Methoden helfen dabei, einen Text zu entwickeln und die eigene Sprache zu finden. Wir entdecken die autobiografische Collage und die minimale Chronik, die persönliche Liste, das automatische Schreiben und das gekritzelte Leben. Es entstehen Szenen oder Dialoge, Erzählungen oder Miniaturen. Kein Richtig oder Falsch steht im Weg, allein die Phantasie entscheidet, was schwarz auf weiß bleibt. Am Ende gibt es eine kleine Lesung voller spannender Geschichten. Außerdem bleibt viel Zeit für Strand, Pool, zum Relaxen in der Hängematte. An vier Tagen sind die Schreibeinheiten in Ausflüge integriert. Wer seinen Körper fit halten möchte, hat bei Yogaeinheiten die Gelegenheit dazu. Programmumfang: Schreibeinheiten: täglich ca 3 Stunden am Morgen/Vormittag und ca. 1,5 Stunden am späten Nachmittag. Der An- und Abreisetag sind programmfrei.Yoga: In Ihrem Reisepaket sind 6 Yoga Einheiten inkludiert.Ausflugspaket: Ubud, Wasserfälle, Ausflug in die Reisfelder, Bootstour bei Sonnenaufgang</text:p>
          </table:table-cell>
          <table:table-cell table:style-name="ce25" office:value-type="float" office:value="6">
            <text:p>6</text:p>
          </table:table-cell>
          <table:table-cell table:style-name="ce25" office:value-type="string">
            <text:p>78, 79, 80, 81</text:p>
          </table:table-cell>
          <table:table-cell table:style-name="ce25" office:value-type="float" office:value="3">
            <text:p>3</text:p>
          </table:table-cell>
          <table:table-cell table:style-name="ce25" office:value-type="float" office:value="11">
            <text:p>11</text:p>
          </table:table-cell>
          <table:table-cell table:style-name="ce43" office:value-type="string" office:value="http://forumandersreisen.de/indonesien-reisen/kreative-schreibreise-auf-der-trauminsel-bali/details/">
            <text:p><text:a xlink:href="http://forumandersreisen.de/indonesien-reisen/kreative-schreibreise-auf-der-trauminsel-bali/details/">http://forumandersreisen.de/indonesien-reisen/kreative-schreibreise-auf-der-trauminsel-bali/details/</text:a></text:p>
          </table:table-cell>
          <table:table-cell table:number-columns-repeated="15" table:style-name="ce44"/>
        </table:table-row>
        <table:table-row table:style-name="ro2">
          <table:table-cell table:style-name="ce25" office:value-type="float" office:value="7">
            <text:p>7</text:p>
          </table:table-cell>
          <table:table-cell table:style-name="ce25" office:value-type="string">
            <text:p>TRAVEL &amp; PERSONALITY: MAROKKO RUNDREISE</text:p>
          </table:table-cell>
          <table:table-cell table:style-name="ce25" office:value-type="string">
            <text:p>Marokko</text:p>
          </table:table-cell>
          <table:table-cell table:style-name="ce28" office:value-type="string">
            <text:p>2016-10-10</text:p>
          </table:table-cell>
          <table:table-cell table:style-name="ce28" office:value-type="string">
            <text:p>2016-10-18</text:p>
          </table:table-cell>
          <table:table-cell table:style-name="ce25" office:value-type="string">
            <text:p>ID_ACT_07</text:p>
          </table:table-cell>
          <table:table-cell table:style-name="ce25" office:value-type="string">
            <text:p>Einzigartiges Wüstenabenteuer mit Jeep Safari durch die Sahara &amp; Yoga an magischen Plätzen!</text:p>
          </table:table-cell>
          <table:table-cell table:style-name="ce25" office:value-type="string">
            <text:p>Die Rundreise durch Marokko ist vollgepackt mit einzigartigen Erlebnissen in der Wüste. Eine abenteuerliche Jeep Safari, das Eintauchen in die unendliche Weite auf Pisten entlang der Route Paris Dakar Rallye, Yoga und Meditation an magischen Plätzen im Herzen der Sahara und der Genuss der Stille der Wüste. Marokko beeindruckt auf dieser Rundreise mit grandiosen Landschaften, faszinierenden Begegnungen mit den Nomaden und mehr als tausend Jahre alter Kultur und Geschichte.
Marokko ist ein Reiseland wie aus einer anderen Welt, in das sich schon viele Menschen verliebt haben. Zwischen Wüste, Gebirge, Meer und den Düften des Orients erscheint es wie ein Märchen aus 1001 Nacht. Wer die besonderen Reiseerlebnisse sucht, den wird das Land zwischen Wüste und Meer nie mehr loslassen!
Die 8-tägige Rundreise mit dem Reiseveranstalter Travel &amp; Personality führt von Agadir nach Taroudant, in das eindrucksvolle Atlas-Gebirge und zu den Dünen von Chegaga. Weiterreise über Zagora, die berühmte Filmstadt Quarzazate, die Oase Tazenakht und den bekannten Safran-Ort Taliouine zurück nach Taroudant. Wer möchte mitkommen?
 </text:p>
          </table:table-cell>
          <table:table-cell table:style-name="ce25" office:value-type="float" office:value="4">
            <text:p>4</text:p>
          </table:table-cell>
          <table:table-cell table:style-name="ce25" office:value-type="string">
            <text:p>82, 83, 84</text:p>
          </table:table-cell>
          <table:table-cell table:style-name="ce25" office:value-type="float" office:value="3">
            <text:p>3</text:p>
          </table:table-cell>
          <table:table-cell table:style-name="ce25" office:value-type="float" office:value="11">
            <text:p>11</text:p>
          </table:table-cell>
          <table:table-cell table:style-name="ce43" office:value-type="string" office:value="http://forumandersreisen.de/startseite/aktuelles/artikel/article/travel-personality-marokko-rundreise/?cHash=4aa17805fdfcc4f9b59650ab29bb111b">
            <text:p><text:a xlink:href="http://forumandersreisen.de/startseite/aktuelles/artikel/article/travel-personality-marokko-rundreise/?cHash=4aa17805fdfcc4f9b59650ab29bb111b">http://forumandersreisen.de/startseite/aktuelles/artikel/article/travel-personality-marokko-rundreise/?cHash=4aa17805fdfcc4f9b59650ab29bb111b</text:a></text:p>
          </table:table-cell>
          <table:table-cell table:number-columns-repeated="15" table:style-name="ce44"/>
        </table:table-row>
        <table:table-row table:style-name="ro2">
          <table:table-cell table:style-name="ce25" office:value-type="float" office:value="8">
            <text:p>8</text:p>
          </table:table-cell>
          <table:table-cell table:style-name="ce25" office:value-type="string">
            <text:p>Wir zwei Alleinerziehenden auf Familientrip nach Venetien...?</text:p>
          </table:table-cell>
          <table:table-cell table:style-name="ce25" office:value-type="string">
            <text:p>Venedig, Italien</text:p>
          </table:table-cell>
          <table:table-cell table:style-name="ce28" office:value-type="string">
            <text:p>2016-07-22</text:p>
          </table:table-cell>
          <table:table-cell table:style-name="ce28" office:value-type="string">
            <text:p>2016-08-10</text:p>
          </table:table-cell>
          <table:table-cell table:style-name="ce25" office:value-type="string">
            <text:p>ID_ACT_08</text:p>
          </table:table-cell>
          <table:table-cell table:style-name="ce25" office:value-type="string">
            <text:p>Hallo liebe Mitmenschinnen, mein 13-jähriger Nachwuchscamper und ich haben auf einem richtig tollen Campingplatz direkt am Strand von Jesolo, einen Steinwurf von Venedig entfernt, ein sehr komplett ausgestattetes Mobilheim mit 3 Schlafzimmern gebucht. Noch schöner würde dieser Urlaub, wenn uns ein etwa gleichaltriger cooler Bursche mit seiner Mom begleiten würde</text:p>
          </table:table-cell>
          <table:table-cell table:style-name="ce25" office:value-type="string">
            <text:p>Die Kiddies haben dort jede Menge Möglichkeiten, Sportplätze, Wasserparadies mit Rutschen, Animation und und und...So können die Oldies auch einmal richtig Ruhe und Entspannung finden, relaxen, oder aber auch Gebrauch von den zahlreichen Möglichkeiten machen. Der Urlaub soll unter der Überschrift gemeinsamer Lebensgenuss stehen. Italien bietet wunderschöne Möglichkeiten, Kultur, Kulinarisches (kochen würde gerne ich...:-)) und auch Strandhängen zu genießen, diese wunderbare Mischung aus Aktivität und Chillen, je nach Lust und Laune. Das Haus ist bezahlt, die Anzahl der Reisenden ist unerheblich. Ich erwarte keinerlei Gegenleistung! Dass ich mich tief in meinem Inneren langsam durchaus wieder nach einer (nicht oberflächlichen!) Beziehung sehne, daraus mache ich keinen Hehl. Hier jedoch geht es darum, Urlaubs-Freude zu teilen und sie somit für alle Beteiligten zu verdoppeln.</text:p>
          </table:table-cell>
          <table:table-cell table:style-name="ce25" office:value-type="float" office:value="7">
            <text:p>7</text:p>
          </table:table-cell>
          <table:table-cell table:style-name="ce25" office:value-type="string">
            <text:p>64, 85, 86</text:p>
          </table:table-cell>
          <table:table-cell table:style-name="ce25" office:value-type="float" office:value="1">
            <text:p>1</text:p>
          </table:table-cell>
          <table:table-cell table:style-name="ce25" office:value-type="float" office:value="2">
            <text:p>2</text:p>
          </table:table-cell>
          <table:table-cell table:style-name="ce43" office:value-type="string" office:value="http://www.urlaubspartner.net/reisepartner/gesucht/Wir-zwei-Alleinerziehenden-auf-Familientrip-nach-Venetien...-%29%29/66830">
            <text:p><text:a xlink:href="http://www.urlaubspartner.net/reisepartner/gesucht/Wir-zwei-Alleinerziehenden-auf-Familientrip-nach-Venetien...-))/66830">http://www.urlaubspartner.net/reisepartner/gesucht/Wir-zwei-Alleinerziehenden-auf-Familientrip-nach-Venetien...-%29%29/66830</text:a></text:p>
          </table:table-cell>
          <table:table-cell table:number-columns-repeated="15" table:style-name="ce44"/>
        </table:table-row>
        <table:table-row table:style-name="ro2">
          <table:table-cell table:style-name="ce25" office:value-type="float" office:value="9">
            <text:p>9</text:p>
          </table:table-cell>
          <table:table-cell table:style-name="ce25" office:value-type="string">
            <text:p>Rundreise 8 Tage Sri Lanka und 8 Tage Kreuzfahrt Mein Schiff ab Dubai</text:p>
          </table:table-cell>
          <table:table-cell table:style-name="ce25" office:value-type="string">
            <text:p>Sri Lanka, Dubai, Abu Dhabi, Bahrain</text:p>
          </table:table-cell>
          <table:table-cell table:style-name="ce28" office:value-type="string">
            <text:p>2017-02-19</text:p>
          </table:table-cell>
          <table:table-cell table:style-name="ce28" office:value-type="string">
            <text:p>2017-03-06</text:p>
          </table:table-cell>
          <table:table-cell table:style-name="ce25" office:value-type="string">
            <text:p>ID_ACT_09</text:p>
          </table:table-cell>
          <table:table-cell table:style-name="ce25" office:value-type="string">
            <text:p>Hallo, ich suche auf diesem Wege eine nette Reisepartnerin/Partner für eine 17 tägige Reise, Kreuzfahrt (8 Tage Dubai, Khasab, Abu Dhabi. Bahrain und zurück nach Dubai) mit mein Schiff inkl. weiteren Aufenthalt 8 Tage auf Sri Lanka (Rundreise) Februar bis März 2017.</text:p>
          </table:table-cell>
          <table:table-cell table:style-name="ce25" office:value-type="string">
            <text:p> Ich habe die Reise schon gebucht vom 19.02-06.03.2017 daher ist auch das Datum fix, aber vielleicht finde sich ja doch noch eine nette Reisebegleitung. Bin ein unternehmungslustiger Mensch der auch sehr kontaktfreudig und gut auf Leute zu gehen kann. Wäre natürlich schön wenn Du das auch wärest :-) Wohne übrigens im Umland von Düsseldorf. Freue mich über Deine Nachricht wenn Dir die Reise auch zusagt</text:p>
          </table:table-cell>
          <table:table-cell table:style-name="ce25" office:value-type="float" office:value="4">
            <text:p>4</text:p>
          </table:table-cell>
          <table:table-cell table:style-name="ce25" office:value-type="string">
            <text:p>33, 34, 35, 36, 37, 38</text:p>
          </table:table-cell>
          <table:table-cell table:style-name="ce25" office:value-type="float" office:value="2">
            <text:p>2</text:p>
          </table:table-cell>
          <table:table-cell table:style-name="ce25" office:value-type="float" office:value="10">
            <text:p>10</text:p>
          </table:table-cell>
          <table:table-cell table:style-name="ce45" office:value-type="string">
            <text:p>http://www.urlaubspartner.net/reisepartner/gesucht/Rundreise-8-Tage-Sri-Lanka-und-8-Tage-Kreuzfahrt-Mein-Schiff-ab-Dubai/66824</text:p>
          </table:table-cell>
          <table:table-cell table:number-columns-repeated="15" table:style-name="ce44"/>
        </table:table-row>
        <table:table-row table:style-name="ro2">
          <table:table-cell table:style-name="ce25" office:value-type="float" office:value="10">
            <text:p>10</text:p>
          </table:table-cell>
          <table:table-cell table:style-name="ce25" office:value-type="string">
            <text:p>2 Wochen Segeln in Kroatien in de Gegend Sibenik / Dubrovnik</text:p>
          </table:table-cell>
          <table:table-cell table:style-name="ce25" office:value-type="string">
            <text:p>Kroatien</text:p>
          </table:table-cell>
          <table:table-cell table:style-name="ce28" office:value-type="string">
            <text:p>2016-09-24</text:p>
          </table:table-cell>
          <table:table-cell table:style-name="ce28" office:value-type="string">
            <text:p>2016-10-07</text:p>
          </table:table-cell>
          <table:table-cell table:style-name="ce25" office:value-type="string">
            <text:p>ID_ACT_10</text:p>
          </table:table-cell>
          <table:table-cell table:style-name="ce25" office:value-type="string">
            <text:p>2 Wochen segeln in Südkroatien - das heißt Abenteuer pur. Wir haben einen großen Katamaran gechartert. Dieses Jahr führt uns der Wind in den südlichen Teil Kroatiens. Dabei werden wir die Region zwischen Sibenik und Dubrovnik befahren und erforschen.</text:p>
          </table:table-cell>
          <table:table-cell table:style-name="ce25" office:value-type="string">
            <text:p>Neben fantastischen Inseln, Höhlen, beeindruckender Kultur und Monumenten der Zeitgeschichte werden wir auch einige Drehorte der Serie Game of Thrones besuchen. Was gibt es schöneres als selbst mal nach Königsmund zu segeln ? :) Neben guten Restaurants werden wir natürlich auch in einigen Ankerbuchten verweilen und die Natur hautnah miterleben. Ob an Deck in der Hängematte oder am Strand, ein Blick in den Sternenhimmel ist und bleibt ein unvergessliches Erlebnis. Auf unserem Katamaran haben wir Platz für 10 Leute, davon sind 6 Plätze bereits vergeben, 4 können also noch mit.Ich habe bereits selbst mehrere Urlaube dieser Art organisiert die immer einzigartige Erlebnisse waren. Der Zeitraum steht fest vom 24.9.-9.10. Eine gemeinsame Anreise ist nicht erforderlich. Du mußt auch keine Segelkenntnisse mitbringen...kannst aber natürlich gerne lernen wie es funktioniert. Bei Interesse gibt es genre ein Dokument mit Erstinformationen und ein Kurzvideo der letzten Reise.
Meldet euch einfach :)</text:p>
          </table:table-cell>
          <table:table-cell table:style-name="ce25" office:value-type="float" office:value="1">
            <text:p>1</text:p>
          </table:table-cell>
          <table:table-cell table:style-name="ce25" office:value-type="string">
            <text:p>28, 27, 87</text:p>
          </table:table-cell>
          <table:table-cell table:style-name="ce25" office:value-type="float" office:value="2">
            <text:p>2</text:p>
          </table:table-cell>
          <table:table-cell table:style-name="ce25" office:value-type="float" office:value="7">
            <text:p>7</text:p>
          </table:table-cell>
          <table:table-cell table:style-name="ce43" office:value-type="string" office:value="http://www.urlaubspartner.net/reisepartner/gesucht/2-Wochen-Segeln-in-Kroatien-in-de-Gegend-Sibenik---Dubrovnik/66814">
            <text:p><text:a xlink:href="http://www.urlaubspartner.net/reisepartner/gesucht/2-Wochen-Segeln-in-Kroatien-in-de-Gegend-Sibenik---Dubrovnik/66814">http://www.urlaubspartner.net/reisepartner/gesucht/2-Wochen-Segeln-in-Kroatien-in-de-Gegend-Sibenik---Dubrovnik/66814</text:a></text:p>
          </table:table-cell>
          <table:table-cell table:number-columns-repeated="15" table:style-name="ce44"/>
        </table:table-row>
        <table:table-row table:style-name="ro2">
          <table:table-cell table:style-name="ce25" office:value-type="float" office:value="11">
            <text:p>11</text:p>
          </table:table-cell>
          <table:table-cell table:style-name="ce25" office:value-type="string">
            <text:p>Motorradtour Skandinavien 3-4 Wochen</text:p>
          </table:table-cell>
          <table:table-cell table:style-name="ce25" office:value-type="string">
            <text:p>Skandinavien</text:p>
          </table:table-cell>
          <table:table-cell table:style-name="ce28" office:value-type="string">
            <text:p>2016-06-01</text:p>
          </table:table-cell>
          <table:table-cell table:style-name="ce28" office:value-type="string">
            <text:p>2016-07-30</text:p>
          </table:table-cell>
          <table:table-cell table:style-name="ce25" office:value-type="string">
            <text:p>ID_ACT_11</text:p>
          </table:table-cell>
          <table:table-cell table:style-name="ce25" office:value-type="string">
            <text:p>Hallo Biker, ich plane eine Motorradtour im Zeitraum Juni/Juli 2016 für ca. 3-4 Wochen.</text:p>
          </table:table-cell>
          <table:table-cell table:style-name="ce25" office:value-type="string">
            <text:p>Genauer Zeitpunkt liegt noch nicht fest, da ich hier variabel bin. Die Tour soll zunächst ins Baltikum führen, von dort mit der Fähre nach Finnland, hoch zum Nordkap und wieder heimwärts über Norwegen. Meine Schwerpunkte liegen dabei auf dem Motorradfahren, Natur und Fotografie, aber auch Land und Leute. Dort, wo es schön ist, kann man auch mal etwas länger verweilen. Für diese Tour suche ich noch eine Begleitung mit eigenem Motorrad, wenn möglich, mit guter Fahrpraxis. Ich selbst fahre gern mal sportlich, mal gemütlich. Route und Termin liegen noch nicht genau fest, können also gerne variiert werden.</text:p>
          </table:table-cell>
          <table:table-cell table:style-name="ce25" office:value-type="float" office:value="2">
            <text:p>2</text:p>
          </table:table-cell>
          <table:table-cell table:style-name="ce25" office:value-type="string">
            <text:p>22, 24</text:p>
          </table:table-cell>
          <table:table-cell table:style-name="ce25" office:value-type="float" office:value="2">
            <text:p>2</text:p>
          </table:table-cell>
          <table:table-cell table:style-name="ce25" office:value-type="float" office:value="6">
            <text:p>6</text:p>
          </table:table-cell>
          <table:table-cell table:style-name="ce43" office:value-type="string" office:value="http://www.urlaubspartner.net/reisepartner/gesucht/Motorradtour-Skandinavien-3-4-Wochen/66804">
            <text:p><text:a xlink:href="http://www.urlaubspartner.net/reisepartner/gesucht/Motorradtour-Skandinavien-3-4-Wochen/66804">http://www.urlaubspartner.net/reisepartner/gesucht/Motorradtour-Skandinavien-3-4-Wochen/66804</text:a></text:p>
          </table:table-cell>
          <table:table-cell table:number-columns-repeated="15" table:style-name="ce44"/>
        </table:table-row>
        <table:table-row table:style-name="ro2">
          <table:table-cell table:style-name="ce25" office:value-type="float" office:value="12">
            <text:p>12</text:p>
          </table:table-cell>
          <table:table-cell table:style-name="ce25" office:value-type="string">
            <text:p>ISLAND! Unvergesslicher Roadtrip im Hochsommer</text:p>
          </table:table-cell>
          <table:table-cell table:style-name="ce25" office:value-type="string">
            <text:p>Island</text:p>
          </table:table-cell>
          <table:table-cell table:style-name="ce28" office:value-type="string">
            <text:p>2016-06-01</text:p>
          </table:table-cell>
          <table:table-cell table:style-name="ce28" office:value-type="string">
            <text:p>2016-08-31</text:p>
          </table:table-cell>
          <table:table-cell table:style-name="ce25" office:value-type="string">
            <text:p>ID_ACT_12</text:p>
          </table:table-cell>
          <table:table-cell table:style-name="ce25" office:value-type="string">
            <text:p>Hallo zusammen! Wer hat Lust im Juli auf einen Roadtrip durch das wunderschöne Island mitzukommen?</text:p>
          </table:table-cell>
          <table:table-cell table:style-name="ce25" office:value-type="string">
            <text:p>Die genaue Route ist noch offen, als Dauer hatte ich etwa 3 Wochen geplant, das ist aber genauso wie genauer Start- und Endtag alles verhandelbar. Ich werde mit meinem eigenen Jeep auf die Insel kommen (Fähre fährt ab Dänemark), der zum ExpeditionsFahrzeug hochgerüstet ist - wir könnten daher auch ins Hochland und abseits der Touristenrouten fahren. 
Ich arbeite als Arzt im Raum Köln/Bonn, medizinische Versorgung ist also gewährleistet ;-) Als Begleitung suche ich ein sympathisches, spontanes und unkompliziertes Mädel, das Lust auf ein bisschen Abenteuer hat. Wenn Dich das anspricht lass uns doch einfach mal auf einen Café treffen und schauen ob das passt. Ich freue mich auf Dich!</text:p>
          </table:table-cell>
          <table:table-cell table:style-name="ce25" office:value-type="float" office:value="2">
            <text:p>2</text:p>
          </table:table-cell>
          <table:table-cell table:style-name="ce25" office:value-type="string">
            <text:p>20, 21</text:p>
          </table:table-cell>
          <table:table-cell table:style-name="ce25" office:value-type="float" office:value="2">
            <text:p>2</text:p>
          </table:table-cell>
          <table:table-cell table:style-name="ce25" office:value-type="float" office:value="5">
            <text:p>5</text:p>
          </table:table-cell>
          <table:table-cell table:style-name="ce45" office:value-type="string">
            <text:p>http://www.urlaubspartner.net/reisepartner/gesucht/ISLAND-Unvergesslicher-Roadtrip-im-Hochsommer/66788</text:p>
          </table:table-cell>
          <table:table-cell table:number-columns-repeated="15" table:style-name="ce44"/>
        </table:table-row>
        <table:table-row table:style-name="ro2">
          <table:table-cell table:style-name="ce25" office:value-type="float" office:value="13">
            <text:p>13</text:p>
          </table:table-cell>
          <table:table-cell table:style-name="ce25" office:value-type="string">
            <text:p>Erlebnisreise Australien/ Neuseeland</text:p>
          </table:table-cell>
          <table:table-cell table:style-name="ce25" office:value-type="string">
            <text:p>Australien/ Neuseeland</text:p>
          </table:table-cell>
          <table:table-cell table:style-name="ce28" office:value-type="string">
            <text:p>2016-11-01</text:p>
          </table:table-cell>
          <table:table-cell table:style-name="ce28" office:value-type="string">
            <text:p>2017-03-01</text:p>
          </table:table-cell>
          <table:table-cell table:style-name="ce25" office:value-type="string">
            <text:p>ID_ACT_13</text:p>
          </table:table-cell>
          <table:table-cell table:style-name="ce25" office:value-type="string">
            <text:p>Ich, w., suche für den Zeitraum von ca. 1.11. 2016 bis ca. 01.03.2017 Frauen ab 50 für eine Reise nach Australien/Neuseeland.</text:p>
          </table:table-cell>
          <table:table-cell table:style-name="ce25" office:value-type="string">
            <text:p> Ich bin gern bereit mit einer Einzelperson oder auch mehreren Frauen zusammen diese Reise zu unternehmen. Da ich noch Probleme mit der englischen Sprache habe möchte ich die Reise mit einem Sprachschul-Aufenthalt in Neuseeland verbinden. Diese Zeit kann ich gern allein oder aber auch mit einer Partnerin, die evtl. auch daran Interesse zeigt, verbringen. Da ich bis jetzt noch nichts von Australien gesehen habe interessieren mich die Städte Melbourne und Sydney. Die Zeit in Australien wäre dann vor oder nach meinem Sprachschul-Aufenthalt. Ich kann mir vorstellen, zwei bis drei Monate in Australien zu verbringen. Bei der Reiseplanung bin ich sehr flexibel, was auch die Unterkunft beinhaltet. Ich habe keine Probleme mit Camping-Urlaub, den ich schon oft gemacht habe. Ich gehe auch gern wandern, liebe die Natur. Strandurlaub muss ich allerdings nicht haben. Ich möchte viel von dem Land sehen und erleben, bin für alles Neue sehr aufgeschlossen. Ich freue mich auf eure Nachrichten. Herzliche Grüße Teresa</text:p>
          </table:table-cell>
          <table:table-cell table:style-name="ce25" office:value-type="float" office:value="6">
            <text:p>6</text:p>
          </table:table-cell>
          <table:table-cell table:style-name="ce25" office:value-type="string">
            <text:p>16, 5, 17, 18</text:p>
          </table:table-cell>
          <table:table-cell table:style-name="ce25" office:value-type="float" office:value="2">
            <text:p>2</text:p>
          </table:table-cell>
          <table:table-cell table:style-name="ce25" office:value-type="float" office:value="4">
            <text:p>4</text:p>
          </table:table-cell>
          <table:table-cell table:style-name="ce45" office:value-type="string">
            <text:p>http://www.urlaubspartner.net/reisepartner/gesucht/Australien-Neuseeland/66784</text:p>
          </table:table-cell>
          <table:table-cell table:number-columns-repeated="15" table:style-name="ce44"/>
        </table:table-row>
        <table:table-row table:style-name="ro2">
          <table:table-cell table:number-columns-repeated="12" table:style-name="ce27"/>
          <table:table-cell table:number-columns-repeated="16" table:style-name="ce44"/>
        </table:table-row>
        <table:table-row table:style-name="ro2">
          <table:table-cell table:number-columns-repeated="7" table:style-name="ce27"/>
          <table:table-cell table:style-name="ce25"/>
          <table:table-cell table:number-columns-repeated="4" table:style-name="ce27"/>
          <table:table-cell table:number-columns-repeated="16" table:style-name="ce44"/>
        </table:table-row>
        <table:table-row table:style-name="ro2">
          <table:table-cell table:number-columns-repeated="12" table:style-name="ce27"/>
          <table:table-cell table:number-columns-repeated="16" table:style-name="ce44"/>
        </table:table-row>
        <table:table-row table:style-name="ro2">
          <table:table-cell table:number-columns-repeated="7" table:style-name="ce27"/>
          <table:table-cell table:style-name="ce25"/>
          <table:table-cell table:number-columns-repeated="4" table:style-name="ce27"/>
          <table:table-cell table:number-columns-repeated="16" table:style-name="ce44"/>
        </table:table-row>
        <table:table-row table:style-name="ro2">
          <table:table-cell table:number-columns-repeated="7" table:style-name="ce27"/>
          <table:table-cell table:style-name="ce25"/>
          <table:table-cell table:number-columns-repeated="4" table:style-name="ce27"/>
          <table:table-cell table:number-columns-repeated="16" table:style-name="ce44"/>
        </table:table-row>
        <table:table-row table:style-name="ro2">
          <table:table-cell table:number-columns-repeated="7" table:style-name="ce27"/>
          <table:table-cell table:style-name="ce25"/>
          <table:table-cell table:number-columns-repeated="4" table:style-name="ce27"/>
          <table:table-cell table:number-columns-repeated="16" table:style-name="ce44"/>
        </table:table-row>
        <table:table-row table:style-name="ro2">
          <table:table-cell table:number-columns-repeated="7" table:style-name="ce27"/>
          <table:table-cell table:style-name="ce25"/>
          <table:table-cell table:number-columns-repeated="4" table:style-name="ce27"/>
          <table:table-cell table:number-columns-repeated="16" table:style-name="ce44"/>
        </table:table-row>
        <table:table-row table:style-name="ro2">
          <table:table-cell table:number-columns-repeated="12" table:style-name="ce27"/>
          <table:table-cell table:number-columns-repeated="16" table:style-name="ce44"/>
        </table:table-row>
        <table:table-row table:style-name="ro2">
          <table:table-cell table:number-columns-repeated="7" table:style-name="ce27"/>
          <table:table-cell table:style-name="ce25"/>
          <table:table-cell table:number-columns-repeated="4" table:style-name="ce27"/>
          <table:table-cell table:number-columns-repeated="16" table:style-name="ce44"/>
        </table:table-row>
        <table:table-row table:style-name="ro2">
          <table:table-cell table:number-columns-repeated="12" table:style-name="ce27"/>
          <table:table-cell table:number-columns-repeated="16" table:style-name="ce44"/>
        </table:table-row>
        <table:table-row table:style-name="ro2">
          <table:table-cell table:number-columns-repeated="7" table:style-name="ce27"/>
          <table:table-cell table:style-name="ce25"/>
          <table:table-cell table:number-columns-repeated="4" table:style-name="ce27"/>
          <table:table-cell table:number-columns-repeated="16" table:style-name="ce44"/>
        </table:table-row>
        <table:table-row table:style-name="ro2">
          <table:table-cell table:number-columns-repeated="12" table:style-name="ce27"/>
          <table:table-cell table:number-columns-repeated="16" table:style-name="ce44"/>
        </table:table-row>
        <table:table-row table:style-name="ro2">
          <table:table-cell table:number-columns-repeated="8" table:style-name="ce27"/>
          <table:table-cell table:number-columns-repeated="20" table:style-name="ce44"/>
        </table:table-row>
        <table:table-row table:style-name="ro2">
          <table:table-cell table:number-columns-repeated="8" table:style-name="ce27"/>
          <table:table-cell table:number-columns-repeated="20" table:style-name="ce44"/>
        </table:table-row>
        <table:table-row table:style-name="ro2">
          <table:table-cell table:number-columns-repeated="8" table:style-name="ce27"/>
          <table:table-cell table:number-columns-repeated="20" table:style-name="ce44"/>
        </table:table-row>
        <table:table-row table:style-name="ro2">
          <table:table-cell table:number-columns-repeated="8" table:style-name="ce27"/>
          <table:table-cell table:number-columns-repeated="20" table:style-name="ce44"/>
        </table:table-row>
        <table:table-row table:style-name="ro2">
          <table:table-cell table:number-columns-repeated="8" table:style-name="ce27"/>
          <table:table-cell table:number-columns-repeated="20" table:style-name="ce44"/>
        </table:table-row>
        <table:table-row table:style-name="ro2">
          <table:table-cell table:number-columns-repeated="8" table:style-name="ce27"/>
          <table:table-cell table:number-columns-repeated="20" table:style-name="ce44"/>
        </table:table-row>
        <table:table-row table:style-name="ro2">
          <table:table-cell table:number-columns-repeated="8" table:style-name="ce27"/>
          <table:table-cell table:number-columns-repeated="20" table:style-name="ce44"/>
        </table:table-row>
        <table:table-row table:style-name="ro2">
          <table:table-cell table:number-columns-repeated="8" table:style-name="ce27"/>
          <table:table-cell table:number-columns-repeated="20" table:style-name="ce44"/>
        </table:table-row>
        <table:table-row table:style-name="ro2">
          <table:table-cell table:number-columns-repeated="8" table:style-name="ce27"/>
          <table:table-cell table:number-columns-repeated="20" table:style-name="ce44"/>
        </table:table-row>
        <table:table-row table:style-name="ro2">
          <table:table-cell table:number-columns-repeated="8" table:style-name="ce27"/>
          <table:table-cell table:number-columns-repeated="20" table:style-name="ce44"/>
        </table:table-row>
        <table:table-row table:style-name="ro2">
          <table:table-cell table:number-columns-repeated="8" table:style-name="ce27"/>
          <table:table-cell table:number-columns-repeated="20" table:style-name="ce44"/>
        </table:table-row>
        <table:table-row table:style-name="ro2">
          <table:table-cell table:number-columns-repeated="8" table:style-name="ce27"/>
          <table:table-cell table:number-columns-repeated="20"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row table:style-name="ro2">
          <table:table-cell table:number-columns-repeated="28" table:style-name="ce44"/>
        </table:table-row>
      </table:table>
      <table:table table:name="Reviews" table:style-name="ta3" table:print="false">
        <office:forms form:automatic-focus="false" form:apply-design-mode="false"/>
        <table:table-column table:style-name="co17" table:default-cell-style-name="ce15" table:number-columns-repeated="5"/>
        <table:table-column table:style-name="co18" table:default-cell-style-name="ce15"/>
        <table:table-column table:style-name="co17" table:default-cell-style-name="ce15" table:number-columns-repeated="250"/>
        <table:table-row table:style-name="ro2">
          <table:table-cell table:style-name="ce46" office:value-type="string">
            <text:p>ID</text:p>
          </table:table-cell>
          <table:table-cell table:style-name="ce46" office:value-type="string">
            <text:p>Title of Review</text:p>
          </table:table-cell>
          <table:table-cell table:style-name="ce46" office:value-type="string">
            <text:p>Location</text:p>
          </table:table-cell>
          <table:table-cell table:style-name="ce46" office:value-type="string">
            <text:p>Period/ Time</text:p>
          </table:table-cell>
          <table:table-cell table:style-name="ce46" office:value-type="string">
            <text:p>Promo image/ No.</text:p>
          </table:table-cell>
          <table:table-cell table:style-name="ce46" office:value-type="string">
            <text:p>Description</text:p>
          </table:table-cell>
          <table:table-cell table:style-name="ce47" table:formula="of:=HYPERLINK(&quot;https://docs.google.com/spreadsheets/d/1FhO6DPM2U-kLy-yDJ3hWQClNpoVxF1N0nRr59Ynyd_A/edit#gid=944327096&quot;;&quot;Category&quot;)" office:value-type="string" office:value="Category">
            <text:p><text:a xlink:href="https://docs.google.com/spreadsheets/d/1FhO6DPM2U-kLy-yDJ3hWQClNpoVxF1N0nRr59Ynyd_A/edit#gid=944327096">Category</text:a></text:p>
          </table:table-cell>
          <table:table-cell table:style-name="ce47" table:formula="of:=HYPERLINK(&quot;https://docs.google.com/spreadsheets/d/1FhO6DPM2U-kLy-yDJ3hWQClNpoVxF1N0nRr59Ynyd_A/edit#gid=332452270&quot;;&quot;Tags&quot;)" office:value-type="string" office:value="Tags">
            <text:p><text:a xlink:href="https://docs.google.com/spreadsheets/d/1FhO6DPM2U-kLy-yDJ3hWQClNpoVxF1N0nRr59Ynyd_A/edit#gid=332452270">Tags</text:a></text:p>
          </table:table-cell>
          <table:table-cell table:style-name="ce47" table:formula="of:=HYPERLINK(&quot;https://docs.google.com/spreadsheets/d/1FhO6DPM2U-kLy-yDJ3hWQClNpoVxF1N0nRr59Ynyd_A/edit#gid=748309184&quot;;&quot;Added by&quot;)" office:value-type="string" office:value="Added by">
            <text:p><text:a xlink:href="https://docs.google.com/spreadsheets/d/1FhO6DPM2U-kLy-yDJ3hWQClNpoVxF1N0nRr59Ynyd_A/edit#gid=748309184">Added by</text:a></text:p>
          </table:table-cell>
          <table:table-cell table:style-name="ce46" office:value-type="string">
            <text:p>Quelle (für internen Gebrauch)</text:p>
          </table:table-cell>
          <table:table-cell table:style-name="ce48"/>
          <table:table-cell table:number-columns-repeated="15" table:style-name="ce49"/>
        </table:table-row>
        <table:table-row table:style-name="ro2">
          <table:table-cell table:style-name="ce25" office:value-type="float" office:value="1">
            <text:p>1</text:p>
          </table:table-cell>
          <table:table-cell table:style-name="ce25" office:value-type="string">
            <text:p>Wandern auf dem Hexen-Stieg: Harz aber herzlich</text:p>
          </table:table-cell>
          <table:table-cell table:style-name="ce31" office:value-type="string">
            <text:p>Harz</text:p>
          </table:table-cell>
          <table:table-cell table:style-name="ce31" office:value-type="string">
            <text:p>Mai 2016</text:p>
          </table:table-cell>
          <table:table-cell table:style-name="ce25" office:value-type="string">
            <text:p>ID_REV_01</text:p>
          </table:table-cell>
          <table:table-cell table:style-name="ce25" office:value-type="string">
            <text:p>Ein bisschen Grand Canyon, ein bisschen Yosemite: Mit etwas Phantasie erinnert der Harzer Hexen-Stieg zeitweise an erheblich berühmtere Wanderrouten. Am dritten Tag steht ein ziemlicher Brocken auf dem Programm - für das Finale sorgt eine atemberaubende Schlucht.                                                                                                                                                           Das Finale beginnt in Treseburg recht unvermittelt. Die Hexen-Stieg-Wanderer überqueren eine Straße, einen Parkplatz, eine Brücke und steigen ein in das letzte Teilstück des Trekkingweges quer durch den Harz. Nach rund 85 Kilometern und einer 35-Stunden-Wanderwoche geht es das letzte Mal hinein ins Tal, entlang am Fluss, durch den Wald bergab Richtung Ort. Wie das eben so ist, wenn man durch ein deutsches Mittelgebirge wandert.

Sobald man dann die Bodetalschlucht betritt, wird es plötzlich anders. Die wird auch der "Grand Canyon Deutschlands" genannt, weil die Felswände so hoch, die Wasserfälle so berauschend, die Brücken so spektakulär sind. Aber bevor wir uns von diesem Highlight überwältigen lassen, bleiben wir an einer Wegbiegung ohne Aussicht einfach mal stehen, schließen die Augen, atmen die Luft tief ein, riechen den Wald. Und lassen in aller Ruhe die vergangenen Tage Revue passieren.
Wir sind vor fünf Tagen in Osterode aufgebrochen, sind über Stock und Stein gestiegen, wie es so schön heißt, aber auch vorbei an Seen und Wiesen gewandert. Wir folgten Bachläufen, trotteten über Holzplanken und Brücken, sprangen über Baumstümpfe und Wurzeln und hatten immer die "Harzer Hexen-Stieg"-Schilder und die darauf abgebildete kleine grüne Hexe im Blick. Schon nach wenigen Kilometern war der Alltag ganz weit weg, wir verloren uns in der Wander- und Waldendlosigkeit. Am Abend sanken wir in Altenau angemessen erschöpft in die Betten. Es fühlte sich gut an.

Funkmasten und Felsformationen

Aber Tag eins, das durften wir bald feststellen, war nur eine Art Warmlaufen für Tag zwei. Da ging es bergauf mit uns und jemand kalauerte: "Heute haben wir noch einen echten Brocken vor uns." Zunächst führte uns der Magdeburger Weg wieder durch den Wald. Links erhoben sich Casper-David-Friedrich-hafte Felsformationen und rechts - kunstgeschichtlich weniger interessant - kahle Funkmasten. Wir querten einen Skihang, stapften auf einer sumpfigen Ebene an Fliegenpilzen und entwurzelten Bäumen vorbei und die Stiefel schmatzten unter uns.

An der Bavaria Alm in Torfhaus drängten sich Motorradfahrer und Mountainbiker, Familienausflügler und Bustouristen - und verstellten den ersten Blick auf Norddeutschlands höchsten Berg. Vor dem Nationalparkhaus wurden Hexenfiguren und Schokolade in Brockenform verkauft.

Wir zogen schnell weiter. Erst durch die Ebene, dann durch den einstigen Todesstreifen, dann leichtfüßig über die vor 20 Jahren noch unüberwindbare innerdeutsche Grenze nach Osten, von Niedersachsen nach Sachsen-Anhalt und immer weiter hinauf Richtung Gipfel auf 1141 Metern.

Augen wieder auf im "Grand Canyon": Der dunkle Waldweg ist hier mit gelb leuchtenden Blättern gepflastert. Der Fluss rauscht sanft, Felsen sind mit torfig duftenden Pilzen und leuchtend grünen Moosen und Farnen überzogen. Weiter hinein in die Schlucht, die sich von ihrer schönsten Seite zeigt, wenn der goldene Herbst einzieht und mit ihm Wanderfreunde aus der ganzen Nation.

Zweiklassengesellschaft am Abgrund

Dann schleppen Spaziergänger unförmige Rucksäcke, die aussehen, als hätten sie Hirschgeweihe hineingepackt. Neureiche Frauen staksen in Stöckelschuhen über die Felsen, junge Männer taumeln mit Bierdosen und Restalkohol, Senioren hetzen mit Wanderstöcken und Junioren quengeln gegen ihre genervten Eltern. Manche fallen auf, manche nicht. Manche passen hierher, manche nicht.

Manche haben sich nur die paar Kilometer von Thale über den Serpentinenweg hoch zum Aussichtspunkt gequält, andere sind seit Tagen auf dem Hexen-Stieg unterwegs. Hier treffen sie alle aufeinander und genießen gemeinsam die Schlussaussicht, beugen sich vorsichtig über den Abgrund.

Während die Wanderer von silbernen Absperrungen zurückgehalten werden, lehnen sich die Eichen furchtlos und weit über die Schlucht hinaus. Hundert Meter unter ihnen rauscht der Fluss entlang. Auf der anderen Seite erhebt sich die Felswandwölbung der Rosstrappe. Mit ein bisschen Phantasie erinnert sie an den Halfdome im Yosemite Valley in Kalifornien - eine Granitwand sieht eben überall imposant aus, auch, zugegeben, wenn sie hier nicht ganz so hoch ist. An den Grand Canyon erinnert sie eher nicht.

Noch vor drei Tagen standen wir am Brocken-Gipfelplateau und haben über zerfurchte Felsen und zerzauste Birken in die untergehende Sonne geblickt. Diese Aussicht! In jede Richtung hundert Kilometer in die Ebene, die Wolken zogen auf Augenhöhe vorbei.

Nostalgie-Trip mit Dampflok

Bergab nahmen wir den Zug, denn die Fahrt mit der Brockenbahn, die sich vom Brocken hinab nach Schierke windet, ist ein Erlebnis für sich. Erst fährt sie parallel zum Goethe-Weg und erinnert an die Kultur- und Literaturgeschichte, die mit dem Harz verbunden ist. Die Walpurgisnacht im "Faust" spielt hier oben, und von Heinrich Heine bis Manuel Andrack wanderten deutsche Geistesgrößen und Querdenker durch dieses Mittelgebirge. Wir öffneten das Fenster des Waggons, der Ruß der nostalgischen Dampflok legte sich auf unsere Jacken.

Vom Wintersportort Schierke wanderten wir am dritten Tag und nun doch schon mit einigermaßen schweren Beinen nach Königshütte. Lebewesen trafen wir eher selten. Tourismustrubel und totale Einsamkeit liegen auf dem Hexen-Stieg eng beisammen. Am vierten Tag schließlich war schon das Ziel in Reichweite: Königshütte, noch 30 Kilometer. Wendefurter Talsperre, noch 20 Kilometer. Altenbrak, noch 10 Kilometer. Wir gingen über die "Nordroute", und das klang ein wenig nach Mount Everest statt nach deutschem Mittelgebirge. Am Abend jedenfalls fühlten wir uns so.

Und nun also der Zieleinlauf in der Bodetalschlucht: Ein letzter Abstieg auf der "Schurre", die letzen 18 Serpentinen nach unten, die letzte Kniebelastung, der letzte Zehenschmerz. Und dann nur noch: Am Fluss entlang talauswärts schlendern. Über die Hexenbrücke und die Teufelsbrücke, auf der die Ausflügler hinunter ins tosende Wasser blicken. "Früher sind wir hier gesprungen", erzählt ein etwa 50-jähriger Mann unvermittelt und stolz. Zuerst wollen wir ihm nicht so recht glauben. "Zwölf Meter sind das", erzählt er weiter, "und manche sind sogar von dort oben gesprungen, das sind 14 Meter, aber das habe ich nie gemacht."

Am Biergarten Königsruhe, der sich damit rühmt, einer der hundert schönsten in Deutschland zu sein, spielt ein alter grauer Mann auf einer Hammondorgel "Rosamunde". Forellen werden geräuchert und Brot gebacken. Vom Tal strömen die Ausflügler herauf, und die Hexen auf dem Dach des Restaurants grinsen auf sie herab. Wir grinsen auch: weil es kühles Weißbier gibt und weil wir endlich am Ziel sind.

Informationen zum Trek Harzer Hexen-Stieg
Der Hexen-Stieg gehört zu den "Top Trails" in Deutschland und führt an fünf Tagen über rund 90 Kilometer und tausend Höhenmeter von Osterode nach Thale. Man kann in vier, fünf oder sechs Etappen gehen (auch gut mit Kindern). Steile Passagen finden sich nur auf kurzen Strecken am Magdeburger Weg, hinauf zum Brocken von Hassefelde hinunter nach Altenbrak und am Ende hinab nach Thale. Unser Autor hat sich die Strecke wie folgt eingeteilt:

1. Tag: Von Osterode nach Altenau
2. Tag: Von Altenau nach Schierke
3. Tag: Von Schierke nach Königshütte
4. Tag: Von Königshütte nach Altenbrak
5. Tag: Von Altenbrak nach Thale</text:p>
          </table:table-cell>
          <table:table-cell table:style-name="ce31" office:value-type="float" office:value="1">
            <text:p>1</text:p>
          </table:table-cell>
          <table:table-cell table:style-name="ce50" office:value-type="string">
            <text:p>41, 42, 43, 44, 45</text:p>
          </table:table-cell>
          <table:table-cell table:style-name="ce50" office:value-type="float" office:value="1">
            <text:p>1</text:p>
          </table:table-cell>
          <table:table-cell table:style-name="ce51" office:value-type="string" office:value="http://www.spiegel.de/reise/deutschland/wandern-auf-dem-hexen-stieg-im-harz-a-902875.html">
            <text:p><text:a xlink:href="http://www.spiegel.de/reise/deutschland/wandern-auf-dem-hexen-stieg-im-harz-a-902875.html">http://www.spiegel.de/reise/deutschland/wandern-auf-dem-hexen-stieg-im-harz-a-902875.html</text:a></text:p>
          </table:table-cell>
          <table:table-cell table:number-columns-repeated="16" table:style-name="ce52"/>
        </table:table-row>
        <table:table-row table:style-name="ro2">
          <table:table-cell table:style-name="ce25" office:value-type="float" office:value="2">
            <text:p>2</text:p>
          </table:table-cell>
          <table:table-cell table:style-name="ce25" office:value-type="string">
            <text:p>Golf in Bolivien - Abschlag vom höchsten Punkt</text:p>
          </table:table-cell>
          <table:table-cell table:style-name="ce25" office:value-type="string">
            <text:p>Bolivien, La Paz</text:p>
          </table:table-cell>
          <table:table-cell table:style-name="ce25" office:value-type="string">
            <text:p>Oktober 2015</text:p>
          </table:table-cell>
          <table:table-cell table:style-name="ce25" office:value-type="string">
            <text:p>ID_REV_02</text:p>
          </table:table-cell>
          <table:table-cell table:style-name="ce25" office:value-type="string">
            <text:p>Golfspielen in Boliviens Hauptstadt La Paz ist eine Herausforderung: Der Platz ist lang, nicht einfach zu spielen und liegt in großer Höhe. Abschlag auf über 3.000 Metern Höhe: Der La Paz Golf Club in Bolivien ist der höchstgelegene bespielbare Golf Club der Welt. Nicht nur die große Höhe ist für Golfer eine Herausforderdung, auch die Kurslänge: 18 Löcher gilt es zwischen 3277 und 3342 Metern Höhe mit Par 71 zu absolvieren, in zum Teil recht rauhem Gelände. Wer das schaffen will, sollte akklimatisiert sein, sonst können unangenehme Begleiterscheinungen wie Kopfschmerzen, Kreislaufprobleme und Nasenbluten das Golfen vermiesen. Dafür entschädigt dann der Blick beim nächsten Abschlag. Der im Süden von La Paz gelegene 1912 eröffnete Platz wird von der Oberschicht der bolivianischen Hauptstadt frequentiert, die auch schon ihren Nachwuchs auf den Rasen schickt. Frauen vom Indiovolk der Aymaras kümmern sich hier um die Pflege der Grüns. In der Mittagspause feilen sie gelegentlich an ihrem Abschlag und der Treffsicherheit beim Putten, bevor sie mit Blick auf die grandiose Andenkulisse wieder zurück an ihre Arbeit gehen. Die gut 72 Euro für eine Runde Golf inklusive Ausrüstung und Caddie sind für sie nicht zu bezahlen. </text:p>
          </table:table-cell>
          <table:table-cell table:style-name="ce25" office:value-type="float" office:value="1">
            <text:p>1</text:p>
          </table:table-cell>
          <table:table-cell table:style-name="ce45" office:value-type="string">
            <text:p>46, 47, 48</text:p>
          </table:table-cell>
          <table:table-cell table:style-name="ce45" office:value-type="float" office:value="11">
            <text:p>11</text:p>
          </table:table-cell>
          <table:table-cell table:style-name="ce43" office:value-type="string" office:value="http://www.sueddeutsche.de/reise/golf-in-bolivien-abschlag-vom-hoechsten-punkt-1.380917-11">
            <text:p><text:a xlink:href="http://www.sueddeutsche.de/reise/golf-in-bolivien-abschlag-vom-hoechsten-punkt-1.380917-11">http://www.sueddeutsche.de/reise/golf-in-bolivien-abschlag-vom-hoechsten-punkt-1.380917-11</text:a></text:p>
          </table:table-cell>
          <table:table-cell table:number-columns-repeated="16" table:style-name="ce52"/>
        </table:table-row>
        <table:table-row table:style-name="ro2">
          <table:table-cell table:style-name="ce25" office:value-type="float" office:value="3">
            <text:p>3</text:p>
          </table:table-cell>
          <table:table-cell table:style-name="ce25" office:value-type="string">
            <text:p>Negombo (Sri Lanka): Ayurveda Kur für Einsteiger</text:p>
          </table:table-cell>
          <table:table-cell table:style-name="ce25" office:value-type="string">
            <text:p>Negombo, Sri Lanka</text:p>
          </table:table-cell>
          <table:table-cell table:style-name="ce25" office:value-type="string">
            <text:p>Januar 2016</text:p>
          </table:table-cell>
          <table:table-cell table:style-name="ce25" office:value-type="string">
            <text:p>ID_REV_03</text:p>
          </table:table-cell>
          <table:table-cell table:style-name="ce25" office:value-type="string">
            <text:p>An der Westküste von Sri Lanka, genauer gesagt im Badeort Negombo, tauche ich für 8 Tage in die Welt des Ayurveda ein. Bei strahlendem Sonnenschein und mit Meeresrauschen im Hintergrund, mache ich zum ersten Mal eine Ayurveda Kur, um fit zu werden.
<text:span text:style-name="T0">Ayurveda Kur in Negombo</text:span><text:span text:style-name="T0">Eine ayurvedische Basis-Reinigungskur – oder auch „Panchakarma“ – dient der Gesundheitsvorsorge und soll ausgleichend auf Körper und Geist wirken.Idealerweise dauert eine solche Panchakarma Kur mindestens 14 Tage. Da ich mich aber nach eingehender Lektüre von, nennen wir es mal „abenteuerlichen“, Erfahrungsberichten erst mal langsam an das Thema herantasten möchte, entscheide ich mich für eine 8-tägige Einsteigervariante der Ayurveda Kur.
</text:span><text:span text:style-name="T0">Behandlung in den Jetwing Ayurveda Pavilions</text:span><text:span text:style-name="T0">Am Morgen nach meiner Ankunft in den Jetwing Ayurveda Pavilions (5 Sterne, Porutota Rd, Negombo) habe ich einen Termin bei dem resorteigenen Ayurveda Arzt. Ich muss einen detaillierten Fragebogen über meinen Gesundheitszustand und meinen Lebensstil ausfüllen und werde eingehend gemustert. Auf Englisch unterhalte ich mich mit dem Arzt, spreche über meinen Tagesablauf zuhause, meine Schlafqualität und schildere meine Wehwehchen. Zur Bestimmung meines Konstitutionstyps bzw. der sogenannten „Doshas“ führt er eine Pulsdiagnose durch. Diese dient dazu, meinen Beschwerden auf den Grund zu gehen, um dann einen auf mich abgestimmten Behandlungsplan zu erstellen.
</text:span><text:span text:style-name="T0">Anwendungen mit viel Öl</text:span><text:span text:style-name="T0">Danach geht es auch schon zu meiner ersten Anwendung: einer Ganzkörpermassage und dem berühmten Stirnölguss. Dabei wird 30 Minuten lang ein warmes Öl in einem feinen Strahl über meine Stirn gegossen. Am Anfang fühlt es sich seltsam an, aber nach ein paar Minuten empfinde ich es als unglaublich entspannend.

</text:span><text:span text:style-name="T0">Ayurveda von außen und innen</text:span><text:span text:style-name="T0">Als ich nach meinem ersten Anwendungsblock – getränkt in Öl wie eine wandelnde Sardine – zurück auf mein Zimmer tapse, erwartet mich dort bereits ein Tablett mit verschiedenen Tabletten, Pulvern und Säften, die ich in den nächsten Tagen zu mir nehmen soll. Es kostet mich reichlich Überwindung, zweimal täglich ein Glas mit einer Brühe zu leeren, deren Geschmack mich sehr an den Inhalt einer Großstadtpfütze nach einem warmen Sommerregen erinnert. Aber was tut man nicht alles für die Gesundheit.

</text:span><text:span text:style-name="T0">Völlige Entspannung</text:span><text:span text:style-name="T0">Nach meinem ersten Behandlungstag in Negombo falle ich um 20 Uhr völlig erledigt ins Bett und stehe am nächsten Morgen erst um 9 Uhr wieder auf. Als ich nach dem Frühstück wieder beim Arzt aufschlage, lacht er nur: „Wolltest du nicht heute Morgen zum Yoga?“ Und er freut sich, als ich antworte: „Ja, aber ich war zu müde und hatte keine Lust!“ Denn das ist ein entscheidender Punkt bei einer Ayurveda Kur: sich wieder auf die eigenen Bedürfnisse besinnen, ohne von einem Terminplan angetrieben zu werden. Die Konstitutionsbestimmung des Arztes wird auch an die Küche weitergegeben und so erhalte ich nur Mahlzeiten, die laut Ayurveda gut für mich sind. Drei Mal täglich nehme ich Menüs mit mehreren Gängen zu mir und bin nach 8 Tagen in Negombo trotzdem zwei Kilo leichter. Die Mahlzeiten sind abwechslungsreich, lecker und sehr hübsch angerichtet.

</text:span><text:span text:style-name="T0">Mittagessen - Mahlzeiten mit mehreren Gängen
</text:span><text:span text:style-name="T0">Zum Frühstück gibt es immer einen Saft, einen Obstteller und ein „Hauptgericht“. Mittags und abends Salat, eine Suppe, ein Hauptgericht und ein Dessert.
Das Schöne an den Hauptgerichten ist, dass es sich meist um Reis mit verschiedenen Currys handelt. Hier habe ich dann die Möglichkeit, die Dinge, die mir absolut nicht schmecken, auszusortieren. Die rohen Zwiebeln zum Frühstück waren zum Beispiel wirklich zuviel für meine Nerven.Bei einem kurzen Kochworkshop lerne ich auch die bekanntesten ayurvedischen Gerichte selbst zuzubereiten.
</text:span><text:span text:style-name="T0">Meditation am Pool</text:span><text:span text:style-name="T0">Am meisten begeistern mich bei meiner Ayurveda Kur aber die Meditationseinheiten mit dem Yoga Master des Hotels. Als ich ihn kennenlerne, habe ich erst mal ein wenig Angst vor diesem großen, hageren Mann, der mich so durchdringend anschaut und dadurch scheinbar nach 5 Minuten mehr über mich weiß als sonst irgendjemand. Eigentlich bin ich kein Fan von Meditation, denn jedesmal wenn ich es versucht habe, bin ich nach 2 Minuten dazu übergegangen, gedanklich Einkaufszettel zu schreiben oder vom Essen zu träumen. Hier in Negombo sitzt mir jetzt aber dieser Mann gegenüber, hält seine Hand auf meinen Kopf und ermahnt mich, dass ich mich gefälligst entspannen soll, bevor ich das Wort „Cheeseburger“ überhaupt zu Ende gedacht habe. In den ersten Tagen fällt es mir wahnsinnig schwer, einfach nur alleine am Pool zu sitzen und nichts zu tun. Ich bin sehr träge und selbst das Lesen eines Buches, das über den literarischen Anspruch der aktuellen Instyle hinausgeht, ist mir zu anstrengend.

Während der Ayurveda Kur sieht mein Tagesablauf folgendermaßen aus:

Morgendliche Yoga Session
Frühstück
Besuch beim Ayurveda Arzt
2,5 Stunden diverse ayurvedische Anwendungen
Mittagessen
Entspannen am Pool
Entspannen am Strand
Abendessen
Völlig erledigt vom Nichtstun ins Bett fallen
Sri Lanka Beach Strand MeerMein persönlicher Behandlungsplan
Die täglichen Anwendungen werden je nach Konstitutionstyp und Gesundheitszustand angepasst.

Bei mir sind es hauptsächlich Ganzkörpermassagen, Körperpeelings mit verschiedenen Kräuterpasten, Kopfmassagen und Besuche im Dampfbad.

Die wirklich fiesen Sachen wie Nasenspülungen mit Öl oder Einläufe bleiben mir glücklicherweise erspart. Daher geht meine Einsteigervariante der Ayurveda Kur doch eher Richtung Wellness, was mir für den Anfang aber sehr entgegen kommt.

Mein Fazit
Nach 8 Tagen fühle ich mich so fit wie seit langem nicht mehr. Ich habe den fehlenden Schlaf der letzten 5 Jahre nachgeholt, meinen Körper mit Vitaminen aufgetankt und gelernt, wie schön es sein kann, einfach mal gar nichts zu tun. Ich habe beschlossen, meine nächste Ayurveda Kur wird auf jeden Fall länger!



</text:span></text:p>
          </table:table-cell>
          <table:table-cell table:style-name="ce25" office:value-type="float" office:value="4">
            <text:p>4</text:p>
          </table:table-cell>
          <table:table-cell table:style-name="ce45" office:value-type="string">
            <text:p>49, 35, 51</text:p>
          </table:table-cell>
          <table:table-cell table:style-name="ce45" office:value-type="float" office:value="11">
            <text:p>11</text:p>
          </table:table-cell>
          <table:table-cell table:style-name="ce43" office:value-type="string" office:value="http://www.travelontoast.de/2016/04/negombo-sri-lanka-ayurveda/">
            <text:p><text:a xlink:href="http://www.travelontoast.de/2016/04/negombo-sri-lanka-ayurveda/">http://www.travelontoast.de/2016/04/negombo-sri-lanka-ayurveda/</text:a></text:p>
          </table:table-cell>
          <table:table-cell table:number-columns-repeated="16" table:style-name="ce52"/>
        </table:table-row>
        <table:table-row table:style-name="ro2">
          <table:table-cell table:style-name="ce25" office:value-type="float" office:value="4">
            <text:p>4</text:p>
          </table:table-cell>
          <table:table-cell table:style-name="ce25" office:value-type="string">
            <text:p>Kreuzfahrt – 11 Tipps für Anfänger</text:p>
          </table:table-cell>
          <table:table-cell table:style-name="ce25" office:value-type="string">
            <text:p>Europa</text:p>
          </table:table-cell>
          <table:table-cell table:style-name="ce27"/>
          <table:table-cell table:style-name="ce25" office:value-type="string">
            <text:p>ID_REV_04</text:p>
          </table:table-cell>
          <table:table-cell table:style-name="ce25" office:value-type="string">
            <text:p>Nachdem ich als ehemaliger Clubschiff AIDA-DJ und leidenschaftlicher Kreuzfahrer doch schon einige Monate auf hoher See verbracht habe, hier mal einige Tipps und Tricks, wie man (und Kind und Frau) als Kreuzfahrtneuling die tolle Reise auch wirklich ungetrübt genießen kann.         1. Der Kapitän wird pünktlich ablegen!  Ob der Flug aufgrund des schlechten Wetters gestrichen war oder es Stau auf dem Weg zum Hafen gab interessiert die Kreuzfahrgesellschaften reichlich wenig. Man hat einen Fahrplan einzuhalten und wird keine unnötigen Liegegebühren an die Hafenmeisterei zahlen. Das Schiff wird ohne Dich ablegen, denn verantwortlich für das Erscheinen an Bord bist alleine Du! Solltest Du nicht komplett in einer Clubschiff-Pauschalreise verplant sein, dann tu Dir selbst den Gefallen und reise einen, oder noch besser mehrere Tage vor Kreuzfahrtbeginn an. Dies hat außer einem extrem entspannten Urlaubsstart den Vorteil, daß Du Dich schon vorab aklimatisieren kannst und den Jetlag locker abschüttelst. Somit geht Dir dann an Bord kein Tag verloren, auch wenn es nur der erste Seetag sein sollte.                                 2. Bargeld Ade – Ahoi Bordkarte. Ganz egal ob Traumschiff MS Deutschland, Clubschiff AIDA, TUI Mein Schiff, MSC Kreuzfahrten oder Hanse Explorer – sobald Du an Bord eines Kreuzfahrtschiffes gehst erhältst Du die Bordkarte, welche als Zahlungsmittel, Zimmerschlüssel und Bordpass in einem dient. Verliere diese Karte also bitte nicht.                                                 3. Erster Bordtag – Was tun bis die Koffer kommen?Es wird einige Zeit dauern bis Deine Koffer vor, bzw. in der Kabine zur Verfügung stehen. Bevor Du lange dort auf die Lieferung der Gepäckstücke warten, würdest Du doch sicher gerne schon einmal das Schiff erkunden oder an Deck in der Sonne brutzeln, nicht wahr? Pack also einfach vorab Bikini oder Badehose, Sonnencreme, Lesestoff und was Du sonst noch so brauchst in Dein Handgepäck um bereits die ersten Stunden an Bord zu nutzen. Ein großes Handtuch oder zumindest die Karte für ein solches hast Du bereits auf der Kabine. 4. Reisepass nicht vergessen!Auch wenn die Kreuzfahrt nur innerhalb der EU stattfinden sollte, wollen die Kreuzfahrtgesellschaften den Reisepass des Passagiers haben. Dieser gilt dann als Nachweis, daß Sie tatsächlich die Person sind für die Sie sich ausgeben und sollte nach Ende der Reise mindestens noch sechs Monate gültig sein. Der Personalausweis genügt dafür nicht.Sicher aufbewahrt wird der Reisepass während der gesamten Kreuzfahrt beim Schiffspurser (Zahlmeister) im Schiffstresor.5. Internet und Telefon an Bord ist teuer!Natürlich geht man mit dem Trend und bietet an Bord Handy- und Internet-Verbindungen an. Denn schließlich will jeder Urlauber den armen Daheimgebliebenen unter die Nase reiben wie toll es hier auf Kreuzfahrt ist. Der Facebook-Status als Postkarte der Neuzeit ist ja auch viel schneller als die klassische Flaschenpost und man bekommt auch gleich Feedback. 6. Pflichtprogramm: Die Seenotrettungsübung!Das ist ein ganz wichtiges Thema an Bord, denn laut internatonalem Seerecht muß diese Seenotrettungsübung innerhalb von 24 Stunden nach betreten des Schiffes stattfinden. Wenn es also, wie bei Kreuzfahrten ab einer Woche Dauer üblich, am Vormittag des ersten Seetages schiffsweit die Schiffssirene sieben kurze Töne, gefolgt von einem langen Tonabgibt, dann bitte keine Panik! In den Broschüren auf Deiner Kabine findest Du den kürzesten Weg zu Deiner Sammelstation bei den Rettungsbooten. Ebenso ist beschrieben wie man sich verhält und natürlich hilft das gut ausgebildete Personal jedem, auch Menschen mit Handicap. 7. Garantiert den schönsten Ausflug erwischen…Gönn Dir auf jeden Fall zwei oder drei der angebotenen Landausflüge um etwas von Land und Leuten zu sehen. Es sei denn Du bevorzugst es mit zwei- bis dreitausend anderen Passagieren wie ein Heuschreckenschwarm über das ehemalige Fischerdorf herzufallen.Wenn Du auf Nummer Sicher gehen willst den schönsten Ausflug vor Ort auf jeden Fall zu ergattern, dann reserviere frühzeitig per Internet all die Landgänge, welche Dich interessieren. Schnell sind diese vergeben und an Bord bekommt man dann lediglich noch die Restposten.8. Achtung: Kein offenes Feuer an Bord!Es klingt im ersten Moment logisch, daß außer Feuerzeugen und Zigaretten, Zigarren oder Pfeiffen kein offenes Feuer an Bord eines Schiffes gestattet ist. So ein Brand an Bord kann schnell außer Kontrolle geraten, so mancher erinnert sich da sicher an die schrecklichen Bilder vom Feuer auf der “Grandeur of the Seas”.9. Seekrankheit – wenn sich der Magen umdreht…Zwar ist der normale Wellengang auf den großen Kreuzfahrtschiffen dank (in der Regel) ausgewählter Schönwetterrouten und wirksamer Stabilisatoren im Rumpf kaum spürbar, aber dennoch ist es möglich, daß Dir aufgrund der ungewohnten Bewegungen unter Ihren Füßen übel wird. Reisekrankheit nennt sich das offiziell. Schuld daran ist Ihr Gleichgewichtssystem, welches mit der neuen Situation nicht gleich klar kommt.Vomex Dragees gegen Reisekrankheit sind hier recht hilfreich und sollten in keinerReiseapotheke fehlen. Wer es natürlich bevorzugt sollte zu Ingwer-Tabletten oder Ingwer-Bonbons greifen.10. Seemannsgarn – nautische Begriffe kurz erklärt…Kaum an Bord angekommen wirst Du mit allen Möglichen Fachbegriffen überhäuft und das meist von superschlauen Mitreisenden – mit Sicherheit nicht vom Personal an Bord, höchstens mal von einem Animateur aus Spaß. 11. Runter vom Schiff und ab nach Hause!Die Kreuzfahrt war schön, hat viele tolle Eindrücke hinterlassen und ist leider auch viel zu schnell vorbei. Jetzt heißt es auschecken und Abschied nehmen. Entweder geht es direkt nach Hause oder in einen schönen Anschlussurlaub vor Ort.Spar Dir hierbei Ärger und Geld indem Du selbst Deine Koffer die paar Meter zum Zollamt am Hafen trägst oder rollst. Selbst wenn es aussieht als wäre das Personal dort vom Clubschiff oder von der Hafenverwaltung zur Verfügung gestellt, sind es lediglich ein paar arme Burschen, die sich ihr täglich Brot damit verdienen den Koffer 100 Meter zu ziehen um dann viele Dollars oder Euro dafür zu verlangen. Mit einem Dollar Trinkgeld gibt man sich schon lange nicht mehr zufrieden. Euros sind begehrt, werden aber in Münzenform eher selten angenommen.</text:p>
          </table:table-cell>
          <table:table-cell table:style-name="ce25" office:value-type="float" office:value="5">
            <text:p>5</text:p>
          </table:table-cell>
          <table:table-cell table:style-name="ce45" office:value-type="float" office:value="34">
            <text:p>34</text:p>
          </table:table-cell>
          <table:table-cell table:style-name="ce25" office:value-type="float" office:value="10">
            <text:p>10</text:p>
          </table:table-cell>
          <table:table-cell table:style-name="ce43" office:value-type="string" office:value="http://fernwehblog.net/kreuzfahrt-11-tipps-fuer-anfaenger/">
            <text:p><text:a xlink:href="http://fernwehblog.net/kreuzfahrt-11-tipps-fuer-anfaenger/">http://fernwehblog.net/kreuzfahrt-11-tipps-fuer-anfaenger/</text:a></text:p>
          </table:table-cell>
          <table:table-cell table:number-columns-repeated="16" table:style-name="ce52"/>
        </table:table-row>
        <table:table-row table:style-name="ro2">
          <table:table-cell table:style-name="ce25" office:value-type="float" office:value="5">
            <text:p>5</text:p>
          </table:table-cell>
          <table:table-cell table:style-name="ce25" office:value-type="string">
            <text:p>Segeln für Singles an der Côte d’Azur in Frankreich</text:p>
          </table:table-cell>
          <table:table-cell table:style-name="ce25" office:value-type="string">
            <text:p>Côte d’Azur, Frankreich</text:p>
          </table:table-cell>
          <table:table-cell table:style-name="ce25" office:value-type="string">
            <text:p>September 2015</text:p>
          </table:table-cell>
          <table:table-cell table:style-name="ce25" office:value-type="string">
            <text:p>ID_REV_05</text:p>
          </table:table-cell>
          <table:table-cell table:style-name="ce25" office:value-type="string">
            <text:p>Ich hatte noch reichlich Urlaub und der musste irgendwie sinnvoll genommen werden. Außerdem sollte es ein Urlaub ohne Klamottenzwang werden, davon hatte ich im Alltag schon genug. Schon oft hatte ich davon geträumt, einmal auf einer Segelyacht an der abwechslungsreichen südfranzösischen Mittelmeerküste / Côte d’Azur entlang zu segeln. Und ganz wichtig – ich wollte einfach abschalten und mich treiben lassen.Aus vielen Reiseführern wusste ich, dass es in Südfrankreich auch im Spätherbst noch herrlich warm ist und das Meer Badetemperatur hat. Die Côte d’Azur sollte außerdem ein entspanntesSegelrevierund auch für wenigerfahreneSegler oder Landrattengeeignet sein.
Und so klangvolle Namen der Küstenorte ließen etwas Besonderes erahnen: St. Tropez, Cannes, Nizza, Monaco. Im Herbst, wenn die meisten Touristen abgereist sind, war es nach meinen ersten Recherchen auch bezahlbar.Segeln, soviel wusste ich noch von meinen Eltern, ist Urlaub der ganz anderen Art – warum also nicht Segeln mit Singles? Die beiden hatten viele Jahre eine kleine Segelyacht. Damit waren Sie den ganzen Sommer an den schönsten Segelrevieren rund um das Mittelmeer unterwegs. Dieses Gefühl von Freiheit und Abenteuer wollte ich auch einmal erleben. Und was mich damals schon faszinierte waren die Sonnenuntergänge auf dem Boot.

Den Wind um die Nase wehen lassen, Baden, Schnorcheln, Faulenzen, Sonnenbaden, lecker Essen und Trinken und das berühmte Savoir vivre. Nach Südfrankreich konnte ich außerdem gut mit dem Auto fahren und ganz nebenbei die tolle Landschaft genießen.

Nach einiger Recherche im Internet hatte ich endlich einen Anbieter gefunden, der haargenau das hatte, was ich wollte: Segeln mit Singles an der Côte d’Azur. Denn schließlich wollte ich nicht, wenn ich mir schon meinen Traumurlaub erfüllte, Seite an Seite mit kuschelnden Pärchen verbringen. Die längst überfällige Segelausbildung wollte ich dann auch endlich machen.

Gesagt, getan und den 7-tägigen Segeltörn an der Côte d’Azur gebucht. Die Côte d‘ Azur zwischen Toulon und Nizza auf einer modernen Segelyacht zu erkunden, versprach eine ereignisreiche und sportliche Woche zu werden.

Die Anreise verlief reibungslos, ein paar kleine Staus und mit meiner Reisetasche bewappnet, stand ich nun am Hafen und war meinem Traumurlaub ganz nah: segeln mit Singles an der Côte d’Azur. Im Vorfeld hatte ich mich allerdings schmunzelnd gefragt, wie groß diese Segelyacht wohl tatsächlich sein würde. Schließlich sollte sie Platz für eine komplette Crew samt Skipper und Einzelkabinen haben.Vom Reiseleiter bis Fitnesstrainer, Tauchguide und Schnorchelbegleiter, inklusive der kompletten Ausrüstung für alle Teilnehmer, bis hin zum Wanderführer.
Und Spaß mit anderen Singles wollte ich natürlich auch haben.

Vorgefunden habe ich ein sehr normales Segelboot, das all dieses nicht leisten konnte. Aber vielleicht war es gerade deshalb so schön! An Bord traf ich stattdessen die liebsten Menschen dieser Welt. Gemeinsam starteten wir jeden Tag sehr friedlich und harmonisch mit viel Humor, Spontaneität, mit Aktivitäten über und unter Wasser. Wir ließen uns treiben, faulenzten in der Sonne und hatten die Qual der Wahl uns zwischen Ladies-Day, Lazy-Day und Power-Segeln zu entscheiden. Doch jeden Tag wollte ich nichts lieber, als noch lange, lange Zeit mit diesen Menschen an diesem traumhaften Küstenabschnitt entlang zu segeln. Sicher war es einfach auch nur ein bisschen Glück, die richtigen Menschen zu treffen.

Die Côte d’Azur mit ihrer umwerfend schönen Küste, feinen Sandstränden und den schroffen Felsformationen hat mich von Beginn an fasziniert. An Fjorden vorbei, zu kleinen Inseln segeln und in malerischen Buchten ankern. Das Wasser war glasklar und tatsächlich noch herrlich warm. Auf den Märkten haben wir immer gemeinsam für das Abendessen eingekauft, zusammen gekocht und jeden Tag bei entspannter Atmosphäre mit einem Glas Rotwein an Deck beendet. Man war nie allein und das war sehr schön. Trotzdem konnte man sich auch eine kleine Auszeit nehmen. Denn bei den Landgängen in Cannes oder Nizza konnte man sich auch mal alleine die Stadt anschauen.

Ganz großartig war dann natürlich auch St. Tropez. Denn zu unserer Zeit war da die große Regatta – ein Ereignis, was unglaublich interessant war. Auch wenn die Leute vor Ort natürlich Ihren Luxus gerne zur Schau tragen – und das ist nicht unbedingt mein Ding  – zurück auf unserem Segelboot hatte uns die Realität wieder eingeholt. Und das war auch gut so. Es war eine Traumreise und das Beste, was ich bislang erlebt habe, obwohl ich schon viele wirklich tolle Reisen gemacht habe. Es war eine wunderbare Woche unter Singles und alles war gut so wie es war. Die noch Ende September sehr angenehmen Tagestemperaturen von 25 bis 28 °C waren mehr als ausreichend und nachts konnte man wunderbar schlafen. Auch bei den Wassertemperaturen so um die 21/22 °C konnte man es herrlich lange im Wasser aushalten.

Der Segelurlaub war einfach unendlich schön und immer in lockerer Atmosphäre und entspanntem Miteinander. Skipper und Crew waren locker drauf, haben eine super Service geboten, waren stets gut gelaunt und haben uns sicher in den Hafen zurückgebracht.
Die Côte d´Azur ist ein traumhaftes Segelgebiet! Mitsegeln kann echt jeder – der blutige Anfänger bis zum Profi. Die Segelreise für Singles von www.singlereisen.de kann ich nur empfehlen.  Ich komme bestimmt wieder!</text:p>
          </table:table-cell>
          <table:table-cell table:style-name="ce25" office:value-type="float" office:value="2">
            <text:p>2</text:p>
          </table:table-cell>
          <table:table-cell table:style-name="ce45" office:value-type="string">
            <text:p>13, 52, 8, 35</text:p>
          </table:table-cell>
          <table:table-cell table:style-name="ce25" office:value-type="float" office:value="3">
            <text:p>3</text:p>
          </table:table-cell>
          <table:table-cell table:style-name="ce43" office:value-type="string" office:value="http://www.reiseberichte-blog.com/segeln-fuer-singles-an-der-cote-d%E2%80%99azur-in-frankreich/">
            <text:p><text:a xlink:href="http://www.reiseberichte-blog.com/segeln-fuer-singles-an-der-cote-dâazur-in-frankreich/">http://www.reiseberichte-blog.com/segeln-fuer-singles-an-der-cote-d%E2%80%99azur-in-frankreich/</text:a></text:p>
          </table:table-cell>
          <table:table-cell table:number-columns-repeated="16" table:style-name="ce52"/>
        </table:table-row>
        <table:table-row table:style-name="ro2">
          <table:table-cell table:style-name="ce25" office:value-type="float" office:value="6">
            <text:p>6</text:p>
          </table:table-cell>
          <table:table-cell table:style-name="ce25" office:value-type="string">
            <text:p>Schach – zum Zmorge, zum Zmittag, zum Znacht</text:p>
          </table:table-cell>
          <table:table-cell table:style-name="ce25" office:value-type="string">
            <text:p>Fuertaventura, Spanien</text:p>
          </table:table-cell>
          <table:table-cell table:style-name="ce25" office:value-type="string">
            <text:p>März 2016</text:p>
          </table:table-cell>
          <table:table-cell table:style-name="ce25" office:value-type="string">
            <text:p>ID_REV_06</text:p>
          </table:table-cell>
          <table:table-cell table:style-name="ce25" office:value-type="string">
            <text:p>Das erste Treffen der zwölf Teilnehmenden (darunter drei Schweizer Spieler) und den vier Begleitpersonen mit dem Großmeister fand gleich am Dienstagabend statt. Beim gemeinsamen Abendessen im großartigen Hotel Bluebay Palace unterhielten wir uns über unser Lieblingsthema. Worüber denn sonst!? Quasi als Dessert gab’s für die Spielenden das erste Blitz, während es sich die Begleitpersonen in der Lobby gemütlich machten. Mittwochs bis freitags gab es morgens, mittags und abends jeweils einen Schachblock; am Vormittag und Nachmittag Training, Theorie und Analysen. Abends dann ein Spiel. Die Sache war locker aufgezogen – und trotzdem instruktiv. Außerdem wurde niemand zum Mitmachen gezwungen. Eine Begleitperson fragte einmal, ob überhaupt Schach gespielt oder nur gelacht werde. Der Lärmpegel erschien für Außenstehende recht hoch. Abends wurde geblitzt oder mit unserem Großmeister Simultan gespielt. Im Simultan hatten wir gegen ihn praktische keine Chance. Einen Sieg von der Gruppe gab es nie; nur ganz wenige Remis. Da Hickl immer mit Zeit spielte, wurde diese zum Schluss manchmal echt knapp. Am nächsten Tag schaute Hickl die Partien mit uns an. Er erinnerte sich an jeden Zug von jedem von uns. Wie er das macht, ist für mich unerklärlich. Er verstand es, ein gutes und lehrreiches Training zu gestalten und – siehe oben – der Humor ging dabei nicht verloren. In meinen Augen veranstaltet er diese Reisen nicht nur, um sein großes Wissen weiterzugeben, sondern weil er selbst daran großen Spaß findet. Er ist nicht einfach ein Großmeister, der Trainings gibt, sondern eine Person, deren Leben aus Schach besteht und die die eigene Freude professionell vermitteln kann. Der Samstag war „schachfrei“ und wir unternahmen in kleinen Gruppen interessante Ausflüge. Die einen mieteten ein Auto und begaben sich auf Entdeckungsfahrt, die anderen erkundeten die unbewohnte Insel Lobo´s. Von Sonntag bis Mittwoch spielten wir weiterhin fleißig Schach, hatten jedoch zwischendurch genügend Zeit zum Baden oder für einen Bummel ins kleine Dorf. Am Mittwoch feierte Hickl Geburtstag. Er wollte kein Aufsehen und in kleiner Runde anstoßen. Allerdings verriet eine Begleitperson beim Abendessen das „Geheimnis“ und dem Geburtstagskind wurde ein Strich durch die Rechnung gemacht. Während alle gemütlich beisammen saßen, tauchte wie aus dem Nichts eine Geburtstagstorte mit Kerzen auf. Selbstverständlich sangen wir HAPPY BIRTHDAY, aßen die Torte und plauderten und lachten und hatten es so richtig fidel. In den frühen Morgenstunden des Donnerstags flog der größte Teil der Gruppe zurück nach Frankfurt, während andere zu diversen Flughäfen aufbrachen. Meine persönliche Bilanz der Reise lautet:Eine lehrreiche und fröhliche Zeit. Es war nicht die letzte Schachreise, die ich mit Großmeister Jörg Hickl unternommen habe.</text:p>
          </table:table-cell>
          <table:table-cell table:style-name="ce25" office:value-type="float" office:value="3">
            <text:p>3</text:p>
          </table:table-cell>
          <table:table-cell table:style-name="ce45" office:value-type="string">
            <text:p>29, 30, 56, 57</text:p>
          </table:table-cell>
          <table:table-cell table:style-name="ce25" office:value-type="float" office:value="8">
            <text:p>8</text:p>
          </table:table-cell>
          <table:table-cell table:style-name="ce43" office:value-type="string" office:value="http://www.schachreisen.eu/schachturniere/schachkreuzfahrt/index.php?option=com_content&amp;view=article&amp;id=64:bericht-fuerteventura-2008&amp;catid=23:reiseberichte&amp;Itemid=594">
            <text:p><text:a xlink:href="http://www.schachreisen.eu/schachturniere/schachkreuzfahrt/index.php?option=com_content&amp;view=article&amp;id=64:bericht-fuerteventura-2008&amp;catid=23:reiseberichte&amp;Itemid=594">http://www.schachreisen.eu/schachturniere/schachkreuzfahrt/index.php?option=com_content&amp;view=article&amp;id=64:bericht-fuerteventura-2008&amp;catid=23:reiseberichte&amp;Itemid=594</text:a></text:p>
          </table:table-cell>
          <table:table-cell table:number-columns-repeated="16" table:style-name="ce52"/>
        </table:table-row>
        <table:table-row table:style-name="ro2">
          <table:table-cell table:style-name="ce25" office:value-type="float" office:value="7">
            <text:p>7</text:p>
          </table:table-cell>
          <table:table-cell table:style-name="ce25" office:value-type="string">
            <text:p>Neuseeland mit Kindern</text:p>
          </table:table-cell>
          <table:table-cell table:style-name="ce25" office:value-type="string">
            <text:p>Neuseeland</text:p>
          </table:table-cell>
          <table:table-cell table:style-name="ce25" office:value-type="string">
            <text:p>Herbst 2015</text:p>
          </table:table-cell>
          <table:table-cell table:style-name="ce25" office:value-type="string">
            <text:p>ID_REV_07</text:p>
          </table:table-cell>
          <table:table-cell table:style-name="ce25" office:value-type="string">
            <text:p>Wir wollten weg, und zwar so richtig lange. Ein letztes Mal, bevor unsere Tochter zur Schule kommt und wir unsere Urlaubsträume in Ferienpläne quetschen müssen. Das Ziel war schnell klar, wir träumten ja seit unserer letzten Reise ans andere Ende der Welt davon: einmal mit den Kindern Neuseeland entdecken. In Ruhe und ohne Stress. Denn was Kinder und Eltern im Urlaub wirklich brauchen, sind Zeit – und Platz. Beides hat Neuseeland im Überfluss zu bieten. Alle Ersparnisse wurden abgehoben, die Katze an Freunde verliehen und die Wohnung untervermietet – so kratzten wir Zeit und Geld für acht Wochen Ferien am Stück zusammen. Kurz nach dem Jahreswechsel, im tiefsten Winter, flogen wir ab, im (Über-)Gepäck einen Buggy, die Fotoausrüstung, drei große Taschen und drei kleine Rucksäcke, einige Ängste und viele Erwartungen. Für circa 1200 Euro pro Person ging es mit der Lufthansa von München nach Tokio und von dort weiter mit Air New Zealand nach Christchurch. Jeweils 12 Stunden dauerte ein Flug. Im Nachhinein war es gar nicht so schlimm: Wir nutzten die Nacht zum Fliegen und schliefen tatsächlich ganz gut, in Japan legten wir einen ganzen Tag Pause ein, der zum Laufen, Toben und Sushi-Essen genutzt wurde. Wir kamen erstaunlich entspannt in Neuseeland an. Und mussten uns komplett umstellen – nicht nur wegen der 12 Stunden Zeitunterschied und der frappierend freundlichen Menschen („Mama, warum lächeln uns die fremden Leute alle so an?“). Von Dezember bis Februar ist auf der Südhalbkugel Hochsommer. Das stark vom Meer beeinflusste Klima ist mild und feucht, auf der Südinsel wird das Wetter mit der Nähe zur Antarktis aber gern mal unfreundlich. Auch im Sommer war es hier sehr wechselhaft mit Regen und Sturm, während wir ab dem Abel Tasman Nationalpark fast durchgängig in subtropischer Hitze geschwitzt haben. Weil die Strände und Zeltplätze auf der Nordinsel brechend voll (und teuer!) sein können, bis Mitte Januar endlich die Schule für die Kiwi-Kinder beginnt, starteten wir im kühleren Süden, wo generell weniger los ist und wir uns langsam an die starke UV-Strahlung gewöhnen konnten. Sonnenhut, Eincremen und UV-Schutzkleidung waren immer Pflicht! Von Christchurch aus, das noch deutlich vom starken September-Beben gezeichnet war (und dessen furchtbare Zerstörung im Februar wir zum Glück auf der Nordinsel „verpassten“) fuhren wir in unserem Wohnmobil zunächst nach Süden – auf der linken Straßenseite natürlich. Den Campervan, einen viersitzigen Toyota Voyager von Britz, nahmen wir wie ein Schneckenhaus überallhin mit. Das war nicht nur praktisch, weil wir spontan anhalten und bleiben konnten und das tägliche Aus- und Einpacken wegfiel. Es gab den Kindern auch das wichtige Heimatgefühl, inmitten der vielen neuen Erlebnisse eine feste Basis zu haben. „Zu Hause“ war das Wohnmobil und die täglichen Routinen wie Bettbauen, Kochen und an der „Dump Station“ das Abwasser ablassen gaben die Tagesstruktur vor.

Auf der wilden Otago-Halbinsel trotzten wir dem antarktischen Sturm und zählten Schafe und Robben, bevor der südlichste Punkt Neuseelands in den abgelegenen Catlins erreicht war. Hier wären wir beinahe für immer geblieben – in der Curio Bay am Ende der Welt, wo fast handzahme Pinguine über Klippen aus versteinerten, prähistorischen Bäumen klettern und sich Hectors Dolphins, die kleinsten Delfine der Welt, Seite an Seite mit riesigen Seelöwen tummeln. Wenn das Meer nicht viel zu kalt zum Baden gewesen wäre (jedenfalls für uns Memmen-Europäer) und die Fische unsere Angel nicht mit Verachtung gestraft hätten, und nicht der Rest von Neuseeland gewartet hätte, … Dann hätten wir den absolut unglaublichen Milford Sound nicht gesehen, wo die schwarz glänzenden Gipfel des Fjordland-Nationalparks, von unzähligen Wasserfällen überspült und mit wild wucherndem Bergregenwald in unzähligen Grünschattierungen bewachsen, steil in die Höhe ragen. An jeder Kurve eröffnete sich ein neues, atemberaubendes Panorama, das unsere Kinnladen nach unten klappen ließ. Und auch die beeindruckenden Southern Lakes bei Queenstown und Wanaka hätten wir verpasst – wo wir in den Bergen am abgeschiedenen Lake Moke eine ganz neue Bedeutung von Stille erlebten, den gewaltigen Sternenhimmel samt Milchstraße und ISS-Raumstation bewunderten, im Arrow River Gold fanden und ehrfürchtig vor den Originaldrehorten der Herr-der-Ringe-Filme standen (ja, wir sind Fans!).
Wir könnten heute auch nicht stolz auf die Beharrlichkeit und das Durchhaltevermögen unserer Kinder sein, die (fast) ohne Klagen den stundenlangen, schweißtreibenden, steilen Aufstieg zum Rob-Roy-Gletscher im Mount Aspiring Nationalpark bewältigten. Der erhabene Anblick eines gewaltigen Gletschers im gleißenden Sonnenschein, durchzogen von gewaltigen Wasserfällen, die aus schwindelerregender Höhe senkrecht nach unten donnern – das fanden wir Eltern toll. Der neugierige Kea an unserem Rastplatz, die knorrigen Baumriesen im Bergregenwald, auf denen man herumklettern konnte und die gefährlich schwankende Hängebrücke hoch über dem wilden Fluss waren die Abenteuer-Belohnung für die Kids. Noch besser als die Vielfalt der atemberaubenden Landschaften in Neuseeland ist ihre gute Lage – alles ist binnen weniger Stunden erreichbar. Lange Fahrten werden kaum nötig und die bekannte und gefürchtete „Wann sind wir da?“-Frage kann gar nicht erst aufkommen. Begeistert waren wir von der Kinderfreundlichkeit; ein Trampolin zum Austoben und Enten zum Füttern gehörten hier zur Campingplatz-Mindestausstattung, niemand meckerte über lärmende Kinder. Unser Geheimtipp: der „Farmyard Holiday Park“ in Geraldine südlich von Christchurch. Nach dem morgendlichen Eselreiten und Quadbike-Fahren können sich die Kinder durch einen Zoo von Haustieren (darunter auch Kängurus und Ratty, ein behäbiges Opossum) streicheln und füttern, dann den wirklich riesigen Spielplatz erkunden und zum Abschluss eines unvergesslichen Tages in den Swimming Pool hüpfen. Noch glücklicher waren unsere Kinder nur im „Smiths Holiday Park“ in Linkwater bei Picton, wo sie eine Schatzkarte bekamen, die zu einem versteckten Wasserfall führte. Beim grandiosen Finale unserer gruseligen Nachtwanderung durch den Regenwald tat sich im Stockfinsteren plötzlich ein zweiter Sternenhimmel auf – rings um uns herum leuchteten die neuseeländischen „Glowworms“ an den Wänden des Tals.
Neben vielen neuen Tieren, die sie sonst nur aus dem Zoo kennen, haben unsere Kinder in Neuseeland noch einiges mehr gelernt: wie man mit Steinen ditschert, eine Handangel auswirft, einen Bogen baut, auf einem Pferd querfeldein reitet … Informationen zur Natur- und Erdgeschichte und zu den Maori, der Urbevölkerung Neuseelands, fanden wir zuhauf in den tollen und kostenlosen Museen überall im Land. Dass die Erde rund ist und verschiedene Zeitzonen hat, dass es eine Plattentektonik gibt und die Erdkruste nicht fest ist, erlebten wir hautnah. Grundlegende Gesetze der Optik lehrte uns schließlich die „Puzzling World“ in Wanaka: Mittels optischer Täuschungen und anderen Tricks zauberten wir uns dort größer und kleiner, rutschten bergauf und bezwangen gemeinsam ein fieses 3D-Labyrinth. Was bleibt von zwei Monaten mit täglich neuen Erlebnissen, zusammengequetscht auf sechs Quadratmetern? Ganz ehrlich: Unsere Reise war verdammt teuer und ab und zu war sie auch verdammt anstrengend. Würden wir uns das noch einmal antun? Ganz ehrlich: Na klar! Überraschenderweise hat man auch am anderen Ende der Welt, ohne Kindergarten und Kundenanrufe, immer noch mit den Nervigkeiten des Alltags zu kämpfen. Und so eine Reise reist sich ja nicht von selbst, für das Organisieren, Planen und Umplanen haben wir viel Kraft gebraucht. Aber bereut haben wir unsere Entscheidung nie, nicht ein einziges Mal wollten wir nach Hause. Wir haben Neuseeland entdeckt, klar. Wir haben aber uns ganz neu entdeckt: unsere Fähigkeiten und Grenzen. Unsere Kinder. Uns als Familie. Die Welt ist so groß, faszinierend und vielfältig, da wäre es doch eine Schande, nicht so viel wie möglich von ihr zu entdecken. Kinder sind dabei kein Hindernis. Das Reisen mit ihnen ist anders und es ist eine Herausforderung; aber das ist ja auch das ganze Leben mit ihnen. Wir würden jederzeit wieder auf Reisen gehen – und werden das hoffentlich auch bald wieder tun!</text:p>
          </table:table-cell>
          <table:table-cell table:style-name="ce25" office:value-type="float" office:value="7">
            <text:p>7</text:p>
          </table:table-cell>
          <table:table-cell table:style-name="ce45" office:value-type="string">
            <text:p>58, 18</text:p>
          </table:table-cell>
          <table:table-cell table:style-name="ce25" office:value-type="float" office:value="9">
            <text:p>9</text:p>
          </table:table-cell>
          <table:table-cell table:style-name="ce43" office:value-type="string" office:value="http://www.kidsaway.de/reiseberichte/asien-pazifik/neuseeland/reisebericht-neuseeland-mit-kindern/">
            <text:p><text:a xlink:href="http://www.kidsaway.de/reiseberichte/asien-pazifik/neuseeland/reisebericht-neuseeland-mit-kindern/">http://www.kidsaway.de/reiseberichte/asien-pazifik/neuseeland/reisebericht-neuseeland-mit-kindern/</text:a></text:p>
          </table:table-cell>
          <table:table-cell table:number-columns-repeated="16" table:style-name="ce52"/>
        </table:table-row>
        <table:table-row table:style-name="ro2">
          <table:table-cell table:style-name="ce25" office:value-type="float" office:value="8">
            <text:p>8</text:p>
          </table:table-cell>
          <table:table-cell table:style-name="ce25" office:value-type="string">
            <text:p>3 coole Off The Path Südamerika Abenteuer</text:p>
          </table:table-cell>
          <table:table-cell table:style-name="ce25" office:value-type="string">
            <text:p>Südamerika</text:p>
          </table:table-cell>
          <table:table-cell table:style-name="ce27"/>
          <table:table-cell table:style-name="ce25" office:value-type="string">
            <text:p>ID_REV_08</text:p>
          </table:table-cell>
          <table:table-cell table:style-name="ce25" office:value-type="string">
            <text:p>Steht Südamerika ebenfalls auf deiner Wunschliste? Für mich ist dieser Kontinent einer der besten für geniale Abenteuer, denn hier erwarten dich gleich mehrere, geile Erlebnisse und Landschaften: vom höchsten Wasserfall der Welt, den Angel Falls, über die weltweit größte Salzpfanne in Bolivien bis hin zum atemberaubendsten Sternenhimmel über der Atacama-Wüste in Chile. Hier gibt’s meine 3 besten Off The Path Tipps und Südamerika Abenteuer, die auch unbedingt auf deine Bucketlist gehören!1.	Terra Dannemann Brasilien – Tauche in die Welt der Zigarren ein! In Brasilien, um genauer zu sein in São Félix in Bahia, kannst du in die Welt der Zigarren eintauchen. Die Terra Dannemann ist eine traditionelle Tabakfarm und wurde vor über 140 Jahren von Geraldo Dannemann gegründet. Hier hast du die einmalige Gelegenheit, mehr über die Geschichte der Zigarrenherstellung in Brasilien und das alte Handwerk zu lernen und sogar deine eigene Zigarre zu rollen – richtig cool! Ich selbst rauche zwar nicht mehr (ich habe unheimlich viel geraucht, bevor ich Line kennengelernt habe), aber so eine echte, brasilianische, frisch gedrehte Zigarre würde ich auf jeden Fall auch gerne mal probieren. Vor allem, wenn ich sie auch noch selbst gedreht habe! Du kannst die Terra Dannemann entweder nur für ein paar Stunden besuchen oder gleich zwei Tage auf der Farm verbringen. Je nach Programm, bekommst du eine Führung durch die Zigarrenmanufaktur und das CENTRO DANNEMANN, das sich in einem richtig schönen Kolonialgebäude aus dem 19. Jahrhundert befindet, drehst deine eigene Zigarre und nimmst mit einem Sommelier an einer Zigarrenverköstigung teil oder besuchst die Plantagen der Tabakfarm San Antonio. Je nachdem, wann du die Farm besuchst, lernst du hierbei von der Aussaat über die Ernte und Trocknung bis zur Fermentation des Tabaks alles über den Prozess der Tabakherstellung. Wenn du länger bleibst, übernachtest du auf der San Antonio do Retiro Farm, bekommst ein typisch bahianisches Abendessen und hast sogar einen kleinen Ausritt mit dem Pferd inklusive. Das Coole an der Terra Dannemann ist zudem, dass sich hier auch für die Umwelt eingesetzt wird. Egal für welches Programm du dich letztendlich entscheidest, nimmst du auch am Wiederaufforstungsprojekt „Adopt a tree“ teil und adoptierst deinen eigenen Baum in der Mata Atlântica in Bahia. Bei den längeren Touren pflanzt du den Baum sogar selbst! Die Preise für die unterschiedlichen Programme gibt es auf Anfrage und die längeren Touren musst du im Voraus reservieren. Eine Übersicht und alle weiteren Infos findest du hier auf der Webseite der Terra Dannemann.2.	Cerro Aconcagua Argentinien – Besteige den größten Berg Südamerikas! Für dich ist hoch noch nicht hoch genug? Dann besteige den höchsten Berg Südamerikas und gleichzeitig der südlichen und westlichen Hemisphere! Mit seinen 6,962 Metern gehört der Cerro Aconcagua in Argentinien zu den sogenannten Seven Summits, die jeweils höchsten Berge der sieben Kontinente. Die Besteigung solltest du aber besser nicht alleine wagen, denn dieses Abenteuer ist nicht ganz ungefährlich. Denn leider sterben hier jedes Jahr Leute, weil sie den Aufstieg schlichtweg unterschätzen! Zwar ist es technisch gesehen nicht schwierig den Cerro Aconcagua zu besteigen, aber das Problem sind die krassen Höhenunterschiede. Über die Nordwest oder Normale Route kannst du den Berg sogar ohne jegliche Erfahrung besteigen. Wichtig ist natürlich, dass du ausreichend fit bist und dich vorher richtig akklimatisierst. Je nach Jahreszeit und Zustand der Route bist du hier teilweise in Steigeisen unterwegs und musst dich vom Bergführer mit Seilen absichern lassen – ein wenig Eisklettern gehört auch dazu. Für die Besteigung benötigst du eine Genehmigung und am besten erreichst du den Berg über Mendoza in Argentinien. Im Schnitt musst du bis zu zwei Wochen für den Auf- und Abstieg einplanen und wenn du es geschafft hast, bist du perfekt für die Berge des Himalayas vorbereitet. Ich bin nach unserer Gipfelbesteigung des Kitzsteinhorns in Zell am See-Kaprun in Österreichjedenfalls total angefixt und deshalb gehört die Besteigung des Cerro Aconcagua auch unbedingt auf meine Buckelteste!3.	Atacama-Wüste Chile – Schau in einen der schönsten Sternenhimmel der Welt! Manchmal zählen die kleinen Dinge im Leben, die dich glücklich machen, wie zum Beispiel ein wahnsinnig schöner Sternenhimmel. Diesen siehst du, wenn du in der Atacama-Wüste in Chile bist. Diese ziemlich trockene Wüste gehört zu den besten Orten weltweit, um Sterne zu beobachten. Egal, ob du so wie ich einfach nur gerne in den Sternenhimmel schaust oder ein astronomischer Profi bist, dieser Himmel über der Atacama-Wüste wird dich umhauen! Du kannst richtig abenteuerlich im Zelt mitten in der Wüste übernachten sowie verschiedene Ausflüge buchen, inklusive Stopps bei den Lagunen vom Salar de Atacama und den Salzbergen oder des Vulkans El Tatio. Der Startpunkt ist meistens die kleine Gemeinde San Pedro de Atacama im Norden Chiles, nicht weit von den Grenzen zu Bolivien und Argentinien. Den atemberaubendsten Himmel habe ich bis dato einmal über Australien und einmal über Neuseelandgesehen – einfach nur der Hammer!</text:p>
          </table:table-cell>
          <table:table-cell table:style-name="ce25" office:value-type="float" office:value="6">
            <text:p>6</text:p>
          </table:table-cell>
          <table:table-cell table:style-name="ce45" office:value-type="string">
            <text:p>60, 61</text:p>
          </table:table-cell>
          <table:table-cell table:style-name="ce25" office:value-type="float" office:value="7">
            <text:p>7</text:p>
          </table:table-cell>
          <table:table-cell table:style-name="ce43" office:value-type="string" office:value="http://www.off-the-path.com/de/suedamerika-abenteuer/">
            <text:p><text:a xlink:href="http://www.off-the-path.com/de/suedamerika-abenteuer/">http://www.off-the-path.com/de/suedamerika-abenteuer/</text:a></text:p>
          </table:table-cell>
          <table:table-cell table:style-name="ce53"/>
          <table:table-cell table:number-columns-repeated="15" table:style-name="ce52"/>
        </table:table-row>
        <table:table-row table:style-name="ro2">
          <table:table-cell table:style-name="ce25" office:value-type="float" office:value="9">
            <text:p>9</text:p>
          </table:table-cell>
          <table:table-cell table:style-name="ce25" office:value-type="string">
            <text:p>Camping mit Hindernissen auf Korsika</text:p>
          </table:table-cell>
          <table:table-cell table:style-name="ce25" office:value-type="string">
            <text:p>Korsika, Italien</text:p>
          </table:table-cell>
          <table:table-cell table:style-name="ce25" office:value-type="string">
            <text:p>Sommer 2015</text:p>
          </table:table-cell>
          <table:table-cell table:style-name="ce25" office:value-type="string">
            <text:p>ID_REV_09</text:p>
          </table:table-cell>
          <table:table-cell table:style-name="ce25" office:value-type="string">
            <text:p>Mit Familie und VW-Bus ging es per Auto-Fähre nach Korsika. Im Mai ist hier Vorsaison und die Insel relativ frei von Touristen. Dafür gestaltet sich die Campingplatzsuche recht schwierig. Während dieser Suche haben wir dafür einen Großteil der abwechslungsreichen und wunderschönen Landschaft zu Gesicht bekommen. Mit Corsica Ferries kommen wir an einem sonnigen Mai-Tag in Bastia an. Die Überfahrt von Livorno haben wir gut überstanden, auch wenn es relativ voll auf der Fähre war und uns der wenige Schlaf noch in den Knochen steckt. Den Hafen bzw. die Anlegestelle von Corsica Ferries in Livorno zu finden ist im Dunkeln eine echte Herausforderung und hat uns (und andere Reisende) am Vorabend gefühlte zwei Stunden gekostet.
Doch jetzt sind wir da und voller Vorfreude machen wir uns auf Richtung Piana, im Westen Korsikas.
Wir wählen den direkten Weg durchs Landesinnere und nicht die "Autobahn", für die man einen Umweg in Kauf nehmen muss.
Wenn wir gewusst hätten, wie es um die Serpentinstraßen steht und wie mühsam es für unseren alten VW LT ist, sich durch die Bergstraßen zu schlängeln, hätten wir anders entschieden. Aber uns wären auch der unmittelbare Blick auf die Bergwälder und der Genuss der feucht-kühlen und klaren Luft verwehrt geblieben. Für die circa 140 Kilometer brauchen wir über drei Stunden. Die Fahrt geht direkt durchs Landesinnere über schmale und scharf geschnittene Serpentinstraßen, die noch aus der Zeit zu stammen scheinen, als Asterix auf Korsika übelriechenden Käse gekostet hat. Für uns Insassen und unseren Bus eine echte Qual. Dafür ist die kühle, klare Luft hier ganz oben in den fast nebligen Wäldern des korsischen Gebirges von einer Qualität, wie ich sie noch nie zuvor erlebt habe. Und auch das satte Grün der Blätter und des Moos, die kitschig dahinplätschernden Bäche und die engstehenden Bäume lassen uns kurz überlegen, ob wir diese Natur dem geplanten Strandurlaub vorziehen sollten.
Als uns schließlich riesige Reisebusse auf den nicht gesicherten Straßen in einem unglaublichen Tempo entgegenkommen beschließen wir, mit dem Jammern aufzuhören und tapfer durchzuhalten. Wir sind angekommen. An einer Traumbucht, in einer Traumumgebung (Naturreservat) und einem sehr guten Fischrestaurant mit Blick aufs Meer. Nur unser Campingplatz, Plage d'Arone, ist geschlossen. Obwohl das laut Reiseführer UND Internet nicht sein kann. Wir versuchen, einen Ansprechpartner zu finden und erhalten schließlich nach sehr viel Engagement eine Telefonnummer vom wortkargen Verwalter? Gärtner?. Der Betreiber am anderen Ende der Leitung berichtet uns, dass er noch keine Lust hat, der Platz bleibt geschlossen.
Die umliegenden Appartements sind schon zu mieten, übersteigen aber unser Budget.
Also heißt es nach einer Nacht unerlaubten Wildcampings umkehren und eine Alternative finden. Aber sollten wir wieder einmal nach Korsika fahren, werden wir auf jeden Fall hierher zurückkehren! Unser neues Ziel muss in der Nähe einer größeren Stadt sein, damit wir problemlos Lebensmittel kaufen können. Porto wäre auch eine Überlegung wert. Ein malerisches, korsisches Dorf in der Nähe von Piana. Allerdings ist der Strand nicht einfach zu Fuß erreichbar und einen geöffneten Campingplatz gibt es jetzt noch nicht.
Da der Hinweg so beschwerlich war und unser Urlaub nur kurz ist, fahren wir wieder Richtung Bastia, um dem Rückweg jetzt schon zu verkürzen. Wir landen in Calvi und staunen über die Menschenmassen, die wegen eines Radrennens hier in den Norden Korsikas gepilgert ist.

Zwischen Calvi und Ile-Rousse finden wir dann endlich einen Campingplatz, der direkt am Strand liegt und in unmittelbarer Nähe eines Fischerdorfes liegt. So verleben wir einen ruhigen Campingurlaub mit kleineren Ausflügen, nach Ile-Rousse und in die Umgebung, trauern ein bisschen der wunderschönen Landschaft bei Piana mit der atemberaubenden Felsenlandschaft aus wild zerklüfteten Granitfelsen nach und entkommen nur knapp einer Rauchvergiftung, als der Camping-Boss in aller Herrgottsfrühe Gras, Pinienzapfen und Gestrüpp anzündet und der Wind den Rauch in unsere Richtung treibt.

Auch wenn wir die Westküste dem Norden vorgezogen hätten, Korsika ist eine wunderschöne, übersichtliche Insel mit den verschiedensten Naturlandschaften, einem traumhaften Klima und einer leckeren Speisekarte. Also nur zu empfehlen!</text:p>
          </table:table-cell>
          <table:table-cell table:style-name="ce25" office:value-type="float" office:value="7">
            <text:p>7</text:p>
          </table:table-cell>
          <table:table-cell table:style-name="ce45" office:value-type="string">
            <text:p>5, 63, 64</text:p>
          </table:table-cell>
          <table:table-cell table:style-name="ce25" office:value-type="float" office:value="2">
            <text:p>2</text:p>
          </table:table-cell>
          <table:table-cell table:style-name="ce43" office:value-type="string" office:value="http://www.geo.de/reisen/community/reisebericht/122624/2/Camping-mit-Hindernissen-auf-Korsika">
            <text:p><text:a xlink:href="http://www.geo.de/reisen/community/reisebericht/122624/2/Camping-mit-Hindernissen-auf-Korsika">http://www.geo.de/reisen/community/reisebericht/122624/2/Camping-mit-Hindernissen-auf-Korsika</text:a></text:p>
          </table:table-cell>
          <table:table-cell table:number-columns-repeated="16" table:style-name="ce52"/>
        </table:table-row>
        <table:table-row table:style-name="ro2">
          <table:table-cell table:style-name="ce25" office:value-type="float" office:value="10">
            <text:p>10</text:p>
          </table:table-cell>
          <table:table-cell table:style-name="ce25" office:value-type="string">
            <text:p>Unruhe im Sand</text:p>
          </table:table-cell>
          <table:table-cell table:style-name="ce25" office:value-type="string">
            <text:p>Tunesien</text:p>
          </table:table-cell>
          <table:table-cell table:style-name="ce25" office:value-type="string">
            <text:p>Herbst 2015</text:p>
          </table:table-cell>
          <table:table-cell table:style-name="ce25" office:value-type="string">
            <text:p>ID_REV_10</text:p>
          </table:table-cell>
          <table:table-cell table:style-name="ce25" office:value-type="string">
            <text:p>In der tunesischen Sahara gelten sie als harte Nuss: die Tafelberge von Timbain inmitten des Meeres ohne Wasser. Sie zu erreichen ist ein Vabanque-Spiel, das nur wenige gewinnen. Mit vier Freunden hat sich Dirk Schäfer auf das Spiel eingelassen. Es könnte eine Abkürzung sein. Eine, die wir dringend brauchen. Schon viel zu lange sind wir unterwegs, und noch immer trennen uns fast 200 Kilometer von Douz. An den Col de Biada, der sich hier als Kilometersparer andient, erinnert sich Andy als einen ruppigen Übergang in das Flachland der Chotts und rät ab: »Die Südseite ist zwar asphaltiert, aber der Nordhang ist total felsig mit fetten Absätzen dazwischen. So beladen wie wir sind, sollten wir’s besser lassen. Außerdem wird’s langsam dunkel. Wenn wir da ein Problem bekommen ... « Was bringt einen trotz dieser Warnung dazu, den Pass dennoch zu befahren? »Ist alles asphaltiert!« Lässig lehnt der Polizist in seiner blauen Uniform aus dem Wagenfenster. Von hier bis auf die Südseite des Passes sei alles durchgehend geteert, versichert er noch mal. Sein Kollege nickt aufmuntert vom Beifahrersitz. »Wir eskortieren Sie aus der Stadt auf die richtige Straße.« Dem Rundum-sorglos-Paket der beiden Ordnungshüter widersprechen wir nicht und folgen wie die Küken der Glucke in die Berge. Die beiden Blauen winken zum Abschied und tatsächlich: Was einst derbe Piste war, ist eine Straße geworden. Rumpelig zwar, aber eine Straße, die uns nicht ins Schwitzen bringen wird. Wir hätten misstrauischer sein sollen. Uns bleibt nur Eines: Wir müssen über die Berge, egal wie. Nur bis zur nächsten kleinen Siedlung reicht der Teerstrang. Dahinter schiebt der Col de Biada seine immer noch geschotterte Zunge in unsere Richtung. Das muss die Grenze der Zuständigkeit unserer hilfsbereiten blauen Engel sein. Oder die Grenze ihrer Zurechnungsfähigkeit. Der erste Anflug von Ärger über die Fehlinformation zerstäubt im befreienden Lachen. Wir sind in Tunesien! Bienvenue! Im Angesicht des fahler werdenden Tageslichts gibt’s nur eine Entscheidung. Über die Berge, egal wie! Die Rechnung lässt nicht lange auf sich warten. Von den Niederschlägen der vergangenen Tage ist die Piste weich wie ein frischer Kuchenteig. Die felsigen Passagen zwischen den Teigsektionen erinnern an Freitreppen. Nur unregelmäßiger. Eine Frage der Zeit, wann sich die Grundgesetze der Physik über das erste Opfer hermachen. Hinter einem knackigen Anstieg ragt der linke Alu-Koffer von Susannes Suzuki über die Kuppe. Susanne winkt: alles in Ordnung. Außer, dass das Aufrichten der Sechshundertfünfziger auf dem Pistenschleim alleine nicht möglich ist und die sonst gefügigen TKC 80 vom klebrigen braunen Kleister unfahrbar zugepampt sind. Die Minuten rinnen durch das Stundenglas, und kurz vor Mitternacht laufen wir in Douz ein. Endlich. »Und, mes amis, wohin fahrt Ihr dieses Mal?« Mohammed hat uns schon erwartet. Wann immer wir in Tunesien sind, dürfen wir in seinem Haus am Rand der Wüste übernachten. Als er uns am Morgen mit Datteln aus seinem Palmenhain begrüßt, ist in seinem Gesicht immer noch der Junge zu erkennen, der er einmal war. »Und, mes amis, wohin fahrt Ihr dieses Mal?« Wir wollen zu den Sandrosen, nach Ksar Ghilane und vielleicht nach Timbain. »Timbain, das ist nicht leicht. Aber es hat neulich viel geregnet, da ist der Sand nicht so weich wie sonst.« Egal, welche Piste wir in den nächsten Tagen in Angriff nehmen: Mohammeds Einschätzung war richtig. Der Sand ist meist nur an der Oberfläche weich, darunter fest, manchmal richtig feucht. Der erste Ausflug zum Café du Port du Desert fällt dann auch recht locker aus. An der Gabelung zweier Pisten, die letztlich beide in der Oase Ksar Ghilane enden, führt Tamer mit seinem Vater das Café. Noch vor zwei Jahren war es fast nur mit Palmwedeln umfriedet. Jetzt haben die beiden renoviert und Mauern mit einem festen Dach geschaffen. Tamer hat mit seinen 24 Jahren noch große Pläne. Einen Campingplatz würde er neben dem Café gerne anlegen. Wenn man ihn hört und sieht, was er hier aus dem Nichts gemacht hat, möchte man es zu gerne glauben und ihm noch mehr wünschen.</text:p>
          </table:table-cell>
          <table:table-cell table:style-name="ce25" office:value-type="float" office:value="2">
            <text:p>2</text:p>
          </table:table-cell>
          <table:table-cell table:style-name="ce45" office:value-type="string">
            <text:p>65, 66, 67</text:p>
          </table:table-cell>
          <table:table-cell table:style-name="ce25" office:value-type="float" office:value="6">
            <text:p>6</text:p>
          </table:table-cell>
          <table:table-cell table:style-name="ce43" office:value-type="string" office:value="https://www.tourenfahrer.de/motorrad-reisen/reiseberichte/tunesien/">
            <text:p><text:a xlink:href="https://www.tourenfahrer.de/motorrad-reisen/reiseberichte/tunesien/">https://www.tourenfahrer.de/motorrad-reisen/reiseberichte/tunesien/</text:a></text:p>
          </table:table-cell>
          <table:table-cell table:number-columns-repeated="16" table:style-name="ce52"/>
        </table:table-row>
        <table:table-row table:style-name="ro2">
          <table:table-cell table:style-name="ce25" office:value-type="float" office:value="11">
            <text:p>11</text:p>
          </table:table-cell>
          <table:table-cell table:style-name="ce25" office:value-type="string">
            <text:p>Reitferien im Hof Hennings!</text:p>
          </table:table-cell>
          <table:table-cell table:style-name="ce25" office:value-type="string">
            <text:p>Salzburg, Österreich</text:p>
          </table:table-cell>
          <table:table-cell table:style-name="ce25" office:value-type="string">
            <text:p>Sommer 2015</text:p>
          </table:table-cell>
          <table:table-cell table:style-name="ce25" office:value-type="string">
            <text:p>ID_REV_11</text:p>
          </table:table-cell>
          <table:table-cell table:style-name="ce25" office:value-type="string">
            <text:p>In diesem Jahr waren wir 3 mal bei den Hennings. Das erste Mal Anfang Juli. Die Kinder hatten wir eingebucht, um auch auf dem Hof zu übernachten und wir wohnten in einem Apartment in der Nähe. Wir wussten nicht wie unsere Kinder, die erst 7 und 9 Jahre alt und waren, dass ohne die Eltern schaffen werden. Unsere Sorge stellte sich als vollkommen unbegründet heraus, denn als wir nach 2 Tagen nervenzehrendem Warten die Kinder schließlich sahen, waren sie pudelwohl und hatten nur ein beiläufiges „Hallo Mama, hallo Papa“ für uns ... sie waren schon völlig in die Gemeinschaft mit den anderen Kindern und Betreuerinnen integriert, was Ihnen sichtlich Spaß machte. Damit konnte auch der Urlaub für uns starten. Wir begannen mit Reitstunden. Mein Mann machte seine ersten Erfahrungen auf dem Pferd Olaf. Er bekam Reitstunden von Herrn Hennings persönlich und wurde erst einmal über die Natur und Seele von Olaf aufgeklärt. Es ging erst mal um das Pferd und nicht so sehr um den Reiter was uns beeindruckte und meinem Mann später oft half, eine Bindung zu Olaf zu entwickeln. Überhaupt hat uns beeindruckt, wie individuell und fürsorglich die Hennings und Ihr Team mit den Pferden umgehen und auch den Kindern von Anfang an den Respekt und die Fürsorge für das Tier vermitteln. Ich selbst bekam eine Stute namens Tina für den Unterricht und ich erinnere mich, dass Tina mir nicht einen Ihrer Hufe zum Auskratzen geben wollte ... ja,  auch Sie hatte Ihr individuelles Wesen auf das ich mich ohne Zwang einlassen musste. Ich war in den letzten Jahren immer nur noch durch Feld, Wald und Wiesen geritten und bekam nun zum ersten Mal in meinem Leben “ordentlichen” Reitunterricht. Egal ob bei Herrn Hennings, seiner Tochter Franziska oder dem Reitlehrer Udo Lensch ... der Unterricht war immer sehr gut und sowohl mein Mann als auch ich machten sehr gute Fortschritte. Auch bei den Kindern lief alles bestens und die Reitfortschritte waren jeden Tag sichtbar. Darüber hinaus war es offensichtlich, wie sehr sie das Erlebnis ihrer eigenen Unabhängigkeit genossen. Der erste Urlaub hatte uns allen so gut gefallen, dass wir dann noch 2 weitere Male die Hennings dieses Jahr besuchten. Das letzte mal mit der Freundin unserer Tochter, die auch hellauf begeistert war. Zum „krönenden“ Abschluss hatten alle Kinder voller Stolz Ihre Reitabzeichen gemacht  und sogar mein Mann und ich haben unverhofft die Abzeichen für Erwachsene absolviert und „hurra“ bestanden. Die Familie Hennings und ihr Betreuerinnen/Reitlehrer Team sind super, die Pferde haben ein tolles Wesen und sind gut gepflegt und die ganze Anlage bietet viel Abwechslung mit Reitstunden in der Halle, auf dem großen Reitplatz oder Ausritte durch die Felder um den Hof an einen (hauseigenen) See. Wir hatten damit eine super Zeit!</text:p>
          </table:table-cell>
          <table:table-cell table:style-name="ce25" office:value-type="float" office:value="7">
            <text:p>7</text:p>
          </table:table-cell>
          <table:table-cell table:style-name="ce45" office:value-type="string">
            <text:p>58, 68, 31, 69, 70</text:p>
          </table:table-cell>
          <table:table-cell table:style-name="ce45" office:value-type="float" office:value="9">
            <text:p>9</text:p>
          </table:table-cell>
          <table:table-cell table:style-name="ce43" office:value-type="string" office:value="https://reiterhof-hennings.de/inhalt.php?DOC_INST=48">
            <text:p><text:a xlink:href="https://reiterhof-hennings.de/inhalt.php?DOC_INST=48">https://reiterhof-hennings.de/inhalt.php?DOC_INST=48</text:a></text:p>
          </table:table-cell>
          <table:table-cell table:number-columns-repeated="16" table:style-name="ce52"/>
        </table:table-row>
        <table:table-row table:style-name="ro2">
          <table:table-cell table:style-name="ce25" office:value-type="float" office:value="12">
            <text:p>12</text:p>
          </table:table-cell>
          <table:table-cell table:style-name="ce25" office:value-type="string">
            <text:p>Wo die Nordlichter tanzen [Island]</text:p>
          </table:table-cell>
          <table:table-cell table:style-name="ce25" office:value-type="string">
            <text:p>Island</text:p>
          </table:table-cell>
          <table:table-cell table:style-name="ce25" office:value-type="string">
            <text:p>Winter 2014</text:p>
          </table:table-cell>
          <table:table-cell table:style-name="ce25" office:value-type="string">
            <text:p>ID_REV_12</text:p>
          </table:table-cell>
          <table:table-cell table:style-name="ce25" office:value-type="string">
            <text:p>Es ist ja leider nicht wie im Theater: Du kaufst dir ein Ticket, nimmst Platz und die Show beginnt. Nein, Aurora ist wie eine kapriziöse Diva. Sie tritt nur auf, wann es ihr passt und wo es ihr passt. Ihre Verehrer reisen um die halbe Welt, um sie live zu erleben. Schlagen sich die Nächte in klirrender Kälte um die Ohren. Spielt das Wetter nicht mit, fällt die Show aus. Und selbst eine perfekte Bühne ist kein Garant für ihren Auftritt. Drei Anläufe habe ich unternommen, um das Himmelsleuchten, die Polarlichter live zu erleben. Drei Reisen nach Island waren nötig. Und dabei war ich keinesfalls zur falschen Jahreszeit unterwegs. Aber immer am falschen Ort. Die Enttäuschung war – Na ja, wie schon? – groß. Besonders, wenn es morgens hieß, dass in der Nacht zuvor irgendwo über Island die Lichter getanzt hätten. Eben dort, wo der Himmel wolkenlos war. Diesmal, Ende Februar, stehen die Chancen gut. Wir befinden uns gerade auf dem Peak der Sonnenaktivität (ganz unwissenschaftlich unten erklärt). Alle elf Jahre kommt das vor. Über Island tanzen die Nordlichter dann fast jede Nacht … So zumindest stell ich es mir vor. Außerdem bin ich mit Runólfur Hauksson unterwegs, der seit fast acht Jahren auf Aurora-Jagd geht. Und das ziemlich erfolgreich. Es ist mein erster Tag in Island. Von der Anreise bin ich müde, auch vom Sightseeing in Reykjavík. Und nach dem aufregenden Abend mit Ronnis Freunden im „Sægreifinn“, dem „Seebaron“, einem kleinen Restaurant am Hafen, wo ein ausgestopfter Mann in der Ecke sitzt, wo es die beste Fischsuppe Islands gibt – Probierteller gratis! – und wo mich ein 10-jähriger ganz lässig an die Wand diskutiert, bin ich eigentlich reif fürs Bett. Ronni sieht das anders. Seine Aurora-App piept unaufhörlich. Günstige Aussichten für die kommende Nacht. Schließlich bin ich deswegen überhaupt hier, oder? „Nacht“ bedeutet „nach Mitternacht“. Es ist erst 22 Uhr. Die Zeit vergeht mit Equipment vorbereiten, Kameraeinstellungen prüfen und dem obligatorischen Rein-in-Thermounterwäsche-Fleecepulli-und-Ski-Klamotten. Wer auf Aurora-Jagd geht, muss sich warm anziehen. Aurora und die Lichter der Stadt vertragen sich nicht gut. Also verlassen wir Reykjavík Richtung Thingvellier Nationalpark, fahren eine Weile die Landstraße entlang. Links und rechts liegt Schnee. Viel ist nicht zu erkennen. Irgendwann passieren wir das Haus des Schriftstellers und Nobelpreisträgers Halldór Laxness. Island ist ein Volk der Dichter. Und hier hat die Dichtung auch noch nicht aufgehört, Sache aller zu sein. Poesie ist auch das, was als weißer, zarter Schleier am Himmel auftaucht. Obwohl es so gar nicht meiner Vorstellung vom Polarlicht entspricht, weiß ich: Das ist es!  Bei nächster Gelegenheit biegen wir auf einen Feldweg ab. Ich befürchte schon, wir brauchen zu lange, kommen zu spät. Aber der Schleier tanzt, verdichtet sich und beginnt grünlich zu schimmern. Mit bloßem Auge lässt sich das Phänomen leider nicht immer in aller Farbpracht beobachten. Ein wenig Glück gehört dazu. Wir haben Glück. Meine allererste Aurora bewegt sich anmutig, zieht wie ein Sternenschweif über den Himmel, dreht Pirouetten, flimmert grün und ein wenig rot. Ich kann mich nicht erinnern wie lange wir in dieser Nacht in den Himmel geschaut haben. Vielleicht war es eine Stunde, vielleicht waren es zwei. Erst als unsere Finger taub sind, brechen wir auf. Aurora tanzt immer noch. In der nächsten Nacht explodiert der Himmel geradezu. Grün, Rot, Pink stürzt es auf uns herab. Eine Sinfonie am Himmel. Wir fahren hinauf auf den Eyjafjallajökull, den Vulkan, der 2010 Island endgültig ins Blickfeld der Welt gerückt hat. Hier oben scheinen wir dem Himmel näher. Und sind ganz allein mit den Sternen und dem Nordlicht. Wer einmal in der Wüste oder hoch oben in den Bergen, weitab von jeder Stadt, in den sternenklaren Himmel geschaut hat, weiß wie wunderschön das ist. Mit Aurora gefühlte 1001 Mal schöner.</text:p>
          </table:table-cell>
          <table:table-cell table:style-name="ce25" office:value-type="float" office:value="5">
            <text:p>5</text:p>
          </table:table-cell>
          <table:table-cell table:style-name="ce45" office:value-type="string">
            <text:p>25, 71, 21</text:p>
          </table:table-cell>
          <table:table-cell table:style-name="ce45" office:value-type="float" office:value="5">
            <text:p>5</text:p>
          </table:table-cell>
          <table:table-cell table:style-name="ce43" office:value-type="string" office:value="https://6gradost.com/2014/03/30/wo-die-nordlichter-tanzen/">
            <text:p><text:a xlink:href="https://6gradost.com/2014/03/30/wo-die-nordlichter-tanzen/">https://6gradost.com/2014/03/30/wo-die-nordlichter-tanzen/</text:a></text:p>
          </table:table-cell>
          <table:table-cell table:number-columns-repeated="16" table:style-name="ce52"/>
        </table:table-row>
        <table:table-row table:style-name="ro2">
          <table:table-cell table:style-name="ce25"/>
          <table:table-cell table:number-columns-repeated="6" table:style-name="ce33"/>
          <table:table-cell table:number-columns-repeated="2" table:style-name="ce54"/>
          <table:table-cell table:style-name="ce55"/>
          <table:table-cell table:number-columns-repeated="16" table:style-name="ce52"/>
        </table:table-row>
        <table:table-row table:style-name="ro2">
          <table:table-cell table:number-columns-repeated="7" table:style-name="ce33"/>
          <table:table-cell table:number-columns-repeated="2" table:style-name="ce54"/>
          <table:table-cell table:style-name="ce55"/>
          <table:table-cell table:number-columns-repeated="16" table:style-name="ce52"/>
        </table:table-row>
        <table:table-row table:style-name="ro2">
          <table:table-cell table:number-columns-repeated="7" table:style-name="ce33"/>
          <table:table-cell table:number-columns-repeated="2" table:style-name="ce54"/>
          <table:table-cell table:style-name="ce55"/>
          <table:table-cell table:number-columns-repeated="16" table:style-name="ce52"/>
        </table:table-row>
        <table:table-row table:style-name="ro2">
          <table:table-cell table:number-columns-repeated="7" table:style-name="ce33"/>
          <table:table-cell table:number-columns-repeated="2" table:style-name="ce54"/>
          <table:table-cell table:style-name="ce55"/>
          <table:table-cell table:number-columns-repeated="16" table:style-name="ce52"/>
        </table:table-row>
        <table:table-row table:style-name="ro2">
          <table:table-cell table:number-columns-repeated="7" table:style-name="ce33"/>
          <table:table-cell table:number-columns-repeated="2" table:style-name="ce54"/>
          <table:table-cell table:style-name="ce55"/>
          <table:table-cell table:number-columns-repeated="16" table:style-name="ce52"/>
        </table:table-row>
        <table:table-row table:style-name="ro2">
          <table:table-cell table:number-columns-repeated="7" table:style-name="ce33"/>
          <table:table-cell table:number-columns-repeated="2" table:style-name="ce54"/>
          <table:table-cell table:style-name="ce55"/>
          <table:table-cell table:number-columns-repeated="16" table:style-name="ce52"/>
        </table:table-row>
        <table:table-row table:style-name="ro2">
          <table:table-cell table:number-columns-repeated="7" table:style-name="ce33"/>
          <table:table-cell table:number-columns-repeated="2" table:style-name="ce54"/>
          <table:table-cell table:style-name="ce55"/>
          <table:table-cell table:number-columns-repeated="16" table:style-name="ce52"/>
        </table:table-row>
        <table:table-row table:style-name="ro2">
          <table:table-cell table:number-columns-repeated="7" table:style-name="ce33"/>
          <table:table-cell table:number-columns-repeated="2" table:style-name="ce54"/>
          <table:table-cell table:style-name="ce55"/>
          <table:table-cell table:number-columns-repeated="16" table:style-name="ce52"/>
        </table:table-row>
        <table:table-row table:style-name="ro2">
          <table:table-cell table:number-columns-repeated="7" table:style-name="ce34"/>
          <table:table-cell table:number-columns-repeated="2" table:style-name="ce56"/>
          <table:table-cell table:number-columns-repeated="17" table:style-name="ce52"/>
        </table:table-row>
        <table:table-row table:style-name="ro2">
          <table:table-cell table:number-columns-repeated="7" table:style-name="ce34"/>
          <table:table-cell table:number-columns-repeated="2" table:style-name="ce56"/>
          <table:table-cell table:number-columns-repeated="17"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row table:style-name="ro2">
          <table:table-cell table:number-columns-repeated="26" table:style-name="ce52"/>
        </table:table-row>
      </table:table>
      <table:table table:name="Categories" table:style-name="ta4" table:print="false">
        <office:forms form:automatic-focus="false" form:apply-design-mode="false"/>
        <table:table-column table:style-name="co20" table:default-cell-style-name="ce15"/>
        <table:table-column table:style-name="co21" table:default-cell-style-name="ce15"/>
        <table:table-column table:style-name="co22" table:default-cell-style-name="ce15"/>
        <table:table-column table:style-name="co19" table:default-cell-style-name="ce15" table:number-columns-repeated="253"/>
        <table:table-row table:style-name="ro2">
          <table:table-cell table:style-name="ce57" office:value-type="string">
            <text:p>ID</text:p>
          </table:table-cell>
          <table:table-cell table:style-name="ce57" office:value-type="string">
            <text:p>DE name</text:p>
          </table:table-cell>
          <table:table-cell table:style-name="ce57" office:value-type="string">
            <text:p>EN name</text:p>
          </table:table-cell>
          <table:table-cell table:number-columns-repeated="23" table:style-name="ce58"/>
        </table:table-row>
        <table:table-row table:style-name="ro2">
          <table:table-cell table:style-name="ce59" office:value-type="float" office:value="1">
            <text:p>1</text:p>
          </table:table-cell>
          <table:table-cell table:style-name="ce59" office:value-type="string">
            <text:p>Sport </text:p>
          </table:table-cell>
          <table:table-cell table:style-name="ce59" office:value-type="string">
            <text:p>Sports</text:p>
          </table:table-cell>
        </table:table-row>
        <table:table-row table:style-name="ro2">
          <table:table-cell table:style-name="ce59" office:value-type="float" office:value="2">
            <text:p>2</text:p>
          </table:table-cell>
          <table:table-cell table:style-name="ce60" office:value-type="string">
            <text:p>Extremsport und Expeditionen</text:p>
          </table:table-cell>
          <table:table-cell table:style-name="ce59" office:value-type="string">
            <text:p>Extreme Sports and Expeditions</text:p>
          </table:table-cell>
        </table:table-row>
        <table:table-row table:style-name="ro2">
          <table:table-cell table:style-name="ce59" office:value-type="float" office:value="3">
            <text:p>3</text:p>
          </table:table-cell>
          <table:table-cell table:style-name="ce60" office:value-type="string">
            <text:p>Spiele</text:p>
          </table:table-cell>
          <table:table-cell table:style-name="ce59" office:value-type="string">
            <text:p>Games</text:p>
          </table:table-cell>
        </table:table-row>
        <table:table-row table:style-name="ro2">
          <table:table-cell table:style-name="ce59" office:value-type="float" office:value="4">
            <text:p>4</text:p>
          </table:table-cell>
          <table:table-cell table:style-name="ce60" office:value-type="string">
            <text:p>Wellness und Gesundheit</text:p>
          </table:table-cell>
          <table:table-cell table:style-name="ce59" office:value-type="string">
            <text:p>Wellness and Health</text:p>
          </table:table-cell>
        </table:table-row>
        <table:table-row table:style-name="ro2">
          <table:table-cell table:style-name="ce59" office:value-type="float" office:value="5">
            <text:p>5</text:p>
          </table:table-cell>
          <table:table-cell table:style-name="ce60" office:value-type="string">
            <text:p>Spaß</text:p>
          </table:table-cell>
          <table:table-cell table:style-name="ce59" office:value-type="string">
            <text:p>Fun</text:p>
          </table:table-cell>
        </table:table-row>
        <table:table-row table:style-name="ro2">
          <table:table-cell table:style-name="ce59" office:value-type="float" office:value="6">
            <text:p>6</text:p>
          </table:table-cell>
          <table:table-cell table:style-name="ce60" office:value-type="string">
            <text:p>Kultur und Bildung</text:p>
          </table:table-cell>
          <table:table-cell table:style-name="ce59" office:value-type="string">
            <text:p>Culture and Education</text:p>
          </table:table-cell>
        </table:table-row>
        <table:table-row table:style-name="ro2">
          <table:table-cell table:style-name="ce59" office:value-type="float" office:value="7">
            <text:p>7</text:p>
          </table:table-cell>
          <table:table-cell table:style-name="ce60" office:value-type="string">
            <text:p>Familie und Kinder</text:p>
          </table:table-cell>
          <table:table-cell table:style-name="ce59" office:value-type="string">
            <text:p>Family and Children</text:p>
          </table:table-cell>
        </table:table-row>
        <table:table-row table:style-name="ro2">
          <table:table-cell table:style-name="ce59" office:value-type="float" office:value="8">
            <text:p>8</text:p>
          </table:table-cell>
          <table:table-cell table:style-name="ce60" office:value-type="string">
            <text:p>Volunteering</text:p>
          </table:table-cell>
          <table:table-cell table:style-name="ce59" office:value-type="string">
            <text:p>Volunteering</text:p>
          </table:table-cell>
        </table:table-row>
      </table:table>
      <table:table table:name="Tags" table:style-name="ta5" table:print="false">
        <office:forms form:automatic-focus="false" form:apply-design-mode="false"/>
        <table:table-column table:style-name="co23" table:default-cell-style-name="ce15"/>
        <table:table-column table:style-name="co24" table:default-cell-style-name="ce15"/>
        <table:table-column table:style-name="co25" table:default-cell-style-name="ce15"/>
        <table:table-column table:style-name="co23" table:default-cell-style-name="ce15" table:number-columns-repeated="253"/>
        <table:table-row table:style-name="ro2">
          <table:table-cell table:style-name="ce61" office:value-type="string">
            <text:p>ID</text:p>
          </table:table-cell>
          <table:table-cell table:style-name="ce61" office:value-type="string">
            <text:p>DE Tags</text:p>
          </table:table-cell>
          <table:table-cell table:style-name="ce61" office:value-type="string">
            <text:p>EN Tags</text:p>
          </table:table-cell>
          <table:table-cell table:number-columns-repeated="23" table:style-name="ce24"/>
        </table:table-row>
        <table:table-row table:style-name="ro2">
          <table:table-cell table:style-name="ce62" office:value-type="float" office:value="1">
            <text:p>1</text:p>
          </table:table-cell>
          <table:table-cell table:style-name="ce62" office:value-type="string">
            <text:p>Orgel</text:p>
          </table:table-cell>
          <table:table-cell table:style-name="ce62" office:value-type="string">
            <text:p>Organ</text:p>
          </table:table-cell>
          <table:table-cell table:style-name="ce63"/>
        </table:table-row>
        <table:table-row table:style-name="ro2">
          <table:table-cell table:style-name="ce62" office:value-type="float" office:value="2">
            <text:p>2</text:p>
          </table:table-cell>
          <table:table-cell table:style-name="ce62" office:value-type="string">
            <text:p>Musik</text:p>
          </table:table-cell>
          <table:table-cell table:style-name="ce62" office:value-type="string">
            <text:p>Music</text:p>
          </table:table-cell>
        </table:table-row>
        <table:table-row table:style-name="ro2">
          <table:table-cell table:style-name="ce62" office:value-type="float" office:value="3">
            <text:p>3</text:p>
          </table:table-cell>
          <table:table-cell table:style-name="ce62" office:value-type="string">
            <text:p>Kultur</text:p>
          </table:table-cell>
          <table:table-cell table:style-name="ce62" office:value-type="string">
            <text:p>Culture</text:p>
          </table:table-cell>
        </table:table-row>
        <table:table-row table:style-name="ro2">
          <table:table-cell table:style-name="ce62" office:value-type="float" office:value="4">
            <text:p>4</text:p>
          </table:table-cell>
          <table:table-cell table:style-name="ce62" office:value-type="string">
            <text:p>Orgeltours</text:p>
          </table:table-cell>
          <table:table-cell table:style-name="ce62" office:value-type="string">
            <text:p>Organ Tours</text:p>
          </table:table-cell>
          <table:table-cell/>
          <table:table-cell table:style-name="ce64"/>
        </table:table-row>
        <table:table-row table:style-name="ro2">
          <table:table-cell table:style-name="ce62" office:value-type="float" office:value="5">
            <text:p>5</text:p>
          </table:table-cell>
          <table:table-cell table:style-name="ce25" office:value-type="string">
            <text:p>Campingurlaub</text:p>
          </table:table-cell>
          <table:table-cell table:style-name="ce62" office:value-type="string">
            <text:p>Camping holiday</text:p>
          </table:table-cell>
        </table:table-row>
        <table:table-row table:style-name="ro2">
          <table:table-cell table:style-name="ce62" office:value-type="float" office:value="6">
            <text:p>6</text:p>
          </table:table-cell>
          <table:table-cell table:style-name="ce25" office:value-type="string">
            <text:p>Singleeltern</text:p>
          </table:table-cell>
          <table:table-cell table:style-name="ce62" office:value-type="string">
            <text:p>Single parents</text:p>
          </table:table-cell>
        </table:table-row>
        <table:table-row table:style-name="ro2">
          <table:table-cell table:style-name="ce62" office:value-type="float" office:value="7">
            <text:p>7</text:p>
          </table:table-cell>
          <table:table-cell table:style-name="ce25" office:value-type="string">
            <text:p>Teens</text:p>
          </table:table-cell>
          <table:table-cell table:style-name="ce62" office:value-type="string">
            <text:p>Teens</text:p>
          </table:table-cell>
        </table:table-row>
        <table:table-row table:style-name="ro2">
          <table:table-cell table:style-name="ce62" office:value-type="float" office:value="8">
            <text:p>8</text:p>
          </table:table-cell>
          <table:table-cell table:style-name="ce25" office:value-type="string">
            <text:p>Aktivurlaub</text:p>
          </table:table-cell>
          <table:table-cell table:style-name="ce62" office:value-type="string">
            <text:p>Active holidays</text:p>
          </table:table-cell>
        </table:table-row>
        <table:table-row table:style-name="ro2">
          <table:table-cell table:style-name="ce62" office:value-type="float" office:value="9">
            <text:p>9</text:p>
          </table:table-cell>
          <table:table-cell table:style-name="ce25" office:value-type="string">
            <text:p>Spaß</text:p>
          </table:table-cell>
          <table:table-cell table:style-name="ce62" office:value-type="string">
            <text:p>Fun</text:p>
          </table:table-cell>
        </table:table-row>
        <table:table-row table:style-name="ro2">
          <table:table-cell table:style-name="ce62" office:value-type="float" office:value="10">
            <text:p>10</text:p>
          </table:table-cell>
          <table:table-cell table:style-name="ce62" office:value-type="string">
            <text:p>Surfen</text:p>
          </table:table-cell>
          <table:table-cell table:style-name="ce62" office:value-type="string">
            <text:p>Surf</text:p>
          </table:table-cell>
        </table:table-row>
        <table:table-row table:style-name="ro2">
          <table:table-cell table:style-name="ce62" office:value-type="float" office:value="11">
            <text:p>11</text:p>
          </table:table-cell>
          <table:table-cell table:style-name="ce25" office:value-type="string">
            <text:p>Surfurlaub</text:p>
          </table:table-cell>
          <table:table-cell table:style-name="ce62" office:value-type="string">
            <text:p>Surf vacations</text:p>
          </table:table-cell>
        </table:table-row>
        <table:table-row table:style-name="ro2">
          <table:table-cell table:style-name="ce62" office:value-type="float" office:value="12">
            <text:p>12</text:p>
          </table:table-cell>
          <table:table-cell table:style-name="ce25" office:value-type="string">
            <text:p>Sportreise </text:p>
          </table:table-cell>
          <table:table-cell table:style-name="ce62" office:value-type="string">
            <text:p>Sport vacation</text:p>
          </table:table-cell>
        </table:table-row>
        <table:table-row table:style-name="ro2">
          <table:table-cell table:style-name="ce62" office:value-type="float" office:value="13">
            <text:p>13</text:p>
          </table:table-cell>
          <table:table-cell table:style-name="ce25" office:value-type="string">
            <text:p>Frankreich</text:p>
          </table:table-cell>
          <table:table-cell table:style-name="ce62" office:value-type="string">
            <text:p>France</text:p>
          </table:table-cell>
        </table:table-row>
        <table:table-row table:style-name="ro2">
          <table:table-cell table:style-name="ce62" office:value-type="float" office:value="14">
            <text:p>14</text:p>
          </table:table-cell>
          <table:table-cell table:style-name="ce25" office:value-type="string">
            <text:p>Atlantikküste</text:p>
          </table:table-cell>
          <table:table-cell table:style-name="ce62" office:value-type="string">
            <text:p>Atlantic coast</text:p>
          </table:table-cell>
        </table:table-row>
        <table:table-row table:style-name="ro2">
          <table:table-cell table:style-name="ce62" office:value-type="float" office:value="15">
            <text:p>15</text:p>
          </table:table-cell>
          <table:table-cell table:style-name="ce25" office:value-type="string">
            <text:p>Kulturreisen</text:p>
          </table:table-cell>
          <table:table-cell table:style-name="ce62" office:value-type="string">
            <text:p>Cultural tours</text:p>
          </table:table-cell>
        </table:table-row>
        <table:table-row table:style-name="ro2">
          <table:table-cell table:style-name="ce62" office:value-type="float" office:value="16">
            <text:p>16</text:p>
          </table:table-cell>
          <table:table-cell table:style-name="ce62" office:value-type="string">
            <text:p>Sprachreisen</text:p>
          </table:table-cell>
          <table:table-cell table:style-name="ce62" office:value-type="string">
            <text:p>Language courses</text:p>
          </table:table-cell>
        </table:table-row>
        <table:table-row table:style-name="ro2">
          <table:table-cell table:style-name="ce62" office:value-type="float" office:value="17">
            <text:p>17</text:p>
          </table:table-cell>
          <table:table-cell table:style-name="ce25" office:value-type="string">
            <text:p>Australien</text:p>
          </table:table-cell>
          <table:table-cell table:style-name="ce62" office:value-type="string">
            <text:p>Australia</text:p>
          </table:table-cell>
        </table:table-row>
        <table:table-row table:style-name="ro2">
          <table:table-cell table:style-name="ce62" office:value-type="float" office:value="18">
            <text:p>18</text:p>
          </table:table-cell>
          <table:table-cell table:style-name="ce25" office:value-type="string">
            <text:p>Neuseeland</text:p>
          </table:table-cell>
          <table:table-cell table:style-name="ce62" office:value-type="string">
            <text:p>New Zealand</text:p>
          </table:table-cell>
        </table:table-row>
        <table:table-row table:style-name="ro2">
          <table:table-cell table:style-name="ce62" office:value-type="float" office:value="19">
            <text:p>19</text:p>
          </table:table-cell>
          <table:table-cell table:style-name="ce25" office:value-type="string">
            <text:p>Campingreisen</text:p>
          </table:table-cell>
          <table:table-cell table:style-name="ce65" office:value-type="string">
            <text:p>Camping trips</text:p>
          </table:table-cell>
        </table:table-row>
        <table:table-row table:style-name="ro7">
          <table:table-cell table:style-name="ce62" office:value-type="float" office:value="20">
            <text:p>20</text:p>
          </table:table-cell>
          <table:table-cell table:style-name="ce25" office:value-type="string">
            <text:p>Roadtrip</text:p>
          </table:table-cell>
          <table:table-cell table:style-name="ce62" office:value-type="string">
            <text:p>Road trip</text:p>
          </table:table-cell>
        </table:table-row>
        <table:table-row table:style-name="ro2">
          <table:table-cell table:style-name="ce62" office:value-type="float" office:value="21">
            <text:p>21</text:p>
          </table:table-cell>
          <table:table-cell table:style-name="ce25" office:value-type="string">
            <text:p>Island</text:p>
          </table:table-cell>
          <table:table-cell table:style-name="ce62" office:value-type="string">
            <text:p>Iceland</text:p>
          </table:table-cell>
        </table:table-row>
        <table:table-row table:style-name="ro2">
          <table:table-cell table:style-name="ce62" office:value-type="float" office:value="22">
            <text:p>22</text:p>
          </table:table-cell>
          <table:table-cell table:style-name="ce62" office:value-type="string">
            <text:p>Motorradtour</text:p>
          </table:table-cell>
          <table:table-cell table:style-name="ce25" office:value-type="string">
            <text:p>Motorcycle Tour</text:p>
          </table:table-cell>
        </table:table-row>
        <table:table-row table:style-name="ro2">
          <table:table-cell table:style-name="ce62" office:value-type="float" office:value="23">
            <text:p>23</text:p>
          </table:table-cell>
          <table:table-cell table:style-name="ce25" office:value-type="string">
            <text:p>Baltikum</text:p>
          </table:table-cell>
          <table:table-cell table:style-name="ce62" office:value-type="string">
            <text:p>Baltic states</text:p>
          </table:table-cell>
        </table:table-row>
        <table:table-row table:style-name="ro2">
          <table:table-cell table:style-name="ce62" office:value-type="float" office:value="24">
            <text:p>24</text:p>
          </table:table-cell>
          <table:table-cell table:style-name="ce25" office:value-type="string">
            <text:p>Skandinavien</text:p>
          </table:table-cell>
          <table:table-cell table:style-name="ce62" office:value-type="string">
            <text:p>Scandinavia</text:p>
          </table:table-cell>
        </table:table-row>
        <table:table-row table:style-name="ro2">
          <table:table-cell table:style-name="ce62" office:value-type="float" office:value="25">
            <text:p>25</text:p>
          </table:table-cell>
          <table:table-cell table:style-name="ce25" office:value-type="string">
            <text:p>Natur</text:p>
          </table:table-cell>
          <table:table-cell table:style-name="ce62" office:value-type="string">
            <text:p>Nature</text:p>
          </table:table-cell>
        </table:table-row>
        <table:table-row table:style-name="ro2">
          <table:table-cell table:style-name="ce62" office:value-type="float" office:value="26">
            <text:p>26</text:p>
          </table:table-cell>
          <table:table-cell table:style-name="ce25" office:value-type="string">
            <text:p>Fotografie</text:p>
          </table:table-cell>
          <table:table-cell table:style-name="ce62" office:value-type="string">
            <text:p>Photography</text:p>
          </table:table-cell>
        </table:table-row>
        <table:table-row table:style-name="ro2">
          <table:table-cell table:style-name="ce62" office:value-type="float" office:value="27">
            <text:p>27</text:p>
          </table:table-cell>
          <table:table-cell table:style-name="ce66" office:value-type="string">
            <text:p>Segeln</text:p>
          </table:table-cell>
          <table:table-cell table:style-name="ce66" office:value-type="string">
            <text:p>Sailing</text:p>
          </table:table-cell>
        </table:table-row>
        <table:table-row table:style-name="ro2">
          <table:table-cell table:style-name="ce62" office:value-type="float" office:value="28">
            <text:p>28</text:p>
          </table:table-cell>
          <table:table-cell table:style-name="ce62" office:value-type="string">
            <text:p>Kroatien</text:p>
          </table:table-cell>
          <table:table-cell table:style-name="ce65" office:value-type="string">
            <text:p>Croatia</text:p>
          </table:table-cell>
        </table:table-row>
        <table:table-row table:style-name="ro2">
          <table:table-cell table:style-name="ce62" office:value-type="float" office:value="29">
            <text:p>29</text:p>
          </table:table-cell>
          <table:table-cell table:style-name="ce31" office:value-type="string">
            <text:p>Schach</text:p>
          </table:table-cell>
          <table:table-cell table:style-name="ce62" office:value-type="string">
            <text:p>Chess</text:p>
          </table:table-cell>
        </table:table-row>
        <table:table-row table:style-name="ro2">
          <table:table-cell table:style-name="ce62" office:value-type="float" office:value="30">
            <text:p>30</text:p>
          </table:table-cell>
          <table:table-cell table:style-name="ce25" office:value-type="string">
            <text:p>Schachreisen</text:p>
          </table:table-cell>
          <table:table-cell table:style-name="ce62" office:value-type="string">
            <text:p>Chess vacation</text:p>
          </table:table-cell>
        </table:table-row>
        <table:table-row table:style-name="ro2">
          <table:table-cell table:style-name="ce62" office:value-type="float" office:value="31">
            <text:p>31</text:p>
          </table:table-cell>
          <table:table-cell table:style-name="ce25" office:value-type="string">
            <text:p>Reiten</text:p>
          </table:table-cell>
          <table:table-cell table:style-name="ce62" office:value-type="string">
            <text:p>Horse riding</text:p>
          </table:table-cell>
          <table:table-cell/>
          <table:table-cell table:style-name="ce64"/>
        </table:table-row>
        <table:table-row table:style-name="ro2">
          <table:table-cell table:style-name="ce62" office:value-type="float" office:value="32">
            <text:p>32</text:p>
          </table:table-cell>
          <table:table-cell table:style-name="ce25" office:value-type="string">
            <text:p>Familienreisen</text:p>
          </table:table-cell>
          <table:table-cell table:style-name="ce62" office:value-type="string">
            <text:p>Familiy holiday</text:p>
          </table:table-cell>
        </table:table-row>
        <table:table-row table:style-name="ro2">
          <table:table-cell table:style-name="ce62" office:value-type="float" office:value="33">
            <text:p>33</text:p>
          </table:table-cell>
          <table:table-cell table:style-name="ce25" office:value-type="string">
            <text:p>Rundreise</text:p>
          </table:table-cell>
          <table:table-cell table:style-name="ce62" office:value-type="string">
            <text:p>Tour</text:p>
          </table:table-cell>
        </table:table-row>
        <table:table-row table:style-name="ro2">
          <table:table-cell table:style-name="ce62" office:value-type="float" office:value="34">
            <text:p>34</text:p>
          </table:table-cell>
          <table:table-cell table:style-name="ce25" office:value-type="string">
            <text:p>Kreuzfahrt</text:p>
          </table:table-cell>
          <table:table-cell table:style-name="ce62" office:value-type="string">
            <text:p>Cruise</text:p>
          </table:table-cell>
        </table:table-row>
        <table:table-row table:style-name="ro2">
          <table:table-cell table:style-name="ce62" office:value-type="float" office:value="35">
            <text:p>35</text:p>
          </table:table-cell>
          <table:table-cell table:style-name="ce25" office:value-type="string">
            <text:p>Sri Lanka</text:p>
          </table:table-cell>
          <table:table-cell table:style-name="ce25" office:value-type="string">
            <text:p>Sri Lanka</text:p>
          </table:table-cell>
        </table:table-row>
        <table:table-row table:style-name="ro2">
          <table:table-cell table:style-name="ce62" office:value-type="float" office:value="36">
            <text:p>36</text:p>
          </table:table-cell>
          <table:table-cell table:style-name="ce25" office:value-type="string">
            <text:p>Abu Dhabi</text:p>
          </table:table-cell>
          <table:table-cell table:style-name="ce25" office:value-type="string">
            <text:p>Abu Dhabi</text:p>
          </table:table-cell>
        </table:table-row>
        <table:table-row table:style-name="ro2">
          <table:table-cell table:style-name="ce62" office:value-type="float" office:value="37">
            <text:p>37</text:p>
          </table:table-cell>
          <table:table-cell table:style-name="ce25" office:value-type="string">
            <text:p>Dubai</text:p>
          </table:table-cell>
          <table:table-cell table:style-name="ce65" office:value-type="string">
            <text:p>Dubai</text:p>
          </table:table-cell>
          <table:table-cell table:style-name="ce64"/>
        </table:table-row>
        <table:table-row table:style-name="ro2">
          <table:table-cell table:style-name="ce62" office:value-type="float" office:value="38">
            <text:p>38</text:p>
          </table:table-cell>
          <table:table-cell table:style-name="ce25" office:value-type="string">
            <text:p>Bahrain</text:p>
          </table:table-cell>
          <table:table-cell table:style-name="ce62" office:value-type="string">
            <text:p>Bahrain</text:p>
          </table:table-cell>
        </table:table-row>
        <table:table-row table:style-name="ro2">
          <table:table-cell table:style-name="ce62" office:value-type="float" office:value="39">
            <text:p>39</text:p>
          </table:table-cell>
          <table:table-cell table:style-name="ce25" office:value-type="string">
            <text:p>Nachhaltiger Tourismus</text:p>
          </table:table-cell>
          <table:table-cell table:style-name="ce25" office:value-type="string">
            <text:p>Sustainable tourism</text:p>
          </table:table-cell>
        </table:table-row>
        <table:table-row table:style-name="ro2">
          <table:table-cell table:style-name="ce62" office:value-type="float" office:value="40">
            <text:p>40</text:p>
          </table:table-cell>
          <table:table-cell table:style-name="ce25" office:value-type="string">
            <text:p>Individuelle Reisen</text:p>
          </table:table-cell>
          <table:table-cell table:style-name="ce25" office:value-type="string">
            <text:p>Custom travel</text:p>
          </table:table-cell>
        </table:table-row>
        <table:table-row table:style-name="ro2">
          <table:table-cell table:style-name="ce62" office:value-type="float" office:value="41">
            <text:p>41</text:p>
          </table:table-cell>
          <table:table-cell table:style-name="ce31" office:value-type="string">
            <text:p>Wandern</text:p>
          </table:table-cell>
          <table:table-cell table:style-name="ce62" office:value-type="string">
            <text:p>Hike</text:p>
          </table:table-cell>
        </table:table-row>
        <table:table-row table:style-name="ro2">
          <table:table-cell table:style-name="ce62" office:value-type="float" office:value="42">
            <text:p>42</text:p>
          </table:table-cell>
          <table:table-cell table:style-name="ce25" office:value-type="string">
            <text:p>Harz</text:p>
          </table:table-cell>
          <table:table-cell table:style-name="ce62" office:value-type="string">
            <text:p>Harz</text:p>
          </table:table-cell>
        </table:table-row>
        <table:table-row table:style-name="ro2">
          <table:table-cell table:style-name="ce62" office:value-type="float" office:value="43">
            <text:p>43</text:p>
          </table:table-cell>
          <table:table-cell table:style-name="ce25" office:value-type="string">
            <text:p>Harzer-Hexenstieg</text:p>
          </table:table-cell>
          <table:table-cell table:style-name="ce25" office:value-type="string">
            <text:p>Harzer-Hexenstieg</text:p>
          </table:table-cell>
        </table:table-row>
        <table:table-row table:style-name="ro2">
          <table:table-cell table:style-name="ce62" office:value-type="float" office:value="44">
            <text:p>44</text:p>
          </table:table-cell>
          <table:table-cell table:style-name="ce25" office:value-type="string">
            <text:p>Trekking</text:p>
          </table:table-cell>
          <table:table-cell table:style-name="ce62" office:value-type="string">
            <text:p>Trekking</text:p>
          </table:table-cell>
        </table:table-row>
        <table:table-row table:style-name="ro2">
          <table:table-cell table:style-name="ce62" office:value-type="float" office:value="45">
            <text:p>45</text:p>
          </table:table-cell>
          <table:table-cell table:style-name="ce25" office:value-type="string">
            <text:p>Grand Canyon Deutschlands</text:p>
          </table:table-cell>
          <table:table-cell table:style-name="ce62" office:value-type="string">
            <text:p>Grand Canyon of Germany</text:p>
          </table:table-cell>
        </table:table-row>
        <table:table-row table:style-name="ro2">
          <table:table-cell table:style-name="ce62" office:value-type="float" office:value="46">
            <text:p>46</text:p>
          </table:table-cell>
          <table:table-cell table:style-name="ce25" office:value-type="string">
            <text:p>Golf</text:p>
          </table:table-cell>
          <table:table-cell table:style-name="ce62" office:value-type="string">
            <text:p>Golf in Bolivia</text:p>
          </table:table-cell>
        </table:table-row>
        <table:table-row table:style-name="ro2">
          <table:table-cell table:style-name="ce62" office:value-type="float" office:value="47">
            <text:p>47</text:p>
          </table:table-cell>
          <table:table-cell table:style-name="ce25" office:value-type="string">
            <text:p>Golf in Bolivien</text:p>
          </table:table-cell>
          <table:table-cell table:style-name="ce62" office:value-type="string">
            <text:p>Golf in Bolivia</text:p>
          </table:table-cell>
        </table:table-row>
        <table:table-row table:style-name="ro2">
          <table:table-cell table:style-name="ce62" office:value-type="float" office:value="48">
            <text:p>48</text:p>
          </table:table-cell>
          <table:table-cell table:style-name="ce25" office:value-type="string">
            <text:p>La Paz</text:p>
          </table:table-cell>
          <table:table-cell table:style-name="ce65" office:value-type="string">
            <text:p>La Paz</text:p>
          </table:table-cell>
        </table:table-row>
        <table:table-row table:style-name="ro2">
          <table:table-cell table:style-name="ce62" office:value-type="float" office:value="49">
            <text:p>49</text:p>
          </table:table-cell>
          <table:table-cell table:style-name="ce25" office:value-type="string">
            <text:p>Ayurveda</text:p>
          </table:table-cell>
          <table:table-cell table:style-name="ce62" office:value-type="string">
            <text:p>Ayurveda</text:p>
          </table:table-cell>
        </table:table-row>
        <table:table-row table:style-name="ro2">
          <table:table-cell table:style-name="ce62" office:value-type="float" office:value="51">
            <text:p>51</text:p>
          </table:table-cell>
          <table:table-cell table:style-name="ce25" office:value-type="string">
            <text:p>Ayurveda Kur für Einsteiger</text:p>
          </table:table-cell>
          <table:table-cell table:style-name="ce62" office:value-type="string">
            <text:p>Ayurveda cure for beginners</text:p>
          </table:table-cell>
        </table:table-row>
        <table:table-row table:style-name="ro2">
          <table:table-cell table:style-name="ce62" office:value-type="float" office:value="52">
            <text:p>52</text:p>
          </table:table-cell>
          <table:table-cell table:style-name="ce62" office:value-type="string">
            <text:p>Côte d’Azur</text:p>
          </table:table-cell>
          <table:table-cell table:style-name="ce62" office:value-type="string">
            <text:p>Côte d'Azur</text:p>
          </table:table-cell>
          <table:table-cell/>
          <table:table-cell table:style-name="ce64"/>
        </table:table-row>
        <table:table-row table:style-name="ro2">
          <table:table-cell table:style-name="ce62" office:value-type="float" office:value="55">
            <text:p>55</text:p>
          </table:table-cell>
          <table:table-cell table:style-name="ce25" office:value-type="string">
            <text:p>Singlereisen</text:p>
          </table:table-cell>
          <table:table-cell table:style-name="ce62" office:value-type="string">
            <text:p>Single travel</text:p>
          </table:table-cell>
        </table:table-row>
        <table:table-row table:style-name="ro2">
          <table:table-cell table:style-name="ce62" office:value-type="float" office:value="56">
            <text:p>56</text:p>
          </table:table-cell>
          <table:table-cell table:style-name="ce25" office:value-type="string">
            <text:p>Fuertaventura</text:p>
          </table:table-cell>
          <table:table-cell table:style-name="ce62" office:value-type="string">
            <text:p>Fuertaventura</text:p>
          </table:table-cell>
        </table:table-row>
        <table:table-row table:style-name="ro2">
          <table:table-cell table:style-name="ce62" office:value-type="float" office:value="57">
            <text:p>57</text:p>
          </table:table-cell>
          <table:table-cell table:style-name="ce25" office:value-type="string">
            <text:p>Spanien</text:p>
          </table:table-cell>
          <table:table-cell table:style-name="ce62" office:value-type="string">
            <text:p>Spain</text:p>
          </table:table-cell>
        </table:table-row>
        <table:table-row table:style-name="ro2">
          <table:table-cell table:style-name="ce62" office:value-type="float" office:value="58">
            <text:p>58</text:p>
          </table:table-cell>
          <table:table-cell table:style-name="ce62" office:value-type="string">
            <text:p>Kinder</text:p>
          </table:table-cell>
          <table:table-cell table:style-name="ce62" office:value-type="string">
            <text:p>Children</text:p>
          </table:table-cell>
        </table:table-row>
        <table:table-row table:style-name="ro2">
          <table:table-cell table:style-name="ce62" office:value-type="float" office:value="60">
            <text:p>60</text:p>
          </table:table-cell>
          <table:table-cell table:style-name="ce25" office:value-type="string">
            <text:p>Südamerika</text:p>
          </table:table-cell>
          <table:table-cell table:style-name="ce62" office:value-type="string">
            <text:p>South America</text:p>
          </table:table-cell>
        </table:table-row>
        <table:table-row table:style-name="ro2">
          <table:table-cell table:style-name="ce62" office:value-type="float" office:value="61">
            <text:p>61</text:p>
          </table:table-cell>
          <table:table-cell table:style-name="ce25" office:value-type="string">
            <text:p>Abenteuer</text:p>
          </table:table-cell>
          <table:table-cell table:style-name="ce62" office:value-type="string">
            <text:p>Adventure</text:p>
          </table:table-cell>
        </table:table-row>
        <table:table-row table:style-name="ro2">
          <table:table-cell table:style-name="ce62" office:value-type="float" office:value="63">
            <text:p>63</text:p>
          </table:table-cell>
          <table:table-cell table:style-name="ce25" office:value-type="string">
            <text:p>Korsika</text:p>
          </table:table-cell>
          <table:table-cell table:style-name="ce62" office:value-type="string">
            <text:p>Corsica</text:p>
          </table:table-cell>
        </table:table-row>
        <table:table-row table:style-name="ro2">
          <table:table-cell table:style-name="ce62" office:value-type="float" office:value="64">
            <text:p>64</text:p>
          </table:table-cell>
          <table:table-cell table:style-name="ce25" office:value-type="string">
            <text:p>Italien</text:p>
          </table:table-cell>
          <table:table-cell table:style-name="ce62" office:value-type="string">
            <text:p>Italy</text:p>
          </table:table-cell>
        </table:table-row>
        <table:table-row table:style-name="ro2">
          <table:table-cell table:style-name="ce62" office:value-type="float" office:value="65">
            <text:p>65</text:p>
          </table:table-cell>
          <table:table-cell table:style-name="ce25" office:value-type="string">
            <text:p>Motorbike</text:p>
          </table:table-cell>
          <table:table-cell table:style-name="ce62" office:value-type="string">
            <text:p>Motorbike</text:p>
          </table:table-cell>
        </table:table-row>
        <table:table-row table:style-name="ro2">
          <table:table-cell table:style-name="ce62" office:value-type="float" office:value="66">
            <text:p>66</text:p>
          </table:table-cell>
          <table:table-cell table:style-name="ce25" office:value-type="string">
            <text:p>Sahara</text:p>
          </table:table-cell>
          <table:table-cell table:style-name="ce62" office:value-type="string">
            <text:p>Sahara</text:p>
          </table:table-cell>
        </table:table-row>
        <table:table-row table:style-name="ro2">
          <table:table-cell table:style-name="ce62" office:value-type="float" office:value="67">
            <text:p>67</text:p>
          </table:table-cell>
          <table:table-cell table:style-name="ce25" office:value-type="string">
            <text:p>Tunesien</text:p>
          </table:table-cell>
          <table:table-cell table:style-name="ce62" office:value-type="string">
            <text:p>Tunisia</text:p>
          </table:table-cell>
        </table:table-row>
        <table:table-row table:style-name="ro2">
          <table:table-cell table:style-name="ce62" office:value-type="float" office:value="68">
            <text:p>68</text:p>
          </table:table-cell>
          <table:table-cell table:style-name="ce25" office:value-type="string">
            <text:p>Reitferien</text:p>
          </table:table-cell>
          <table:table-cell table:style-name="ce62" office:value-type="string">
            <text:p>Riding holidays</text:p>
          </table:table-cell>
        </table:table-row>
        <table:table-row table:style-name="ro2">
          <table:table-cell table:style-name="ce62" office:value-type="float" office:value="69">
            <text:p>69</text:p>
          </table:table-cell>
          <table:table-cell table:style-name="ce62" office:value-type="string">
            <text:p>Familienurlaub</text:p>
          </table:table-cell>
          <table:table-cell table:style-name="ce62" office:value-type="string">
            <text:p>Family holidays</text:p>
          </table:table-cell>
        </table:table-row>
        <table:table-row table:style-name="ro2">
          <table:table-cell table:style-name="ce62" office:value-type="float" office:value="70">
            <text:p>70</text:p>
          </table:table-cell>
          <table:table-cell table:style-name="ce62" office:value-type="string">
            <text:p>Österreich</text:p>
          </table:table-cell>
          <table:table-cell table:style-name="ce62" office:value-type="string">
            <text:p>Austria</text:p>
          </table:table-cell>
        </table:table-row>
        <table:table-row table:style-name="ro2">
          <table:table-cell table:style-name="ce62" office:value-type="float" office:value="71">
            <text:p>71</text:p>
          </table:table-cell>
          <table:table-cell table:style-name="ce25" office:value-type="string">
            <text:p>Nordlicht</text:p>
          </table:table-cell>
          <table:table-cell table:style-name="ce62" office:value-type="string">
            <text:p>Northern lights</text:p>
          </table:table-cell>
        </table:table-row>
        <table:table-row table:style-name="ro2">
          <table:table-cell table:style-name="ce62" office:value-type="float" office:value="72">
            <text:p>72</text:p>
          </table:table-cell>
          <table:table-cell table:style-name="ce25" office:value-type="string">
            <text:p>Toskana</text:p>
          </table:table-cell>
          <table:table-cell table:style-name="ce62" office:value-type="string">
            <text:p>Tuscany</text:p>
          </table:table-cell>
        </table:table-row>
        <table:table-row table:style-name="ro2">
          <table:table-cell table:style-name="ce62" office:value-type="float" office:value="73">
            <text:p>73</text:p>
          </table:table-cell>
          <table:table-cell table:style-name="ce25" office:value-type="string">
            <text:p>Wellness</text:p>
          </table:table-cell>
          <table:table-cell table:style-name="ce62" office:value-type="string">
            <text:p>Wellness</text:p>
          </table:table-cell>
        </table:table-row>
        <table:table-row table:style-name="ro2">
          <table:table-cell table:style-name="ce62" office:value-type="float" office:value="74">
            <text:p>74</text:p>
          </table:table-cell>
          <table:table-cell table:style-name="ce25" office:value-type="string">
            <text:p>Chianti</text:p>
          </table:table-cell>
          <table:table-cell table:style-name="ce62" office:value-type="string">
            <text:p>Chianti</text:p>
          </table:table-cell>
        </table:table-row>
        <table:table-row table:style-name="ro2">
          <table:table-cell table:style-name="ce62" office:value-type="float" office:value="75">
            <text:p>75</text:p>
          </table:table-cell>
          <table:table-cell table:style-name="ce25" office:value-type="string">
            <text:p>Wein</text:p>
          </table:table-cell>
          <table:table-cell table:style-name="ce62" office:value-type="string">
            <text:p>Wine</text:p>
          </table:table-cell>
        </table:table-row>
        <table:table-row table:style-name="ro2">
          <table:table-cell table:style-name="ce62" office:value-type="float" office:value="76">
            <text:p>76</text:p>
          </table:table-cell>
          <table:table-cell table:style-name="ce25" office:value-type="string">
            <text:p>Heilbäder</text:p>
          </table:table-cell>
          <table:table-cell table:style-name="ce62" office:value-type="string">
            <text:p>Spas</text:p>
          </table:table-cell>
        </table:table-row>
        <table:table-row table:style-name="ro2">
          <table:table-cell table:style-name="ce62" office:value-type="float" office:value="77">
            <text:p>77</text:p>
          </table:table-cell>
          <table:table-cell table:style-name="ce25" office:value-type="string">
            <text:p>Genuss</text:p>
          </table:table-cell>
          <table:table-cell table:style-name="ce62" office:value-type="string">
            <text:p>Enjoyment</text:p>
          </table:table-cell>
        </table:table-row>
        <table:table-row table:style-name="ro2">
          <table:table-cell table:style-name="ce62" office:value-type="float" office:value="78">
            <text:p>78</text:p>
          </table:table-cell>
          <table:table-cell table:style-name="ce25" office:value-type="string">
            <text:p>Bali</text:p>
          </table:table-cell>
          <table:table-cell table:style-name="ce62" office:value-type="string">
            <text:p>Bali</text:p>
          </table:table-cell>
        </table:table-row>
        <table:table-row table:style-name="ro2">
          <table:table-cell table:style-name="ce62" office:value-type="float" office:value="79">
            <text:p>79</text:p>
          </table:table-cell>
          <table:table-cell table:style-name="ce62" office:value-type="string">
            <text:p>Schreibreise</text:p>
          </table:table-cell>
          <table:table-cell table:style-name="ce62" office:value-type="string">
            <text:p>Writing holidays</text:p>
          </table:table-cell>
        </table:table-row>
        <table:table-row table:style-name="ro2">
          <table:table-cell table:style-name="ce62" office:value-type="float" office:value="80">
            <text:p>80</text:p>
          </table:table-cell>
          <table:table-cell table:style-name="ce62" office:value-type="string">
            <text:p>Kreativität</text:p>
          </table:table-cell>
          <table:table-cell table:style-name="ce62" office:value-type="string">
            <text:p>Creativity</text:p>
          </table:table-cell>
        </table:table-row>
        <table:table-row table:style-name="ro2">
          <table:table-cell table:style-name="ce62" office:value-type="float" office:value="81">
            <text:p>81</text:p>
          </table:table-cell>
          <table:table-cell table:style-name="ce62" office:value-type="string">
            <text:p>Lernen</text:p>
          </table:table-cell>
          <table:table-cell table:style-name="ce62" office:value-type="string">
            <text:p>Studying</text:p>
          </table:table-cell>
        </table:table-row>
        <table:table-row table:style-name="ro2">
          <table:table-cell table:style-name="ce62" office:value-type="float" office:value="82">
            <text:p>82</text:p>
          </table:table-cell>
          <table:table-cell table:style-name="ce25" office:value-type="string">
            <text:p>Yoga</text:p>
          </table:table-cell>
          <table:table-cell table:style-name="ce62" office:value-type="string">
            <text:p>Yyoga</text:p>
          </table:table-cell>
        </table:table-row>
        <table:table-row table:style-name="ro2">
          <table:table-cell table:style-name="ce62" office:value-type="float" office:value="83">
            <text:p>83</text:p>
          </table:table-cell>
          <table:table-cell table:style-name="ce62" office:value-type="string">
            <text:p>Safari</text:p>
          </table:table-cell>
          <table:table-cell table:style-name="ce62" office:value-type="string">
            <text:p>Safari</text:p>
          </table:table-cell>
        </table:table-row>
        <table:table-row table:style-name="ro2">
          <table:table-cell table:style-name="ce62" office:value-type="float" office:value="84">
            <text:p>84</text:p>
          </table:table-cell>
          <table:table-cell table:style-name="ce25" office:value-type="string">
            <text:p>Marokko</text:p>
          </table:table-cell>
          <table:table-cell table:style-name="ce62" office:value-type="string">
            <text:p>Morocco</text:p>
          </table:table-cell>
        </table:table-row>
        <table:table-row table:style-name="ro2">
          <table:table-cell table:style-name="ce62" office:value-type="float" office:value="85">
            <text:p>85</text:p>
          </table:table-cell>
          <table:table-cell table:style-name="ce25" office:value-type="string">
            <text:p>Campingferien</text:p>
          </table:table-cell>
          <table:table-cell table:style-name="ce62" office:value-type="string">
            <text:p>Camping Holiday</text:p>
          </table:table-cell>
        </table:table-row>
        <table:table-row table:style-name="ro2">
          <table:table-cell table:style-name="ce62" office:value-type="float" office:value="86">
            <text:p>86</text:p>
          </table:table-cell>
          <table:table-cell table:style-name="ce25" office:value-type="string">
            <text:p>Venedig</text:p>
          </table:table-cell>
          <table:table-cell table:style-name="ce62" office:value-type="string">
            <text:p>Venice</text:p>
          </table:table-cell>
        </table:table-row>
        <table:table-row table:style-name="ro2">
          <table:table-cell table:style-name="ce62" office:value-type="float" office:value="87">
            <text:p>87</text:p>
          </table:table-cell>
          <table:table-cell table:style-name="ce25" office:value-type="string">
            <text:p>Katamaran teilen</text:p>
          </table:table-cell>
          <table:table-cell table:style-name="ce62" office:value-type="string">
            <text:p>Share catamaran</text:p>
          </table:table-cell>
        </table:table-row>
      </table:table>
      <table:table table:name="Gender" table:style-name="ta6" table:print="false">
        <office:forms form:automatic-focus="false" form:apply-design-mode="false"/>
        <table:table-column table:style-name="co26" table:default-cell-style-name="ce15" table:number-columns-repeated="256"/>
        <table:table-row table:style-name="ro2">
          <table:table-cell table:style-name="ce57" office:value-type="string">
            <text:p>ID</text:p>
          </table:table-cell>
          <table:table-cell table:style-name="ce57" office:value-type="string">
            <text:p>DE name</text:p>
          </table:table-cell>
          <table:table-cell table:style-name="ce57" office:value-type="string">
            <text:p>EN name</text:p>
          </table:table-cell>
          <table:table-cell table:number-columns-repeated="23" table:style-name="ce24"/>
        </table:table-row>
        <table:table-row table:style-name="ro2">
          <table:table-cell table:style-name="ce62" office:value-type="float" office:value="1">
            <text:p>1</text:p>
          </table:table-cell>
          <table:table-cell table:style-name="ce25" office:value-type="string">
            <text:p>männlich</text:p>
          </table:table-cell>
          <table:table-cell table:style-name="ce62" office:value-type="string">
            <text:p>male</text:p>
          </table:table-cell>
        </table:table-row>
        <table:table-row table:style-name="ro2">
          <table:table-cell table:style-name="ce62" office:value-type="float" office:value="2">
            <text:p>2</text:p>
          </table:table-cell>
          <table:table-cell table:style-name="ce62" office:value-type="string">
            <text:p>weiblich</text:p>
          </table:table-cell>
          <table:table-cell table:style-name="ce62" office:value-type="string">
            <text:p>female</text:p>
          </table:table-cell>
        </table:table-row>
        <table:table-row table:style-name="ro2">
          <table:table-cell table:number-columns-repeated="2" table:style-name="ce67"/>
        </table:table-row>
      </table:table>
      <table:table table:name="Languages" table:style-name="ta7" table:print="false">
        <office:forms form:automatic-focus="false" form:apply-design-mode="false"/>
        <table:table-column table:style-name="co27" table:default-cell-style-name="ce15" table:number-columns-repeated="256"/>
        <table:table-row table:style-name="ro2">
          <table:table-cell table:style-name="ce68" office:value-type="string">
            <text:p>ID        </text:p>
          </table:table-cell>
          <table:table-cell table:style-name="ce68" office:value-type="string">
            <text:p>DE language</text:p>
          </table:table-cell>
          <table:table-cell table:style-name="ce68" office:value-type="string">
            <text:p>EN language</text:p>
          </table:table-cell>
          <table:table-cell table:number-columns-repeated="23" table:style-name="ce69"/>
        </table:table-row>
        <table:table-row table:style-name="ro2">
          <table:table-cell table:style-name="ce62" office:value-type="float" office:value="1">
            <text:p>1</text:p>
          </table:table-cell>
          <table:table-cell table:style-name="ce25" office:value-type="string">
            <text:p>Deutsch</text:p>
          </table:table-cell>
          <table:table-cell table:style-name="ce62" office:value-type="string">
            <text:p>German</text:p>
          </table:table-cell>
        </table:table-row>
        <table:table-row table:style-name="ro2">
          <table:table-cell table:style-name="ce62" office:value-type="float" office:value="2">
            <text:p>2</text:p>
          </table:table-cell>
          <table:table-cell table:style-name="ce25" office:value-type="string">
            <text:p>Englisch</text:p>
          </table:table-cell>
          <table:table-cell table:style-name="ce62" office:value-type="string">
            <text:p>English</text:p>
          </table:table-cell>
        </table:table-row>
        <table:table-row table:style-name="ro2">
          <table:table-cell table:style-name="ce62" office:value-type="float" office:value="3">
            <text:p>3</text:p>
          </table:table-cell>
          <table:table-cell table:style-name="ce25" office:value-type="string">
            <text:p>Spanisch</text:p>
          </table:table-cell>
          <table:table-cell table:style-name="ce62" office:value-type="string">
            <text:p>Spanish</text:p>
          </table:table-cell>
        </table:table-row>
        <table:table-row table:style-name="ro2">
          <table:table-cell table:style-name="ce62" office:value-type="float" office:value="4">
            <text:p>4</text:p>
          </table:table-cell>
          <table:table-cell table:style-name="ce62" office:value-type="string">
            <text:p> Arabisch</text:p>
          </table:table-cell>
          <table:table-cell table:style-name="ce62" office:value-type="string">
            <text:p>Arabic</text:p>
          </table:table-cell>
        </table:table-row>
        <table:table-row table:style-name="ro2">
          <table:table-cell table:style-name="ce62" office:value-type="float" office:value="5">
            <text:p>5</text:p>
          </table:table-cell>
          <table:table-cell table:style-name="ce25" office:value-type="string">
            <text:p>Französisch</text:p>
          </table:table-cell>
          <table:table-cell table:style-name="ce62" office:value-type="string">
            <text:p>French</text:p>
          </table:table-cell>
        </table:table-row>
        <table:table-row table:style-name="ro2">
          <table:table-cell table:style-name="ce62" office:value-type="float" office:value="6">
            <text:p>6</text:p>
          </table:table-cell>
          <table:table-cell table:style-name="ce25" office:value-type="string">
            <text:p>Italienisch</text:p>
          </table:table-cell>
          <table:table-cell table:style-name="ce62" office:value-type="string">
            <text:p>Italian</text:p>
          </table:table-cell>
        </table:table-row>
        <table:table-row table:style-name="ro2">
          <table:table-cell table:style-name="ce62" office:value-type="float" office:value="7">
            <text:p>7</text:p>
          </table:table-cell>
          <table:table-cell table:style-name="ce25" office:value-type="string">
            <text:p>Russisch</text:p>
          </table:table-cell>
          <table:table-cell table:style-name="ce62" office:value-type="string">
            <text:p>Russian</text:p>
          </table:table-cell>
        </table:table-row>
        <table:table-row table:style-name="ro2">
          <table:table-cell table:style-name="ce62" office:value-type="float" office:value="8">
            <text:p>8</text:p>
          </table:table-cell>
          <table:table-cell table:style-name="ce25" office:value-type="string">
            <text:p>Portugiesisch</text:p>
          </table:table-cell>
          <table:table-cell table:style-name="ce62" office:value-type="string">
            <text:p>Portuguese</text:p>
          </table:table-cell>
        </table:table-row>
        <table:table-row table:style-name="ro2">
          <table:table-cell table:style-name="ce62" office:value-type="float" office:value="9">
            <text:p>9</text:p>
          </table:table-cell>
          <table:table-cell table:style-name="ce62" office:value-type="string">
            <text:p>Latein</text:p>
          </table:table-cell>
          <table:table-cell table:style-name="ce62" office:value-type="string">
            <text:p>Latin</text:p>
          </table:table-cell>
        </table:table-row>
      </table:table>
      <table:table table:name="Lang" table:style-name="ta8" table:print="false">
        <office:forms form:automatic-focus="false" form:apply-design-mode="false"/>
        <table:table-column table:style-name="co28" table:default-cell-style-name="ce15" table:number-columns-repeated="2"/>
        <table:table-column table:style-name="co29" table:default-cell-style-name="ce15"/>
        <table:table-column table:style-name="co30" table:default-cell-style-name="ce15"/>
        <table:table-column table:style-name="co28" table:default-cell-style-name="ce15" table:number-columns-repeated="252"/>
        <table:table-row table:style-name="ro11">
          <table:table-cell table:style-name="ce70" office:value-type="string">
            <text:p>id</text:p>
          </table:table-cell>
          <table:table-cell table:style-name="ce70" office:value-type="string">
            <text:p>alpha2</text:p>
          </table:table-cell>
          <table:table-cell table:style-name="ce70" office:value-type="string">
            <text:p>EN name</text:p>
          </table:table-cell>
          <table:table-cell table:style-name="ce71" office:value-type="string">
            <text:p>DE name</text:p>
          </table:table-cell>
          <table:table-cell table:number-columns-repeated="22" table:style-name="ce72"/>
        </table:table-row>
        <table:table-row table:style-name="ro2">
          <table:table-cell table:style-name="ce73" office:value-type="float" office:value="1">
            <text:p>1</text:p>
          </table:table-cell>
          <table:table-cell table:style-name="ce74" office:value-type="string">
            <text:p>aa</text:p>
          </table:table-cell>
          <table:table-cell table:style-name="ce74" office:value-type="string">
            <text:p>Afar</text:p>
          </table:table-cell>
        </table:table-row>
        <table:table-row table:style-name="ro2">
          <table:table-cell table:style-name="ce73" office:value-type="float" office:value="2">
            <text:p>2</text:p>
          </table:table-cell>
          <table:table-cell table:style-name="ce74" office:value-type="string">
            <text:p>ab</text:p>
          </table:table-cell>
          <table:table-cell table:style-name="ce74" office:value-type="string">
            <text:p>Abkhazian</text:p>
          </table:table-cell>
        </table:table-row>
        <table:table-row table:style-name="ro2">
          <table:table-cell table:style-name="ce73" office:value-type="float" office:value="3">
            <text:p>3</text:p>
          </table:table-cell>
          <table:table-cell table:style-name="ce74" office:value-type="string">
            <text:p>ae</text:p>
          </table:table-cell>
          <table:table-cell table:style-name="ce74" office:value-type="string">
            <text:p>Avestan</text:p>
          </table:table-cell>
        </table:table-row>
        <table:table-row table:style-name="ro2">
          <table:table-cell table:style-name="ce73" office:value-type="float" office:value="4">
            <text:p>4</text:p>
          </table:table-cell>
          <table:table-cell table:style-name="ce74" office:value-type="string">
            <text:p>af</text:p>
          </table:table-cell>
          <table:table-cell table:style-name="ce74" office:value-type="string">
            <text:p>Afrikaans</text:p>
          </table:table-cell>
        </table:table-row>
        <table:table-row table:style-name="ro2">
          <table:table-cell table:style-name="ce73" office:value-type="float" office:value="5">
            <text:p>5</text:p>
          </table:table-cell>
          <table:table-cell table:style-name="ce74" office:value-type="string">
            <text:p>ak</text:p>
          </table:table-cell>
          <table:table-cell table:style-name="ce74" office:value-type="string">
            <text:p>Akan</text:p>
          </table:table-cell>
        </table:table-row>
        <table:table-row table:style-name="ro2">
          <table:table-cell table:style-name="ce73" office:value-type="float" office:value="6">
            <text:p>6</text:p>
          </table:table-cell>
          <table:table-cell table:style-name="ce74" office:value-type="string">
            <text:p>am</text:p>
          </table:table-cell>
          <table:table-cell table:style-name="ce74" office:value-type="string">
            <text:p>Amharic</text:p>
          </table:table-cell>
        </table:table-row>
        <table:table-row table:style-name="ro2">
          <table:table-cell table:style-name="ce73" office:value-type="float" office:value="7">
            <text:p>7</text:p>
          </table:table-cell>
          <table:table-cell table:style-name="ce74" office:value-type="string">
            <text:p>an</text:p>
          </table:table-cell>
          <table:table-cell table:style-name="ce74" office:value-type="string">
            <text:p>Aragonese</text:p>
          </table:table-cell>
        </table:table-row>
        <table:table-row table:style-name="ro2">
          <table:table-cell table:style-name="ce73" office:value-type="float" office:value="8">
            <text:p>8</text:p>
          </table:table-cell>
          <table:table-cell table:style-name="ce74" office:value-type="string">
            <text:p>ar</text:p>
          </table:table-cell>
          <table:table-cell table:style-name="ce74" office:value-type="string">
            <text:p>Arabic</text:p>
          </table:table-cell>
        </table:table-row>
        <table:table-row table:style-name="ro2">
          <table:table-cell table:style-name="ce73" office:value-type="float" office:value="9">
            <text:p>9</text:p>
          </table:table-cell>
          <table:table-cell table:style-name="ce74" office:value-type="string">
            <text:p>as</text:p>
          </table:table-cell>
          <table:table-cell table:style-name="ce74" office:value-type="string">
            <text:p>Assamese</text:p>
          </table:table-cell>
        </table:table-row>
        <table:table-row table:style-name="ro2">
          <table:table-cell table:style-name="ce73" office:value-type="float" office:value="10">
            <text:p>10</text:p>
          </table:table-cell>
          <table:table-cell table:style-name="ce74" office:value-type="string">
            <text:p>av</text:p>
          </table:table-cell>
          <table:table-cell table:style-name="ce74" office:value-type="string">
            <text:p>Avaric</text:p>
          </table:table-cell>
        </table:table-row>
        <table:table-row table:style-name="ro2">
          <table:table-cell table:style-name="ce73" office:value-type="float" office:value="11">
            <text:p>11</text:p>
          </table:table-cell>
          <table:table-cell table:style-name="ce74" office:value-type="string">
            <text:p>ay</text:p>
          </table:table-cell>
          <table:table-cell table:style-name="ce74" office:value-type="string">
            <text:p>Aymara</text:p>
          </table:table-cell>
        </table:table-row>
        <table:table-row table:style-name="ro2">
          <table:table-cell table:style-name="ce73" office:value-type="float" office:value="12">
            <text:p>12</text:p>
          </table:table-cell>
          <table:table-cell table:style-name="ce74" office:value-type="string">
            <text:p>az</text:p>
          </table:table-cell>
          <table:table-cell table:style-name="ce74" office:value-type="string">
            <text:p>Azerbaijani</text:p>
          </table:table-cell>
        </table:table-row>
        <table:table-row table:style-name="ro2">
          <table:table-cell table:style-name="ce73" office:value-type="float" office:value="13">
            <text:p>13</text:p>
          </table:table-cell>
          <table:table-cell table:style-name="ce74" office:value-type="string">
            <text:p>ba</text:p>
          </table:table-cell>
          <table:table-cell table:style-name="ce74" office:value-type="string">
            <text:p>Bashkir</text:p>
          </table:table-cell>
        </table:table-row>
        <table:table-row table:style-name="ro2">
          <table:table-cell table:style-name="ce73" office:value-type="float" office:value="14">
            <text:p>14</text:p>
          </table:table-cell>
          <table:table-cell table:style-name="ce74" office:value-type="string">
            <text:p>be</text:p>
          </table:table-cell>
          <table:table-cell table:style-name="ce74" office:value-type="string">
            <text:p>Belarusian</text:p>
          </table:table-cell>
        </table:table-row>
        <table:table-row table:style-name="ro2">
          <table:table-cell table:style-name="ce73" office:value-type="float" office:value="15">
            <text:p>15</text:p>
          </table:table-cell>
          <table:table-cell table:style-name="ce74" office:value-type="string">
            <text:p>bg</text:p>
          </table:table-cell>
          <table:table-cell table:style-name="ce74" office:value-type="string">
            <text:p>Bulgarian</text:p>
          </table:table-cell>
        </table:table-row>
        <table:table-row table:style-name="ro2">
          <table:table-cell table:style-name="ce73" office:value-type="float" office:value="16">
            <text:p>16</text:p>
          </table:table-cell>
          <table:table-cell table:style-name="ce74" office:value-type="string">
            <text:p>bh</text:p>
          </table:table-cell>
          <table:table-cell table:style-name="ce74" office:value-type="string">
            <text:p>Bihari languages</text:p>
          </table:table-cell>
        </table:table-row>
        <table:table-row table:style-name="ro2">
          <table:table-cell table:style-name="ce73" office:value-type="float" office:value="17">
            <text:p>17</text:p>
          </table:table-cell>
          <table:table-cell table:style-name="ce74" office:value-type="string">
            <text:p>bi</text:p>
          </table:table-cell>
          <table:table-cell table:style-name="ce74" office:value-type="string">
            <text:p>Bislama</text:p>
          </table:table-cell>
        </table:table-row>
        <table:table-row table:style-name="ro2">
          <table:table-cell table:style-name="ce73" office:value-type="float" office:value="18">
            <text:p>18</text:p>
          </table:table-cell>
          <table:table-cell table:style-name="ce74" office:value-type="string">
            <text:p>bm</text:p>
          </table:table-cell>
          <table:table-cell table:style-name="ce74" office:value-type="string">
            <text:p>Bambara</text:p>
          </table:table-cell>
        </table:table-row>
        <table:table-row table:style-name="ro2">
          <table:table-cell table:style-name="ce73" office:value-type="float" office:value="19">
            <text:p>19</text:p>
          </table:table-cell>
          <table:table-cell table:style-name="ce74" office:value-type="string">
            <text:p>bn</text:p>
          </table:table-cell>
          <table:table-cell table:style-name="ce74" office:value-type="string">
            <text:p>Bengali</text:p>
          </table:table-cell>
        </table:table-row>
        <table:table-row table:style-name="ro2">
          <table:table-cell table:style-name="ce73" office:value-type="float" office:value="20">
            <text:p>20</text:p>
          </table:table-cell>
          <table:table-cell table:style-name="ce74" office:value-type="string">
            <text:p>bo</text:p>
          </table:table-cell>
          <table:table-cell table:style-name="ce74" office:value-type="string">
            <text:p>Tibetan</text:p>
          </table:table-cell>
        </table:table-row>
        <table:table-row table:style-name="ro2">
          <table:table-cell table:style-name="ce73" office:value-type="float" office:value="21">
            <text:p>21</text:p>
          </table:table-cell>
          <table:table-cell table:style-name="ce74" office:value-type="string">
            <text:p>br</text:p>
          </table:table-cell>
          <table:table-cell table:style-name="ce74" office:value-type="string">
            <text:p>Breton</text:p>
          </table:table-cell>
        </table:table-row>
        <table:table-row table:style-name="ro2">
          <table:table-cell table:style-name="ce73" office:value-type="float" office:value="22">
            <text:p>22</text:p>
          </table:table-cell>
          <table:table-cell table:style-name="ce74" office:value-type="string">
            <text:p>bs</text:p>
          </table:table-cell>
          <table:table-cell table:style-name="ce74" office:value-type="string">
            <text:p>Bosnian</text:p>
          </table:table-cell>
        </table:table-row>
        <table:table-row table:style-name="ro2">
          <table:table-cell table:style-name="ce73" office:value-type="float" office:value="23">
            <text:p>23</text:p>
          </table:table-cell>
          <table:table-cell table:style-name="ce74" office:value-type="string">
            <text:p>ca</text:p>
          </table:table-cell>
          <table:table-cell table:style-name="ce74" office:value-type="string">
            <text:p>Catalan; Valencian</text:p>
          </table:table-cell>
        </table:table-row>
        <table:table-row table:style-name="ro2">
          <table:table-cell table:style-name="ce73" office:value-type="float" office:value="24">
            <text:p>24</text:p>
          </table:table-cell>
          <table:table-cell table:style-name="ce74" office:value-type="string">
            <text:p>ce</text:p>
          </table:table-cell>
          <table:table-cell table:style-name="ce74" office:value-type="string">
            <text:p>Chechen</text:p>
          </table:table-cell>
        </table:table-row>
        <table:table-row table:style-name="ro2">
          <table:table-cell table:style-name="ce73" office:value-type="float" office:value="25">
            <text:p>25</text:p>
          </table:table-cell>
          <table:table-cell table:style-name="ce74" office:value-type="string">
            <text:p>ch</text:p>
          </table:table-cell>
          <table:table-cell table:style-name="ce74" office:value-type="string">
            <text:p>Chamorro</text:p>
          </table:table-cell>
        </table:table-row>
        <table:table-row table:style-name="ro2">
          <table:table-cell table:style-name="ce73" office:value-type="float" office:value="26">
            <text:p>26</text:p>
          </table:table-cell>
          <table:table-cell table:style-name="ce74" office:value-type="string">
            <text:p>co</text:p>
          </table:table-cell>
          <table:table-cell table:style-name="ce74" office:value-type="string">
            <text:p>Corsican</text:p>
          </table:table-cell>
        </table:table-row>
        <table:table-row table:style-name="ro2">
          <table:table-cell table:style-name="ce73" office:value-type="float" office:value="27">
            <text:p>27</text:p>
          </table:table-cell>
          <table:table-cell table:style-name="ce74" office:value-type="string">
            <text:p>cr</text:p>
          </table:table-cell>
          <table:table-cell table:style-name="ce74" office:value-type="string">
            <text:p>Cree</text:p>
          </table:table-cell>
        </table:table-row>
        <table:table-row table:style-name="ro2">
          <table:table-cell table:style-name="ce73" office:value-type="float" office:value="28">
            <text:p>28</text:p>
          </table:table-cell>
          <table:table-cell table:style-name="ce74" office:value-type="string">
            <text:p>cs</text:p>
          </table:table-cell>
          <table:table-cell table:style-name="ce74" office:value-type="string">
            <text:p>Czech</text:p>
          </table:table-cell>
        </table:table-row>
        <table:table-row table:style-name="ro2">
          <table:table-cell table:style-name="ce73" office:value-type="float" office:value="29">
            <text:p>29</text:p>
          </table:table-cell>
          <table:table-cell table:style-name="ce74" office:value-type="string">
            <text:p>cu</text:p>
          </table:table-cell>
          <table:table-cell table:style-name="ce74" office:value-type="string">
            <text:p>Church Slavic; Old Slavonic; Church Slavonic; Old Bulgarian; Old Church Slavonic</text:p>
          </table:table-cell>
        </table:table-row>
        <table:table-row table:style-name="ro2">
          <table:table-cell table:style-name="ce73" office:value-type="float" office:value="30">
            <text:p>30</text:p>
          </table:table-cell>
          <table:table-cell table:style-name="ce74" office:value-type="string">
            <text:p>cv</text:p>
          </table:table-cell>
          <table:table-cell table:style-name="ce74" office:value-type="string">
            <text:p>Chuvash</text:p>
          </table:table-cell>
        </table:table-row>
        <table:table-row table:style-name="ro2">
          <table:table-cell table:style-name="ce73" office:value-type="float" office:value="31">
            <text:p>31</text:p>
          </table:table-cell>
          <table:table-cell table:style-name="ce74" office:value-type="string">
            <text:p>cy</text:p>
          </table:table-cell>
          <table:table-cell table:style-name="ce74" office:value-type="string">
            <text:p>Welsh</text:p>
          </table:table-cell>
        </table:table-row>
        <table:table-row table:style-name="ro2">
          <table:table-cell table:style-name="ce73" office:value-type="float" office:value="32">
            <text:p>32</text:p>
          </table:table-cell>
          <table:table-cell table:style-name="ce74" office:value-type="string">
            <text:p>da</text:p>
          </table:table-cell>
          <table:table-cell table:style-name="ce74" office:value-type="string">
            <text:p>Danish</text:p>
          </table:table-cell>
        </table:table-row>
        <table:table-row table:style-name="ro2">
          <table:table-cell table:style-name="ce73" office:value-type="float" office:value="33">
            <text:p>33</text:p>
          </table:table-cell>
          <table:table-cell table:style-name="ce74" office:value-type="string">
            <text:p>de</text:p>
          </table:table-cell>
          <table:table-cell table:style-name="ce74" office:value-type="string">
            <text:p>German</text:p>
          </table:table-cell>
        </table:table-row>
        <table:table-row table:style-name="ro2">
          <table:table-cell table:style-name="ce73" office:value-type="float" office:value="34">
            <text:p>34</text:p>
          </table:table-cell>
          <table:table-cell table:style-name="ce74" office:value-type="string">
            <text:p>dv</text:p>
          </table:table-cell>
          <table:table-cell table:style-name="ce74" office:value-type="string">
            <text:p>Divehi; Dhivehi; Maldivian</text:p>
          </table:table-cell>
        </table:table-row>
        <table:table-row table:style-name="ro2">
          <table:table-cell table:style-name="ce73" office:value-type="float" office:value="35">
            <text:p>35</text:p>
          </table:table-cell>
          <table:table-cell table:style-name="ce74" office:value-type="string">
            <text:p>dz</text:p>
          </table:table-cell>
          <table:table-cell table:style-name="ce74" office:value-type="string">
            <text:p>Dzongkha</text:p>
          </table:table-cell>
        </table:table-row>
        <table:table-row table:style-name="ro2">
          <table:table-cell table:style-name="ce73" office:value-type="float" office:value="36">
            <text:p>36</text:p>
          </table:table-cell>
          <table:table-cell table:style-name="ce74" office:value-type="string">
            <text:p>ee</text:p>
          </table:table-cell>
          <table:table-cell table:style-name="ce74" office:value-type="string">
            <text:p>Ewe</text:p>
          </table:table-cell>
        </table:table-row>
        <table:table-row table:style-name="ro2">
          <table:table-cell table:style-name="ce73" office:value-type="float" office:value="37">
            <text:p>37</text:p>
          </table:table-cell>
          <table:table-cell table:style-name="ce74" office:value-type="string">
            <text:p>el</text:p>
          </table:table-cell>
          <table:table-cell table:style-name="ce74" office:value-type="string">
            <text:p>Greek, Modern (1453-)</text:p>
          </table:table-cell>
        </table:table-row>
        <table:table-row table:style-name="ro2">
          <table:table-cell table:style-name="ce73" office:value-type="float" office:value="38">
            <text:p>38</text:p>
          </table:table-cell>
          <table:table-cell table:style-name="ce74" office:value-type="string">
            <text:p>en</text:p>
          </table:table-cell>
          <table:table-cell table:style-name="ce74" office:value-type="string">
            <text:p>English</text:p>
          </table:table-cell>
        </table:table-row>
        <table:table-row table:style-name="ro2">
          <table:table-cell table:style-name="ce73" office:value-type="float" office:value="39">
            <text:p>39</text:p>
          </table:table-cell>
          <table:table-cell table:style-name="ce74" office:value-type="string">
            <text:p>eo</text:p>
          </table:table-cell>
          <table:table-cell table:style-name="ce74" office:value-type="string">
            <text:p>Esperanto</text:p>
          </table:table-cell>
        </table:table-row>
        <table:table-row table:style-name="ro2">
          <table:table-cell table:style-name="ce73" office:value-type="float" office:value="40">
            <text:p>40</text:p>
          </table:table-cell>
          <table:table-cell table:style-name="ce74" office:value-type="string">
            <text:p>es</text:p>
          </table:table-cell>
          <table:table-cell table:style-name="ce74" office:value-type="string">
            <text:p>Spanish; Castilian</text:p>
          </table:table-cell>
        </table:table-row>
        <table:table-row table:style-name="ro2">
          <table:table-cell table:style-name="ce73" office:value-type="float" office:value="41">
            <text:p>41</text:p>
          </table:table-cell>
          <table:table-cell table:style-name="ce74" office:value-type="string">
            <text:p>et</text:p>
          </table:table-cell>
          <table:table-cell table:style-name="ce74" office:value-type="string">
            <text:p>Estonian</text:p>
          </table:table-cell>
        </table:table-row>
        <table:table-row table:style-name="ro2">
          <table:table-cell table:style-name="ce73" office:value-type="float" office:value="42">
            <text:p>42</text:p>
          </table:table-cell>
          <table:table-cell table:style-name="ce74" office:value-type="string">
            <text:p>eu</text:p>
          </table:table-cell>
          <table:table-cell table:style-name="ce74" office:value-type="string">
            <text:p>Basque</text:p>
          </table:table-cell>
        </table:table-row>
        <table:table-row table:style-name="ro2">
          <table:table-cell table:style-name="ce73" office:value-type="float" office:value="43">
            <text:p>43</text:p>
          </table:table-cell>
          <table:table-cell table:style-name="ce74" office:value-type="string">
            <text:p>fa</text:p>
          </table:table-cell>
          <table:table-cell table:style-name="ce74" office:value-type="string">
            <text:p>Persian</text:p>
          </table:table-cell>
        </table:table-row>
        <table:table-row table:style-name="ro2">
          <table:table-cell table:style-name="ce73" office:value-type="float" office:value="44">
            <text:p>44</text:p>
          </table:table-cell>
          <table:table-cell table:style-name="ce74" office:value-type="string">
            <text:p>ff</text:p>
          </table:table-cell>
          <table:table-cell table:style-name="ce74" office:value-type="string">
            <text:p>Fulah</text:p>
          </table:table-cell>
        </table:table-row>
        <table:table-row table:style-name="ro2">
          <table:table-cell table:style-name="ce73" office:value-type="float" office:value="45">
            <text:p>45</text:p>
          </table:table-cell>
          <table:table-cell table:style-name="ce74" office:value-type="string">
            <text:p>fi</text:p>
          </table:table-cell>
          <table:table-cell table:style-name="ce74" office:value-type="string">
            <text:p>Finnish</text:p>
          </table:table-cell>
        </table:table-row>
        <table:table-row table:style-name="ro2">
          <table:table-cell table:style-name="ce73" office:value-type="float" office:value="46">
            <text:p>46</text:p>
          </table:table-cell>
          <table:table-cell table:style-name="ce74" office:value-type="string">
            <text:p>fj</text:p>
          </table:table-cell>
          <table:table-cell table:style-name="ce74" office:value-type="string">
            <text:p>Fijian</text:p>
          </table:table-cell>
        </table:table-row>
        <table:table-row table:style-name="ro2">
          <table:table-cell table:style-name="ce73" office:value-type="float" office:value="47">
            <text:p>47</text:p>
          </table:table-cell>
          <table:table-cell table:style-name="ce74" office:value-type="string">
            <text:p>fo</text:p>
          </table:table-cell>
          <table:table-cell table:style-name="ce74" office:value-type="string">
            <text:p>Faroese</text:p>
          </table:table-cell>
        </table:table-row>
        <table:table-row table:style-name="ro2">
          <table:table-cell table:style-name="ce73" office:value-type="float" office:value="48">
            <text:p>48</text:p>
          </table:table-cell>
          <table:table-cell table:style-name="ce74" office:value-type="string">
            <text:p>fr</text:p>
          </table:table-cell>
          <table:table-cell table:style-name="ce74" office:value-type="string">
            <text:p>French</text:p>
          </table:table-cell>
        </table:table-row>
        <table:table-row table:style-name="ro2">
          <table:table-cell table:style-name="ce73" office:value-type="float" office:value="49">
            <text:p>49</text:p>
          </table:table-cell>
          <table:table-cell table:style-name="ce74" office:value-type="string">
            <text:p>fy</text:p>
          </table:table-cell>
          <table:table-cell table:style-name="ce74" office:value-type="string">
            <text:p>Western Frisian</text:p>
          </table:table-cell>
        </table:table-row>
        <table:table-row table:style-name="ro2">
          <table:table-cell table:style-name="ce73" office:value-type="float" office:value="50">
            <text:p>50</text:p>
          </table:table-cell>
          <table:table-cell table:style-name="ce74" office:value-type="string">
            <text:p>ga</text:p>
          </table:table-cell>
          <table:table-cell table:style-name="ce74" office:value-type="string">
            <text:p>Irish</text:p>
          </table:table-cell>
        </table:table-row>
        <table:table-row table:style-name="ro2">
          <table:table-cell table:style-name="ce73" office:value-type="float" office:value="51">
            <text:p>51</text:p>
          </table:table-cell>
          <table:table-cell table:style-name="ce74" office:value-type="string">
            <text:p>gd</text:p>
          </table:table-cell>
          <table:table-cell table:style-name="ce74" office:value-type="string">
            <text:p>Gaelic; Scottish Gaelic</text:p>
          </table:table-cell>
        </table:table-row>
        <table:table-row table:style-name="ro2">
          <table:table-cell table:style-name="ce73" office:value-type="float" office:value="52">
            <text:p>52</text:p>
          </table:table-cell>
          <table:table-cell table:style-name="ce74" office:value-type="string">
            <text:p>gl</text:p>
          </table:table-cell>
          <table:table-cell table:style-name="ce74" office:value-type="string">
            <text:p>Galician</text:p>
          </table:table-cell>
        </table:table-row>
        <table:table-row table:style-name="ro2">
          <table:table-cell table:style-name="ce73" office:value-type="float" office:value="53">
            <text:p>53</text:p>
          </table:table-cell>
          <table:table-cell table:style-name="ce74" office:value-type="string">
            <text:p>gn</text:p>
          </table:table-cell>
          <table:table-cell table:style-name="ce74" office:value-type="string">
            <text:p>Guarani</text:p>
          </table:table-cell>
        </table:table-row>
        <table:table-row table:style-name="ro2">
          <table:table-cell table:style-name="ce73" office:value-type="float" office:value="54">
            <text:p>54</text:p>
          </table:table-cell>
          <table:table-cell table:style-name="ce74" office:value-type="string">
            <text:p>gu</text:p>
          </table:table-cell>
          <table:table-cell table:style-name="ce74" office:value-type="string">
            <text:p>Gujarati</text:p>
          </table:table-cell>
        </table:table-row>
        <table:table-row table:style-name="ro2">
          <table:table-cell table:style-name="ce73" office:value-type="float" office:value="55">
            <text:p>55</text:p>
          </table:table-cell>
          <table:table-cell table:style-name="ce74" office:value-type="string">
            <text:p>gv</text:p>
          </table:table-cell>
          <table:table-cell table:style-name="ce74" office:value-type="string">
            <text:p>Manx</text:p>
          </table:table-cell>
        </table:table-row>
        <table:table-row table:style-name="ro2">
          <table:table-cell table:style-name="ce73" office:value-type="float" office:value="56">
            <text:p>56</text:p>
          </table:table-cell>
          <table:table-cell table:style-name="ce74" office:value-type="string">
            <text:p>ha</text:p>
          </table:table-cell>
          <table:table-cell table:style-name="ce74" office:value-type="string">
            <text:p>Hausa</text:p>
          </table:table-cell>
        </table:table-row>
        <table:table-row table:style-name="ro2">
          <table:table-cell table:style-name="ce73" office:value-type="float" office:value="57">
            <text:p>57</text:p>
          </table:table-cell>
          <table:table-cell table:style-name="ce74" office:value-type="string">
            <text:p>he</text:p>
          </table:table-cell>
          <table:table-cell table:style-name="ce74" office:value-type="string">
            <text:p>Hebrew</text:p>
          </table:table-cell>
        </table:table-row>
        <table:table-row table:style-name="ro2">
          <table:table-cell table:style-name="ce73" office:value-type="float" office:value="58">
            <text:p>58</text:p>
          </table:table-cell>
          <table:table-cell table:style-name="ce74" office:value-type="string">
            <text:p>hi</text:p>
          </table:table-cell>
          <table:table-cell table:style-name="ce74" office:value-type="string">
            <text:p>Hindi</text:p>
          </table:table-cell>
        </table:table-row>
        <table:table-row table:style-name="ro2">
          <table:table-cell table:style-name="ce73" office:value-type="float" office:value="59">
            <text:p>59</text:p>
          </table:table-cell>
          <table:table-cell table:style-name="ce74" office:value-type="string">
            <text:p>ho</text:p>
          </table:table-cell>
          <table:table-cell table:style-name="ce74" office:value-type="string">
            <text:p>Hiri Motu</text:p>
          </table:table-cell>
        </table:table-row>
        <table:table-row table:style-name="ro2">
          <table:table-cell table:style-name="ce73" office:value-type="float" office:value="60">
            <text:p>60</text:p>
          </table:table-cell>
          <table:table-cell table:style-name="ce74" office:value-type="string">
            <text:p>hr</text:p>
          </table:table-cell>
          <table:table-cell table:style-name="ce74" office:value-type="string">
            <text:p>Croatian</text:p>
          </table:table-cell>
        </table:table-row>
        <table:table-row table:style-name="ro2">
          <table:table-cell table:style-name="ce73" office:value-type="float" office:value="61">
            <text:p>61</text:p>
          </table:table-cell>
          <table:table-cell table:style-name="ce74" office:value-type="string">
            <text:p>ht</text:p>
          </table:table-cell>
          <table:table-cell table:style-name="ce74" office:value-type="string">
            <text:p>Haitian; Haitian Creole</text:p>
          </table:table-cell>
        </table:table-row>
        <table:table-row table:style-name="ro2">
          <table:table-cell table:style-name="ce73" office:value-type="float" office:value="62">
            <text:p>62</text:p>
          </table:table-cell>
          <table:table-cell table:style-name="ce74" office:value-type="string">
            <text:p>hu</text:p>
          </table:table-cell>
          <table:table-cell table:style-name="ce74" office:value-type="string">
            <text:p>Hungarian</text:p>
          </table:table-cell>
        </table:table-row>
        <table:table-row table:style-name="ro2">
          <table:table-cell table:style-name="ce73" office:value-type="float" office:value="63">
            <text:p>63</text:p>
          </table:table-cell>
          <table:table-cell table:style-name="ce74" office:value-type="string">
            <text:p>hy</text:p>
          </table:table-cell>
          <table:table-cell table:style-name="ce74" office:value-type="string">
            <text:p>Armenian</text:p>
          </table:table-cell>
        </table:table-row>
        <table:table-row table:style-name="ro2">
          <table:table-cell table:style-name="ce73" office:value-type="float" office:value="64">
            <text:p>64</text:p>
          </table:table-cell>
          <table:table-cell table:style-name="ce74" office:value-type="string">
            <text:p>hz</text:p>
          </table:table-cell>
          <table:table-cell table:style-name="ce74" office:value-type="string">
            <text:p>Herero</text:p>
          </table:table-cell>
        </table:table-row>
        <table:table-row table:style-name="ro2">
          <table:table-cell table:style-name="ce73" office:value-type="float" office:value="65">
            <text:p>65</text:p>
          </table:table-cell>
          <table:table-cell table:style-name="ce74" office:value-type="string">
            <text:p>ia</text:p>
          </table:table-cell>
          <table:table-cell table:style-name="ce74" office:value-type="string">
            <text:p>Interlingua (International Auxiliary Language Association)</text:p>
          </table:table-cell>
        </table:table-row>
        <table:table-row table:style-name="ro2">
          <table:table-cell table:style-name="ce73" office:value-type="float" office:value="66">
            <text:p>66</text:p>
          </table:table-cell>
          <table:table-cell table:style-name="ce74" office:value-type="string">
            <text:p>id</text:p>
          </table:table-cell>
          <table:table-cell table:style-name="ce74" office:value-type="string">
            <text:p>Indonesian</text:p>
          </table:table-cell>
        </table:table-row>
        <table:table-row table:style-name="ro2">
          <table:table-cell table:style-name="ce73" office:value-type="float" office:value="67">
            <text:p>67</text:p>
          </table:table-cell>
          <table:table-cell table:style-name="ce74" office:value-type="string">
            <text:p>ie</text:p>
          </table:table-cell>
          <table:table-cell table:style-name="ce74" office:value-type="string">
            <text:p>Interlingue; Occidental</text:p>
          </table:table-cell>
        </table:table-row>
        <table:table-row table:style-name="ro2">
          <table:table-cell table:style-name="ce73" office:value-type="float" office:value="68">
            <text:p>68</text:p>
          </table:table-cell>
          <table:table-cell table:style-name="ce74" office:value-type="string">
            <text:p>ig</text:p>
          </table:table-cell>
          <table:table-cell table:style-name="ce74" office:value-type="string">
            <text:p>Igbo</text:p>
          </table:table-cell>
        </table:table-row>
        <table:table-row table:style-name="ro2">
          <table:table-cell table:style-name="ce73" office:value-type="float" office:value="69">
            <text:p>69</text:p>
          </table:table-cell>
          <table:table-cell table:style-name="ce74" office:value-type="string">
            <text:p>ii</text:p>
          </table:table-cell>
          <table:table-cell table:style-name="ce74" office:value-type="string">
            <text:p>Sichuan Yi; Nuosu</text:p>
          </table:table-cell>
        </table:table-row>
        <table:table-row table:style-name="ro2">
          <table:table-cell table:style-name="ce73" office:value-type="float" office:value="70">
            <text:p>70</text:p>
          </table:table-cell>
          <table:table-cell table:style-name="ce74" office:value-type="string">
            <text:p>ik</text:p>
          </table:table-cell>
          <table:table-cell table:style-name="ce74" office:value-type="string">
            <text:p>Inupiaq</text:p>
          </table:table-cell>
        </table:table-row>
        <table:table-row table:style-name="ro2">
          <table:table-cell table:style-name="ce73" office:value-type="float" office:value="71">
            <text:p>71</text:p>
          </table:table-cell>
          <table:table-cell table:style-name="ce74" office:value-type="string">
            <text:p>io</text:p>
          </table:table-cell>
          <table:table-cell table:style-name="ce74" office:value-type="string">
            <text:p>Ido</text:p>
          </table:table-cell>
        </table:table-row>
        <table:table-row table:style-name="ro2">
          <table:table-cell table:style-name="ce73" office:value-type="float" office:value="72">
            <text:p>72</text:p>
          </table:table-cell>
          <table:table-cell table:style-name="ce74" office:value-type="string">
            <text:p>is</text:p>
          </table:table-cell>
          <table:table-cell table:style-name="ce74" office:value-type="string">
            <text:p>Icelandic</text:p>
          </table:table-cell>
        </table:table-row>
        <table:table-row table:style-name="ro2">
          <table:table-cell table:style-name="ce73" office:value-type="float" office:value="73">
            <text:p>73</text:p>
          </table:table-cell>
          <table:table-cell table:style-name="ce74" office:value-type="string">
            <text:p>it</text:p>
          </table:table-cell>
          <table:table-cell table:style-name="ce74" office:value-type="string">
            <text:p>Italian</text:p>
          </table:table-cell>
        </table:table-row>
        <table:table-row table:style-name="ro2">
          <table:table-cell table:style-name="ce73" office:value-type="float" office:value="74">
            <text:p>74</text:p>
          </table:table-cell>
          <table:table-cell table:style-name="ce74" office:value-type="string">
            <text:p>iu</text:p>
          </table:table-cell>
          <table:table-cell table:style-name="ce74" office:value-type="string">
            <text:p>Inuktitut</text:p>
          </table:table-cell>
        </table:table-row>
        <table:table-row table:style-name="ro2">
          <table:table-cell table:style-name="ce73" office:value-type="float" office:value="75">
            <text:p>75</text:p>
          </table:table-cell>
          <table:table-cell table:style-name="ce74" office:value-type="string">
            <text:p>ja</text:p>
          </table:table-cell>
          <table:table-cell table:style-name="ce74" office:value-type="string">
            <text:p>Japanese</text:p>
          </table:table-cell>
        </table:table-row>
        <table:table-row table:style-name="ro2">
          <table:table-cell table:style-name="ce73" office:value-type="float" office:value="76">
            <text:p>76</text:p>
          </table:table-cell>
          <table:table-cell table:style-name="ce74" office:value-type="string">
            <text:p>jv</text:p>
          </table:table-cell>
          <table:table-cell table:style-name="ce74" office:value-type="string">
            <text:p>Javanese</text:p>
          </table:table-cell>
        </table:table-row>
        <table:table-row table:style-name="ro2">
          <table:table-cell table:style-name="ce73" office:value-type="float" office:value="77">
            <text:p>77</text:p>
          </table:table-cell>
          <table:table-cell table:style-name="ce74" office:value-type="string">
            <text:p>ka</text:p>
          </table:table-cell>
          <table:table-cell table:style-name="ce74" office:value-type="string">
            <text:p>Georgian</text:p>
          </table:table-cell>
        </table:table-row>
        <table:table-row table:style-name="ro2">
          <table:table-cell table:style-name="ce73" office:value-type="float" office:value="78">
            <text:p>78</text:p>
          </table:table-cell>
          <table:table-cell table:style-name="ce74" office:value-type="string">
            <text:p>kg</text:p>
          </table:table-cell>
          <table:table-cell table:style-name="ce74" office:value-type="string">
            <text:p>Kongo</text:p>
          </table:table-cell>
        </table:table-row>
        <table:table-row table:style-name="ro2">
          <table:table-cell table:style-name="ce73" office:value-type="float" office:value="79">
            <text:p>79</text:p>
          </table:table-cell>
          <table:table-cell table:style-name="ce74" office:value-type="string">
            <text:p>ki</text:p>
          </table:table-cell>
          <table:table-cell table:style-name="ce74" office:value-type="string">
            <text:p>Kikuyu; Gikuyu</text:p>
          </table:table-cell>
        </table:table-row>
        <table:table-row table:style-name="ro2">
          <table:table-cell table:style-name="ce73" office:value-type="float" office:value="80">
            <text:p>80</text:p>
          </table:table-cell>
          <table:table-cell table:style-name="ce74" office:value-type="string">
            <text:p>kj</text:p>
          </table:table-cell>
          <table:table-cell table:style-name="ce74" office:value-type="string">
            <text:p>Kuanyama; Kwanyama</text:p>
          </table:table-cell>
        </table:table-row>
        <table:table-row table:style-name="ro2">
          <table:table-cell table:style-name="ce73" office:value-type="float" office:value="81">
            <text:p>81</text:p>
          </table:table-cell>
          <table:table-cell table:style-name="ce74" office:value-type="string">
            <text:p>kk</text:p>
          </table:table-cell>
          <table:table-cell table:style-name="ce74" office:value-type="string">
            <text:p>Kazakh</text:p>
          </table:table-cell>
        </table:table-row>
        <table:table-row table:style-name="ro2">
          <table:table-cell table:style-name="ce73" office:value-type="float" office:value="82">
            <text:p>82</text:p>
          </table:table-cell>
          <table:table-cell table:style-name="ce74" office:value-type="string">
            <text:p>kl</text:p>
          </table:table-cell>
          <table:table-cell table:style-name="ce74" office:value-type="string">
            <text:p>Kalaallisut; Greenlandic</text:p>
          </table:table-cell>
        </table:table-row>
        <table:table-row table:style-name="ro2">
          <table:table-cell table:style-name="ce73" office:value-type="float" office:value="83">
            <text:p>83</text:p>
          </table:table-cell>
          <table:table-cell table:style-name="ce74" office:value-type="string">
            <text:p>km</text:p>
          </table:table-cell>
          <table:table-cell table:style-name="ce74" office:value-type="string">
            <text:p>Central Khmer</text:p>
          </table:table-cell>
        </table:table-row>
        <table:table-row table:style-name="ro2">
          <table:table-cell table:style-name="ce73" office:value-type="float" office:value="84">
            <text:p>84</text:p>
          </table:table-cell>
          <table:table-cell table:style-name="ce74" office:value-type="string">
            <text:p>kn</text:p>
          </table:table-cell>
          <table:table-cell table:style-name="ce74" office:value-type="string">
            <text:p>Kannada</text:p>
          </table:table-cell>
        </table:table-row>
        <table:table-row table:style-name="ro2">
          <table:table-cell table:style-name="ce73" office:value-type="float" office:value="85">
            <text:p>85</text:p>
          </table:table-cell>
          <table:table-cell table:style-name="ce74" office:value-type="string">
            <text:p>ko</text:p>
          </table:table-cell>
          <table:table-cell table:style-name="ce74" office:value-type="string">
            <text:p>Korean</text:p>
          </table:table-cell>
        </table:table-row>
        <table:table-row table:style-name="ro2">
          <table:table-cell table:style-name="ce73" office:value-type="float" office:value="86">
            <text:p>86</text:p>
          </table:table-cell>
          <table:table-cell table:style-name="ce74" office:value-type="string">
            <text:p>kr</text:p>
          </table:table-cell>
          <table:table-cell table:style-name="ce74" office:value-type="string">
            <text:p>Kanuri</text:p>
          </table:table-cell>
        </table:table-row>
        <table:table-row table:style-name="ro2">
          <table:table-cell table:style-name="ce73" office:value-type="float" office:value="87">
            <text:p>87</text:p>
          </table:table-cell>
          <table:table-cell table:style-name="ce74" office:value-type="string">
            <text:p>ks</text:p>
          </table:table-cell>
          <table:table-cell table:style-name="ce74" office:value-type="string">
            <text:p>Kashmiri</text:p>
          </table:table-cell>
        </table:table-row>
        <table:table-row table:style-name="ro2">
          <table:table-cell table:style-name="ce73" office:value-type="float" office:value="88">
            <text:p>88</text:p>
          </table:table-cell>
          <table:table-cell table:style-name="ce74" office:value-type="string">
            <text:p>ku</text:p>
          </table:table-cell>
          <table:table-cell table:style-name="ce74" office:value-type="string">
            <text:p>Kurdish</text:p>
          </table:table-cell>
        </table:table-row>
        <table:table-row table:style-name="ro2">
          <table:table-cell table:style-name="ce73" office:value-type="float" office:value="89">
            <text:p>89</text:p>
          </table:table-cell>
          <table:table-cell table:style-name="ce74" office:value-type="string">
            <text:p>kv</text:p>
          </table:table-cell>
          <table:table-cell table:style-name="ce74" office:value-type="string">
            <text:p>Komi</text:p>
          </table:table-cell>
        </table:table-row>
        <table:table-row table:style-name="ro2">
          <table:table-cell table:style-name="ce73" office:value-type="float" office:value="90">
            <text:p>90</text:p>
          </table:table-cell>
          <table:table-cell table:style-name="ce74" office:value-type="string">
            <text:p>kw</text:p>
          </table:table-cell>
          <table:table-cell table:style-name="ce74" office:value-type="string">
            <text:p>Cornish</text:p>
          </table:table-cell>
        </table:table-row>
        <table:table-row table:style-name="ro2">
          <table:table-cell table:style-name="ce73" office:value-type="float" office:value="91">
            <text:p>91</text:p>
          </table:table-cell>
          <table:table-cell table:style-name="ce74" office:value-type="string">
            <text:p>ky</text:p>
          </table:table-cell>
          <table:table-cell table:style-name="ce74" office:value-type="string">
            <text:p>Kirghiz; Kyrgyz</text:p>
          </table:table-cell>
        </table:table-row>
        <table:table-row table:style-name="ro2">
          <table:table-cell table:style-name="ce73" office:value-type="float" office:value="92">
            <text:p>92</text:p>
          </table:table-cell>
          <table:table-cell table:style-name="ce74" office:value-type="string">
            <text:p>la</text:p>
          </table:table-cell>
          <table:table-cell table:style-name="ce74" office:value-type="string">
            <text:p>Latin</text:p>
          </table:table-cell>
        </table:table-row>
        <table:table-row table:style-name="ro2">
          <table:table-cell table:style-name="ce73" office:value-type="float" office:value="93">
            <text:p>93</text:p>
          </table:table-cell>
          <table:table-cell table:style-name="ce74" office:value-type="string">
            <text:p>lb</text:p>
          </table:table-cell>
          <table:table-cell table:style-name="ce74" office:value-type="string">
            <text:p>Luxembourgish; Letzeburgesch</text:p>
          </table:table-cell>
        </table:table-row>
        <table:table-row table:style-name="ro2">
          <table:table-cell table:style-name="ce73" office:value-type="float" office:value="94">
            <text:p>94</text:p>
          </table:table-cell>
          <table:table-cell table:style-name="ce74" office:value-type="string">
            <text:p>lg</text:p>
          </table:table-cell>
          <table:table-cell table:style-name="ce74" office:value-type="string">
            <text:p>Ganda</text:p>
          </table:table-cell>
        </table:table-row>
        <table:table-row table:style-name="ro2">
          <table:table-cell table:style-name="ce73" office:value-type="float" office:value="95">
            <text:p>95</text:p>
          </table:table-cell>
          <table:table-cell table:style-name="ce74" office:value-type="string">
            <text:p>li</text:p>
          </table:table-cell>
          <table:table-cell table:style-name="ce74" office:value-type="string">
            <text:p>Limburgan; Limburger; Limburgish</text:p>
          </table:table-cell>
        </table:table-row>
        <table:table-row table:style-name="ro2">
          <table:table-cell table:style-name="ce73" office:value-type="float" office:value="96">
            <text:p>96</text:p>
          </table:table-cell>
          <table:table-cell table:style-name="ce74" office:value-type="string">
            <text:p>ln</text:p>
          </table:table-cell>
          <table:table-cell table:style-name="ce74" office:value-type="string">
            <text:p>Lingala</text:p>
          </table:table-cell>
        </table:table-row>
        <table:table-row table:style-name="ro2">
          <table:table-cell table:style-name="ce73" office:value-type="float" office:value="97">
            <text:p>97</text:p>
          </table:table-cell>
          <table:table-cell table:style-name="ce74" office:value-type="string">
            <text:p>lo</text:p>
          </table:table-cell>
          <table:table-cell table:style-name="ce74" office:value-type="string">
            <text:p>Lao</text:p>
          </table:table-cell>
        </table:table-row>
        <table:table-row table:style-name="ro2">
          <table:table-cell table:style-name="ce73" office:value-type="float" office:value="98">
            <text:p>98</text:p>
          </table:table-cell>
          <table:table-cell table:style-name="ce74" office:value-type="string">
            <text:p>lt</text:p>
          </table:table-cell>
          <table:table-cell table:style-name="ce74" office:value-type="string">
            <text:p>Lithuanian</text:p>
          </table:table-cell>
        </table:table-row>
        <table:table-row table:style-name="ro2">
          <table:table-cell table:style-name="ce73" office:value-type="float" office:value="99">
            <text:p>99</text:p>
          </table:table-cell>
          <table:table-cell table:style-name="ce74" office:value-type="string">
            <text:p>lu</text:p>
          </table:table-cell>
          <table:table-cell table:style-name="ce74" office:value-type="string">
            <text:p>Luba-Katanga</text:p>
          </table:table-cell>
        </table:table-row>
        <table:table-row table:style-name="ro2">
          <table:table-cell table:style-name="ce73" office:value-type="float" office:value="100">
            <text:p>100</text:p>
          </table:table-cell>
          <table:table-cell table:style-name="ce74" office:value-type="string">
            <text:p>lv</text:p>
          </table:table-cell>
          <table:table-cell table:style-name="ce74" office:value-type="string">
            <text:p>Latvian</text:p>
          </table:table-cell>
        </table:table-row>
        <table:table-row table:style-name="ro2">
          <table:table-cell table:style-name="ce73" office:value-type="float" office:value="101">
            <text:p>101</text:p>
          </table:table-cell>
          <table:table-cell table:style-name="ce74" office:value-type="string">
            <text:p>mg</text:p>
          </table:table-cell>
          <table:table-cell table:style-name="ce74" office:value-type="string">
            <text:p>Malagasy</text:p>
          </table:table-cell>
        </table:table-row>
        <table:table-row table:style-name="ro2">
          <table:table-cell table:style-name="ce73" office:value-type="float" office:value="102">
            <text:p>102</text:p>
          </table:table-cell>
          <table:table-cell table:style-name="ce74" office:value-type="string">
            <text:p>mh</text:p>
          </table:table-cell>
          <table:table-cell table:style-name="ce74" office:value-type="string">
            <text:p>Marshallese</text:p>
          </table:table-cell>
        </table:table-row>
        <table:table-row table:style-name="ro2">
          <table:table-cell table:style-name="ce73" office:value-type="float" office:value="103">
            <text:p>103</text:p>
          </table:table-cell>
          <table:table-cell table:style-name="ce74" office:value-type="string">
            <text:p>mi</text:p>
          </table:table-cell>
          <table:table-cell table:style-name="ce74" office:value-type="string">
            <text:p>Maori</text:p>
          </table:table-cell>
        </table:table-row>
        <table:table-row table:style-name="ro2">
          <table:table-cell table:style-name="ce73" office:value-type="float" office:value="104">
            <text:p>104</text:p>
          </table:table-cell>
          <table:table-cell table:style-name="ce74" office:value-type="string">
            <text:p>mk</text:p>
          </table:table-cell>
          <table:table-cell table:style-name="ce74" office:value-type="string">
            <text:p>Macedonian</text:p>
          </table:table-cell>
        </table:table-row>
        <table:table-row table:style-name="ro2">
          <table:table-cell table:style-name="ce73" office:value-type="float" office:value="105">
            <text:p>105</text:p>
          </table:table-cell>
          <table:table-cell table:style-name="ce74" office:value-type="string">
            <text:p>ml</text:p>
          </table:table-cell>
          <table:table-cell table:style-name="ce74" office:value-type="string">
            <text:p>Malayalam</text:p>
          </table:table-cell>
        </table:table-row>
        <table:table-row table:style-name="ro2">
          <table:table-cell table:style-name="ce73" office:value-type="float" office:value="106">
            <text:p>106</text:p>
          </table:table-cell>
          <table:table-cell table:style-name="ce74" office:value-type="string">
            <text:p>mn</text:p>
          </table:table-cell>
          <table:table-cell table:style-name="ce74" office:value-type="string">
            <text:p>Mongolian</text:p>
          </table:table-cell>
        </table:table-row>
        <table:table-row table:style-name="ro2">
          <table:table-cell table:style-name="ce73" office:value-type="float" office:value="107">
            <text:p>107</text:p>
          </table:table-cell>
          <table:table-cell table:style-name="ce74" office:value-type="string">
            <text:p>mr</text:p>
          </table:table-cell>
          <table:table-cell table:style-name="ce74" office:value-type="string">
            <text:p>Marathi</text:p>
          </table:table-cell>
        </table:table-row>
        <table:table-row table:style-name="ro2">
          <table:table-cell table:style-name="ce73" office:value-type="float" office:value="108">
            <text:p>108</text:p>
          </table:table-cell>
          <table:table-cell table:style-name="ce74" office:value-type="string">
            <text:p>ms</text:p>
          </table:table-cell>
          <table:table-cell table:style-name="ce74" office:value-type="string">
            <text:p>Malay</text:p>
          </table:table-cell>
        </table:table-row>
        <table:table-row table:style-name="ro2">
          <table:table-cell table:style-name="ce73" office:value-type="float" office:value="109">
            <text:p>109</text:p>
          </table:table-cell>
          <table:table-cell table:style-name="ce74" office:value-type="string">
            <text:p>mt</text:p>
          </table:table-cell>
          <table:table-cell table:style-name="ce74" office:value-type="string">
            <text:p>Maltese</text:p>
          </table:table-cell>
        </table:table-row>
        <table:table-row table:style-name="ro2">
          <table:table-cell table:style-name="ce73" office:value-type="float" office:value="110">
            <text:p>110</text:p>
          </table:table-cell>
          <table:table-cell table:style-name="ce74" office:value-type="string">
            <text:p>my</text:p>
          </table:table-cell>
          <table:table-cell table:style-name="ce74" office:value-type="string">
            <text:p>Burmese</text:p>
          </table:table-cell>
        </table:table-row>
        <table:table-row table:style-name="ro2">
          <table:table-cell table:style-name="ce73" office:value-type="float" office:value="111">
            <text:p>111</text:p>
          </table:table-cell>
          <table:table-cell table:style-name="ce74" office:value-type="string">
            <text:p>na</text:p>
          </table:table-cell>
          <table:table-cell table:style-name="ce74" office:value-type="string">
            <text:p>Nauru</text:p>
          </table:table-cell>
        </table:table-row>
        <table:table-row table:style-name="ro2">
          <table:table-cell table:style-name="ce73" office:value-type="float" office:value="112">
            <text:p>112</text:p>
          </table:table-cell>
          <table:table-cell table:style-name="ce74" office:value-type="string">
            <text:p>nb</text:p>
          </table:table-cell>
          <table:table-cell table:style-name="ce74" office:value-type="string">
            <text:p>Bokmål, Norwegian; Norwegian Bokmål</text:p>
          </table:table-cell>
        </table:table-row>
        <table:table-row table:style-name="ro2">
          <table:table-cell table:style-name="ce73" office:value-type="float" office:value="113">
            <text:p>113</text:p>
          </table:table-cell>
          <table:table-cell table:style-name="ce74" office:value-type="string">
            <text:p>nd</text:p>
          </table:table-cell>
          <table:table-cell table:style-name="ce74" office:value-type="string">
            <text:p>Ndebele, North; North Ndebele</text:p>
          </table:table-cell>
        </table:table-row>
        <table:table-row table:style-name="ro2">
          <table:table-cell table:style-name="ce73" office:value-type="float" office:value="114">
            <text:p>114</text:p>
          </table:table-cell>
          <table:table-cell table:style-name="ce74" office:value-type="string">
            <text:p>ne</text:p>
          </table:table-cell>
          <table:table-cell table:style-name="ce74" office:value-type="string">
            <text:p>Nepali</text:p>
          </table:table-cell>
        </table:table-row>
        <table:table-row table:style-name="ro2">
          <table:table-cell table:style-name="ce73" office:value-type="float" office:value="115">
            <text:p>115</text:p>
          </table:table-cell>
          <table:table-cell table:style-name="ce74" office:value-type="string">
            <text:p>ng</text:p>
          </table:table-cell>
          <table:table-cell table:style-name="ce74" office:value-type="string">
            <text:p>Ndonga</text:p>
          </table:table-cell>
        </table:table-row>
        <table:table-row table:style-name="ro2">
          <table:table-cell table:style-name="ce73" office:value-type="float" office:value="116">
            <text:p>116</text:p>
          </table:table-cell>
          <table:table-cell table:style-name="ce74" office:value-type="string">
            <text:p>nl</text:p>
          </table:table-cell>
          <table:table-cell table:style-name="ce74" office:value-type="string">
            <text:p>Dutch; Flemish</text:p>
          </table:table-cell>
        </table:table-row>
        <table:table-row table:style-name="ro2">
          <table:table-cell table:style-name="ce73" office:value-type="float" office:value="117">
            <text:p>117</text:p>
          </table:table-cell>
          <table:table-cell table:style-name="ce74" office:value-type="string">
            <text:p>nn</text:p>
          </table:table-cell>
          <table:table-cell table:style-name="ce74" office:value-type="string">
            <text:p>Norwegian Nynorsk; Nynorsk, Norwegian</text:p>
          </table:table-cell>
        </table:table-row>
        <table:table-row table:style-name="ro2">
          <table:table-cell table:style-name="ce73" office:value-type="float" office:value="118">
            <text:p>118</text:p>
          </table:table-cell>
          <table:table-cell table:style-name="ce74" office:value-type="string">
            <text:p>no</text:p>
          </table:table-cell>
          <table:table-cell table:style-name="ce74" office:value-type="string">
            <text:p>Norwegian</text:p>
          </table:table-cell>
        </table:table-row>
        <table:table-row table:style-name="ro2">
          <table:table-cell table:style-name="ce73" office:value-type="float" office:value="119">
            <text:p>119</text:p>
          </table:table-cell>
          <table:table-cell table:style-name="ce74" office:value-type="string">
            <text:p>nr</text:p>
          </table:table-cell>
          <table:table-cell table:style-name="ce74" office:value-type="string">
            <text:p>Ndebele, South; South Ndebele</text:p>
          </table:table-cell>
        </table:table-row>
        <table:table-row table:style-name="ro2">
          <table:table-cell table:style-name="ce73" office:value-type="float" office:value="120">
            <text:p>120</text:p>
          </table:table-cell>
          <table:table-cell table:style-name="ce74" office:value-type="string">
            <text:p>nv</text:p>
          </table:table-cell>
          <table:table-cell table:style-name="ce74" office:value-type="string">
            <text:p>Navajo; Navaho</text:p>
          </table:table-cell>
        </table:table-row>
        <table:table-row table:style-name="ro2">
          <table:table-cell table:style-name="ce73" office:value-type="float" office:value="121">
            <text:p>121</text:p>
          </table:table-cell>
          <table:table-cell table:style-name="ce74" office:value-type="string">
            <text:p>ny</text:p>
          </table:table-cell>
          <table:table-cell table:style-name="ce74" office:value-type="string">
            <text:p>Chichewa; Chewa; Nyanja</text:p>
          </table:table-cell>
        </table:table-row>
        <table:table-row table:style-name="ro2">
          <table:table-cell table:style-name="ce73" office:value-type="float" office:value="122">
            <text:p>122</text:p>
          </table:table-cell>
          <table:table-cell table:style-name="ce74" office:value-type="string">
            <text:p>oc</text:p>
          </table:table-cell>
          <table:table-cell table:style-name="ce74" office:value-type="string">
            <text:p>Occitan (post 1500); Provençal</text:p>
          </table:table-cell>
        </table:table-row>
        <table:table-row table:style-name="ro2">
          <table:table-cell table:style-name="ce73" office:value-type="float" office:value="123">
            <text:p>123</text:p>
          </table:table-cell>
          <table:table-cell table:style-name="ce74" office:value-type="string">
            <text:p>oj</text:p>
          </table:table-cell>
          <table:table-cell table:style-name="ce74" office:value-type="string">
            <text:p>Ojibwa</text:p>
          </table:table-cell>
        </table:table-row>
        <table:table-row table:style-name="ro2">
          <table:table-cell table:style-name="ce73" office:value-type="float" office:value="124">
            <text:p>124</text:p>
          </table:table-cell>
          <table:table-cell table:style-name="ce74" office:value-type="string">
            <text:p>om</text:p>
          </table:table-cell>
          <table:table-cell table:style-name="ce74" office:value-type="string">
            <text:p>Oromo</text:p>
          </table:table-cell>
        </table:table-row>
        <table:table-row table:style-name="ro2">
          <table:table-cell table:style-name="ce73" office:value-type="float" office:value="125">
            <text:p>125</text:p>
          </table:table-cell>
          <table:table-cell table:style-name="ce74" office:value-type="string">
            <text:p>or</text:p>
          </table:table-cell>
          <table:table-cell table:style-name="ce74" office:value-type="string">
            <text:p>Oriya</text:p>
          </table:table-cell>
        </table:table-row>
        <table:table-row table:style-name="ro2">
          <table:table-cell table:style-name="ce73" office:value-type="float" office:value="126">
            <text:p>126</text:p>
          </table:table-cell>
          <table:table-cell table:style-name="ce74" office:value-type="string">
            <text:p>os</text:p>
          </table:table-cell>
          <table:table-cell table:style-name="ce74" office:value-type="string">
            <text:p>Ossetian; Ossetic</text:p>
          </table:table-cell>
        </table:table-row>
        <table:table-row table:style-name="ro2">
          <table:table-cell table:style-name="ce73" office:value-type="float" office:value="127">
            <text:p>127</text:p>
          </table:table-cell>
          <table:table-cell table:style-name="ce74" office:value-type="string">
            <text:p>pa</text:p>
          </table:table-cell>
          <table:table-cell table:style-name="ce74" office:value-type="string">
            <text:p>Panjabi; Punjabi</text:p>
          </table:table-cell>
        </table:table-row>
        <table:table-row table:style-name="ro2">
          <table:table-cell table:style-name="ce73" office:value-type="float" office:value="128">
            <text:p>128</text:p>
          </table:table-cell>
          <table:table-cell table:style-name="ce74" office:value-type="string">
            <text:p>pi</text:p>
          </table:table-cell>
          <table:table-cell table:style-name="ce74" office:value-type="string">
            <text:p>Pali</text:p>
          </table:table-cell>
        </table:table-row>
        <table:table-row table:style-name="ro2">
          <table:table-cell table:style-name="ce73" office:value-type="float" office:value="129">
            <text:p>129</text:p>
          </table:table-cell>
          <table:table-cell table:style-name="ce74" office:value-type="string">
            <text:p>pl</text:p>
          </table:table-cell>
          <table:table-cell table:style-name="ce74" office:value-type="string">
            <text:p>Polish</text:p>
          </table:table-cell>
        </table:table-row>
        <table:table-row table:style-name="ro2">
          <table:table-cell table:style-name="ce73" office:value-type="float" office:value="130">
            <text:p>130</text:p>
          </table:table-cell>
          <table:table-cell table:style-name="ce74" office:value-type="string">
            <text:p>ps</text:p>
          </table:table-cell>
          <table:table-cell table:style-name="ce74" office:value-type="string">
            <text:p>Pushto; Pashto</text:p>
          </table:table-cell>
        </table:table-row>
        <table:table-row table:style-name="ro2">
          <table:table-cell table:style-name="ce73" office:value-type="float" office:value="131">
            <text:p>131</text:p>
          </table:table-cell>
          <table:table-cell table:style-name="ce74" office:value-type="string">
            <text:p>pt</text:p>
          </table:table-cell>
          <table:table-cell table:style-name="ce74" office:value-type="string">
            <text:p>Portuguese</text:p>
          </table:table-cell>
        </table:table-row>
        <table:table-row table:style-name="ro2">
          <table:table-cell table:style-name="ce73" office:value-type="float" office:value="132">
            <text:p>132</text:p>
          </table:table-cell>
          <table:table-cell table:style-name="ce74" office:value-type="string">
            <text:p>qu</text:p>
          </table:table-cell>
          <table:table-cell table:style-name="ce74" office:value-type="string">
            <text:p>Quechua</text:p>
          </table:table-cell>
        </table:table-row>
        <table:table-row table:style-name="ro2">
          <table:table-cell table:style-name="ce73" office:value-type="float" office:value="133">
            <text:p>133</text:p>
          </table:table-cell>
          <table:table-cell table:style-name="ce74" office:value-type="string">
            <text:p>rm</text:p>
          </table:table-cell>
          <table:table-cell table:style-name="ce74" office:value-type="string">
            <text:p>Romansh</text:p>
          </table:table-cell>
        </table:table-row>
        <table:table-row table:style-name="ro2">
          <table:table-cell table:style-name="ce73" office:value-type="float" office:value="134">
            <text:p>134</text:p>
          </table:table-cell>
          <table:table-cell table:style-name="ce74" office:value-type="string">
            <text:p>rn</text:p>
          </table:table-cell>
          <table:table-cell table:style-name="ce74" office:value-type="string">
            <text:p>Rundi</text:p>
          </table:table-cell>
        </table:table-row>
        <table:table-row table:style-name="ro2">
          <table:table-cell table:style-name="ce73" office:value-type="float" office:value="135">
            <text:p>135</text:p>
          </table:table-cell>
          <table:table-cell table:style-name="ce74" office:value-type="string">
            <text:p>ro</text:p>
          </table:table-cell>
          <table:table-cell table:style-name="ce74" office:value-type="string">
            <text:p>Romanian; Moldavian; Moldovan</text:p>
          </table:table-cell>
        </table:table-row>
        <table:table-row table:style-name="ro2">
          <table:table-cell table:style-name="ce73" office:value-type="float" office:value="136">
            <text:p>136</text:p>
          </table:table-cell>
          <table:table-cell table:style-name="ce74" office:value-type="string">
            <text:p>ru</text:p>
          </table:table-cell>
          <table:table-cell table:style-name="ce74" office:value-type="string">
            <text:p>Russian</text:p>
          </table:table-cell>
        </table:table-row>
        <table:table-row table:style-name="ro2">
          <table:table-cell table:style-name="ce73" office:value-type="float" office:value="137">
            <text:p>137</text:p>
          </table:table-cell>
          <table:table-cell table:style-name="ce74" office:value-type="string">
            <text:p>rw</text:p>
          </table:table-cell>
          <table:table-cell table:style-name="ce74" office:value-type="string">
            <text:p>Kinyarwanda</text:p>
          </table:table-cell>
        </table:table-row>
        <table:table-row table:style-name="ro2">
          <table:table-cell table:style-name="ce73" office:value-type="float" office:value="138">
            <text:p>138</text:p>
          </table:table-cell>
          <table:table-cell table:style-name="ce74" office:value-type="string">
            <text:p>sa</text:p>
          </table:table-cell>
          <table:table-cell table:style-name="ce74" office:value-type="string">
            <text:p>Sanskrit</text:p>
          </table:table-cell>
        </table:table-row>
        <table:table-row table:style-name="ro2">
          <table:table-cell table:style-name="ce73" office:value-type="float" office:value="139">
            <text:p>139</text:p>
          </table:table-cell>
          <table:table-cell table:style-name="ce74" office:value-type="string">
            <text:p>sc</text:p>
          </table:table-cell>
          <table:table-cell table:style-name="ce74" office:value-type="string">
            <text:p>Sardinian</text:p>
          </table:table-cell>
        </table:table-row>
        <table:table-row table:style-name="ro2">
          <table:table-cell table:style-name="ce73" office:value-type="float" office:value="140">
            <text:p>140</text:p>
          </table:table-cell>
          <table:table-cell table:style-name="ce74" office:value-type="string">
            <text:p>sd</text:p>
          </table:table-cell>
          <table:table-cell table:style-name="ce74" office:value-type="string">
            <text:p>Sindhi</text:p>
          </table:table-cell>
        </table:table-row>
        <table:table-row table:style-name="ro2">
          <table:table-cell table:style-name="ce73" office:value-type="float" office:value="141">
            <text:p>141</text:p>
          </table:table-cell>
          <table:table-cell table:style-name="ce74" office:value-type="string">
            <text:p>se</text:p>
          </table:table-cell>
          <table:table-cell table:style-name="ce74" office:value-type="string">
            <text:p>Northern Sami</text:p>
          </table:table-cell>
        </table:table-row>
        <table:table-row table:style-name="ro2">
          <table:table-cell table:style-name="ce73" office:value-type="float" office:value="142">
            <text:p>142</text:p>
          </table:table-cell>
          <table:table-cell table:style-name="ce74" office:value-type="string">
            <text:p>sg</text:p>
          </table:table-cell>
          <table:table-cell table:style-name="ce74" office:value-type="string">
            <text:p>Sango</text:p>
          </table:table-cell>
        </table:table-row>
        <table:table-row table:style-name="ro2">
          <table:table-cell table:style-name="ce73" office:value-type="float" office:value="143">
            <text:p>143</text:p>
          </table:table-cell>
          <table:table-cell table:style-name="ce74" office:value-type="string">
            <text:p>si</text:p>
          </table:table-cell>
          <table:table-cell table:style-name="ce74" office:value-type="string">
            <text:p>Sinhala; Sinhalese</text:p>
          </table:table-cell>
        </table:table-row>
        <table:table-row table:style-name="ro2">
          <table:table-cell table:style-name="ce73" office:value-type="float" office:value="144">
            <text:p>144</text:p>
          </table:table-cell>
          <table:table-cell table:style-name="ce74" office:value-type="string">
            <text:p>sk</text:p>
          </table:table-cell>
          <table:table-cell table:style-name="ce74" office:value-type="string">
            <text:p>Slovak</text:p>
          </table:table-cell>
        </table:table-row>
        <table:table-row table:style-name="ro2">
          <table:table-cell table:style-name="ce73" office:value-type="float" office:value="145">
            <text:p>145</text:p>
          </table:table-cell>
          <table:table-cell table:style-name="ce74" office:value-type="string">
            <text:p>sl</text:p>
          </table:table-cell>
          <table:table-cell table:style-name="ce74" office:value-type="string">
            <text:p>Slovenian</text:p>
          </table:table-cell>
        </table:table-row>
        <table:table-row table:style-name="ro2">
          <table:table-cell table:style-name="ce73" office:value-type="float" office:value="146">
            <text:p>146</text:p>
          </table:table-cell>
          <table:table-cell table:style-name="ce74" office:value-type="string">
            <text:p>sm</text:p>
          </table:table-cell>
          <table:table-cell table:style-name="ce74" office:value-type="string">
            <text:p>Samoan</text:p>
          </table:table-cell>
        </table:table-row>
        <table:table-row table:style-name="ro2">
          <table:table-cell table:style-name="ce73" office:value-type="float" office:value="147">
            <text:p>147</text:p>
          </table:table-cell>
          <table:table-cell table:style-name="ce74" office:value-type="string">
            <text:p>sn</text:p>
          </table:table-cell>
          <table:table-cell table:style-name="ce74" office:value-type="string">
            <text:p>Shona</text:p>
          </table:table-cell>
        </table:table-row>
        <table:table-row table:style-name="ro2">
          <table:table-cell table:style-name="ce73" office:value-type="float" office:value="148">
            <text:p>148</text:p>
          </table:table-cell>
          <table:table-cell table:style-name="ce74" office:value-type="string">
            <text:p>so</text:p>
          </table:table-cell>
          <table:table-cell table:style-name="ce74" office:value-type="string">
            <text:p>Somali</text:p>
          </table:table-cell>
        </table:table-row>
        <table:table-row table:style-name="ro2">
          <table:table-cell table:style-name="ce73" office:value-type="float" office:value="149">
            <text:p>149</text:p>
          </table:table-cell>
          <table:table-cell table:style-name="ce74" office:value-type="string">
            <text:p>sq</text:p>
          </table:table-cell>
          <table:table-cell table:style-name="ce74" office:value-type="string">
            <text:p>Albanian</text:p>
          </table:table-cell>
        </table:table-row>
        <table:table-row table:style-name="ro2">
          <table:table-cell table:style-name="ce73" office:value-type="float" office:value="150">
            <text:p>150</text:p>
          </table:table-cell>
          <table:table-cell table:style-name="ce74" office:value-type="string">
            <text:p>sr</text:p>
          </table:table-cell>
          <table:table-cell table:style-name="ce74" office:value-type="string">
            <text:p>Serbian</text:p>
          </table:table-cell>
        </table:table-row>
        <table:table-row table:style-name="ro2">
          <table:table-cell table:style-name="ce73" office:value-type="float" office:value="151">
            <text:p>151</text:p>
          </table:table-cell>
          <table:table-cell table:style-name="ce74" office:value-type="string">
            <text:p>ss</text:p>
          </table:table-cell>
          <table:table-cell table:style-name="ce74" office:value-type="string">
            <text:p>Swati</text:p>
          </table:table-cell>
        </table:table-row>
        <table:table-row table:style-name="ro2">
          <table:table-cell table:style-name="ce73" office:value-type="float" office:value="152">
            <text:p>152</text:p>
          </table:table-cell>
          <table:table-cell table:style-name="ce74" office:value-type="string">
            <text:p>st</text:p>
          </table:table-cell>
          <table:table-cell table:style-name="ce74" office:value-type="string">
            <text:p>Sotho, Southern</text:p>
          </table:table-cell>
        </table:table-row>
        <table:table-row table:style-name="ro2">
          <table:table-cell table:style-name="ce73" office:value-type="float" office:value="153">
            <text:p>153</text:p>
          </table:table-cell>
          <table:table-cell table:style-name="ce74" office:value-type="string">
            <text:p>su</text:p>
          </table:table-cell>
          <table:table-cell table:style-name="ce74" office:value-type="string">
            <text:p>Sundanese</text:p>
          </table:table-cell>
        </table:table-row>
        <table:table-row table:style-name="ro2">
          <table:table-cell table:style-name="ce73" office:value-type="float" office:value="154">
            <text:p>154</text:p>
          </table:table-cell>
          <table:table-cell table:style-name="ce74" office:value-type="string">
            <text:p>sv</text:p>
          </table:table-cell>
          <table:table-cell table:style-name="ce74" office:value-type="string">
            <text:p>Swedish</text:p>
          </table:table-cell>
        </table:table-row>
        <table:table-row table:style-name="ro2">
          <table:table-cell table:style-name="ce73" office:value-type="float" office:value="155">
            <text:p>155</text:p>
          </table:table-cell>
          <table:table-cell table:style-name="ce74" office:value-type="string">
            <text:p>sw</text:p>
          </table:table-cell>
          <table:table-cell table:style-name="ce74" office:value-type="string">
            <text:p>Swahili</text:p>
          </table:table-cell>
        </table:table-row>
        <table:table-row table:style-name="ro2">
          <table:table-cell table:style-name="ce73" office:value-type="float" office:value="156">
            <text:p>156</text:p>
          </table:table-cell>
          <table:table-cell table:style-name="ce74" office:value-type="string">
            <text:p>ta</text:p>
          </table:table-cell>
          <table:table-cell table:style-name="ce74" office:value-type="string">
            <text:p>Tamil</text:p>
          </table:table-cell>
        </table:table-row>
        <table:table-row table:style-name="ro2">
          <table:table-cell table:style-name="ce73" office:value-type="float" office:value="157">
            <text:p>157</text:p>
          </table:table-cell>
          <table:table-cell table:style-name="ce74" office:value-type="string">
            <text:p>te</text:p>
          </table:table-cell>
          <table:table-cell table:style-name="ce74" office:value-type="string">
            <text:p>Telugu</text:p>
          </table:table-cell>
        </table:table-row>
        <table:table-row table:style-name="ro2">
          <table:table-cell table:style-name="ce73" office:value-type="float" office:value="158">
            <text:p>158</text:p>
          </table:table-cell>
          <table:table-cell table:style-name="ce74" office:value-type="string">
            <text:p>tg</text:p>
          </table:table-cell>
          <table:table-cell table:style-name="ce74" office:value-type="string">
            <text:p>Tajik</text:p>
          </table:table-cell>
        </table:table-row>
        <table:table-row table:style-name="ro2">
          <table:table-cell table:style-name="ce73" office:value-type="float" office:value="159">
            <text:p>159</text:p>
          </table:table-cell>
          <table:table-cell table:style-name="ce74" office:value-type="string">
            <text:p>th</text:p>
          </table:table-cell>
          <table:table-cell table:style-name="ce74" office:value-type="string">
            <text:p>Thai</text:p>
          </table:table-cell>
        </table:table-row>
        <table:table-row table:style-name="ro2">
          <table:table-cell table:style-name="ce73" office:value-type="float" office:value="160">
            <text:p>160</text:p>
          </table:table-cell>
          <table:table-cell table:style-name="ce74" office:value-type="string">
            <text:p>ti</text:p>
          </table:table-cell>
          <table:table-cell table:style-name="ce74" office:value-type="string">
            <text:p>Tigrinya</text:p>
          </table:table-cell>
        </table:table-row>
        <table:table-row table:style-name="ro2">
          <table:table-cell table:style-name="ce73" office:value-type="float" office:value="161">
            <text:p>161</text:p>
          </table:table-cell>
          <table:table-cell table:style-name="ce74" office:value-type="string">
            <text:p>tk</text:p>
          </table:table-cell>
          <table:table-cell table:style-name="ce74" office:value-type="string">
            <text:p>Turkmen</text:p>
          </table:table-cell>
        </table:table-row>
        <table:table-row table:style-name="ro2">
          <table:table-cell table:style-name="ce73" office:value-type="float" office:value="162">
            <text:p>162</text:p>
          </table:table-cell>
          <table:table-cell table:style-name="ce74" office:value-type="string">
            <text:p>tl</text:p>
          </table:table-cell>
          <table:table-cell table:style-name="ce74" office:value-type="string">
            <text:p>Tagalog</text:p>
          </table:table-cell>
        </table:table-row>
        <table:table-row table:style-name="ro2">
          <table:table-cell table:style-name="ce73" office:value-type="float" office:value="163">
            <text:p>163</text:p>
          </table:table-cell>
          <table:table-cell table:style-name="ce74" office:value-type="string">
            <text:p>tn</text:p>
          </table:table-cell>
          <table:table-cell table:style-name="ce74" office:value-type="string">
            <text:p>Tswana</text:p>
          </table:table-cell>
        </table:table-row>
        <table:table-row table:style-name="ro2">
          <table:table-cell table:style-name="ce73" office:value-type="float" office:value="164">
            <text:p>164</text:p>
          </table:table-cell>
          <table:table-cell table:style-name="ce74" office:value-type="string">
            <text:p>to</text:p>
          </table:table-cell>
          <table:table-cell table:style-name="ce74" office:value-type="string">
            <text:p>Tonga (Tonga Islands)</text:p>
          </table:table-cell>
        </table:table-row>
        <table:table-row table:style-name="ro2">
          <table:table-cell table:style-name="ce73" office:value-type="float" office:value="165">
            <text:p>165</text:p>
          </table:table-cell>
          <table:table-cell table:style-name="ce74" office:value-type="string">
            <text:p>tr</text:p>
          </table:table-cell>
          <table:table-cell table:style-name="ce74" office:value-type="string">
            <text:p>Turkish</text:p>
          </table:table-cell>
        </table:table-row>
        <table:table-row table:style-name="ro2">
          <table:table-cell table:style-name="ce73" office:value-type="float" office:value="166">
            <text:p>166</text:p>
          </table:table-cell>
          <table:table-cell table:style-name="ce74" office:value-type="string">
            <text:p>ts</text:p>
          </table:table-cell>
          <table:table-cell table:style-name="ce74" office:value-type="string">
            <text:p>Tsonga</text:p>
          </table:table-cell>
        </table:table-row>
        <table:table-row table:style-name="ro2">
          <table:table-cell table:style-name="ce73" office:value-type="float" office:value="167">
            <text:p>167</text:p>
          </table:table-cell>
          <table:table-cell table:style-name="ce74" office:value-type="string">
            <text:p>tt</text:p>
          </table:table-cell>
          <table:table-cell table:style-name="ce74" office:value-type="string">
            <text:p>Tatar</text:p>
          </table:table-cell>
        </table:table-row>
        <table:table-row table:style-name="ro2">
          <table:table-cell table:style-name="ce73" office:value-type="float" office:value="168">
            <text:p>168</text:p>
          </table:table-cell>
          <table:table-cell table:style-name="ce74" office:value-type="string">
            <text:p>tw</text:p>
          </table:table-cell>
          <table:table-cell table:style-name="ce74" office:value-type="string">
            <text:p>Twi</text:p>
          </table:table-cell>
        </table:table-row>
        <table:table-row table:style-name="ro2">
          <table:table-cell table:style-name="ce73" office:value-type="float" office:value="169">
            <text:p>169</text:p>
          </table:table-cell>
          <table:table-cell table:style-name="ce74" office:value-type="string">
            <text:p>ty</text:p>
          </table:table-cell>
          <table:table-cell table:style-name="ce74" office:value-type="string">
            <text:p>Tahitian</text:p>
          </table:table-cell>
        </table:table-row>
        <table:table-row table:style-name="ro2">
          <table:table-cell table:style-name="ce73" office:value-type="float" office:value="170">
            <text:p>170</text:p>
          </table:table-cell>
          <table:table-cell table:style-name="ce74" office:value-type="string">
            <text:p>ug</text:p>
          </table:table-cell>
          <table:table-cell table:style-name="ce74" office:value-type="string">
            <text:p>Uighur; Uyghur</text:p>
          </table:table-cell>
        </table:table-row>
        <table:table-row table:style-name="ro2">
          <table:table-cell table:style-name="ce73" office:value-type="float" office:value="171">
            <text:p>171</text:p>
          </table:table-cell>
          <table:table-cell table:style-name="ce74" office:value-type="string">
            <text:p>uk</text:p>
          </table:table-cell>
          <table:table-cell table:style-name="ce74" office:value-type="string">
            <text:p>Ukrainian</text:p>
          </table:table-cell>
        </table:table-row>
        <table:table-row table:style-name="ro2">
          <table:table-cell table:style-name="ce73" office:value-type="float" office:value="172">
            <text:p>172</text:p>
          </table:table-cell>
          <table:table-cell table:style-name="ce74" office:value-type="string">
            <text:p>ur</text:p>
          </table:table-cell>
          <table:table-cell table:style-name="ce74" office:value-type="string">
            <text:p>Urdu</text:p>
          </table:table-cell>
        </table:table-row>
        <table:table-row table:style-name="ro2">
          <table:table-cell table:style-name="ce73" office:value-type="float" office:value="173">
            <text:p>173</text:p>
          </table:table-cell>
          <table:table-cell table:style-name="ce74" office:value-type="string">
            <text:p>uz</text:p>
          </table:table-cell>
          <table:table-cell table:style-name="ce74" office:value-type="string">
            <text:p>Uzbek</text:p>
          </table:table-cell>
        </table:table-row>
        <table:table-row table:style-name="ro2">
          <table:table-cell table:style-name="ce73" office:value-type="float" office:value="174">
            <text:p>174</text:p>
          </table:table-cell>
          <table:table-cell table:style-name="ce74" office:value-type="string">
            <text:p>ve</text:p>
          </table:table-cell>
          <table:table-cell table:style-name="ce74" office:value-type="string">
            <text:p>Venda</text:p>
          </table:table-cell>
        </table:table-row>
        <table:table-row table:style-name="ro2">
          <table:table-cell table:style-name="ce73" office:value-type="float" office:value="175">
            <text:p>175</text:p>
          </table:table-cell>
          <table:table-cell table:style-name="ce74" office:value-type="string">
            <text:p>vi</text:p>
          </table:table-cell>
          <table:table-cell table:style-name="ce74" office:value-type="string">
            <text:p>Vietnamese</text:p>
          </table:table-cell>
        </table:table-row>
        <table:table-row table:style-name="ro2">
          <table:table-cell table:style-name="ce73" office:value-type="float" office:value="176">
            <text:p>176</text:p>
          </table:table-cell>
          <table:table-cell table:style-name="ce74" office:value-type="string">
            <text:p>vo</text:p>
          </table:table-cell>
          <table:table-cell table:style-name="ce74" office:value-type="string">
            <text:p>Volapük</text:p>
          </table:table-cell>
        </table:table-row>
        <table:table-row table:style-name="ro2">
          <table:table-cell table:style-name="ce73" office:value-type="float" office:value="177">
            <text:p>177</text:p>
          </table:table-cell>
          <table:table-cell table:style-name="ce74" office:value-type="string">
            <text:p>wa</text:p>
          </table:table-cell>
          <table:table-cell table:style-name="ce74" office:value-type="string">
            <text:p>Walloon</text:p>
          </table:table-cell>
        </table:table-row>
        <table:table-row table:style-name="ro2">
          <table:table-cell table:style-name="ce73" office:value-type="float" office:value="178">
            <text:p>178</text:p>
          </table:table-cell>
          <table:table-cell table:style-name="ce74" office:value-type="string">
            <text:p>wo</text:p>
          </table:table-cell>
          <table:table-cell table:style-name="ce74" office:value-type="string">
            <text:p>Wolof</text:p>
          </table:table-cell>
        </table:table-row>
        <table:table-row table:style-name="ro2">
          <table:table-cell table:style-name="ce73" office:value-type="float" office:value="179">
            <text:p>179</text:p>
          </table:table-cell>
          <table:table-cell table:style-name="ce74" office:value-type="string">
            <text:p>xh</text:p>
          </table:table-cell>
          <table:table-cell table:style-name="ce74" office:value-type="string">
            <text:p>Xhosa</text:p>
          </table:table-cell>
        </table:table-row>
        <table:table-row table:style-name="ro2">
          <table:table-cell table:style-name="ce73" office:value-type="float" office:value="180">
            <text:p>180</text:p>
          </table:table-cell>
          <table:table-cell table:style-name="ce74" office:value-type="string">
            <text:p>yi</text:p>
          </table:table-cell>
          <table:table-cell table:style-name="ce74" office:value-type="string">
            <text:p>Yiddish</text:p>
          </table:table-cell>
        </table:table-row>
        <table:table-row table:style-name="ro2">
          <table:table-cell table:style-name="ce73" office:value-type="float" office:value="181">
            <text:p>181</text:p>
          </table:table-cell>
          <table:table-cell table:style-name="ce74" office:value-type="string">
            <text:p>yo</text:p>
          </table:table-cell>
          <table:table-cell table:style-name="ce74" office:value-type="string">
            <text:p>Yoruba</text:p>
          </table:table-cell>
        </table:table-row>
        <table:table-row table:style-name="ro2">
          <table:table-cell table:style-name="ce73" office:value-type="float" office:value="182">
            <text:p>182</text:p>
          </table:table-cell>
          <table:table-cell table:style-name="ce74" office:value-type="string">
            <text:p>za</text:p>
          </table:table-cell>
          <table:table-cell table:style-name="ce74" office:value-type="string">
            <text:p>Zhuang; Chuang</text:p>
          </table:table-cell>
        </table:table-row>
        <table:table-row table:style-name="ro2">
          <table:table-cell table:style-name="ce73" office:value-type="float" office:value="183">
            <text:p>183</text:p>
          </table:table-cell>
          <table:table-cell table:style-name="ce74" office:value-type="string">
            <text:p>zh</text:p>
          </table:table-cell>
          <table:table-cell table:style-name="ce74" office:value-type="string">
            <text:p>Chinese</text:p>
          </table:table-cell>
        </table:table-row>
        <table:table-row table:style-name="ro2">
          <table:table-cell table:style-name="ce73" office:value-type="float" office:value="184">
            <text:p>184</text:p>
          </table:table-cell>
          <table:table-cell table:style-name="ce74" office:value-type="string">
            <text:p>zu</text:p>
          </table:table-cell>
          <table:table-cell table:style-name="ce74" office:value-type="string">
            <text:p>Zulu</text:p>
          </table:table-cell>
        </table:table-row>
      </table:table>
      <table:table table:name="Privacy" table:style-name="ta9" table:print="false">
        <office:forms form:automatic-focus="false" form:apply-design-mode="false"/>
        <table:table-column table:style-name="co31" table:default-cell-style-name="ce15" table:number-columns-repeated="256"/>
        <table:table-row table:style-name="ro2">
          <table:table-cell table:style-name="ce61" office:value-type="string">
            <text:p>ID</text:p>
          </table:table-cell>
          <table:table-cell table:style-name="ce61" office:value-type="string">
            <text:p>DE Text</text:p>
          </table:table-cell>
          <table:table-cell table:style-name="ce61" office:value-type="string">
            <text:p>EN Text</text:p>
          </table:table-cell>
        </table:table-row>
        <table:table-row table:style-name="ro2">
          <table:table-cell table:style-name="ce75" office:value-type="float" office:value="1">
            <text:p>1</text:p>
          </table:table-cell>
          <table:table-cell table:style-name="ce75" office:value-type="string">
            <text:p>Privat</text:p>
          </table:table-cell>
          <table:table-cell table:style-name="ce75" office:value-type="string">
            <text:p>Private</text:p>
          </table:table-cell>
        </table:table-row>
        <table:table-row table:style-name="ro2">
          <table:table-cell table:style-name="ce75" office:value-type="float" office:value="2">
            <text:p>2</text:p>
          </table:table-cell>
          <table:table-cell table:style-name="ce76" office:value-type="string">
            <text:p>Öffentlich</text:p>
          </table:table-cell>
          <table:table-cell table:style-name="ce75" office:value-type="string">
            <text:p>Public</text:p>
          </table:table-cell>
        </table:table-row>
      </table:table>
      <table:table table:name="Veidlapu atbildes 1" table:style-name="ta10" table:print="false">
        <office:forms form:automatic-focus="false" form:apply-design-mode="false"/>
        <table:table-column table:style-name="co33" table:number-columns-repeated="2" table:default-cell-style-name="ce15"/>
        <table:table-column table:style-name="co32" table:default-cell-style-name="ce15" table:number-columns-repeated="254"/>
        <table:table-row table:style-name="ro2">
          <table:table-cell office:value-type="string">
            <text:p>Laika zīmogs</text:p>
          </table:table-cell>
          <table:table-cell table:style-name="ce67" office:value-type="string">
            <text:p>Jautājums bez nosaukuma</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eople" style:display-name="PageStyle_People" style:page-layout-name="pm1">
      <style:header style:display="false"/>
      <style:header-left style:display="false"/>
      <style:footer style:display="false"/>
      <style:footer-left style:display="false"/>
    </style:master-page>
    <style:master-page style:name="PageStyle_5f_Activities" style:display-name="PageStyle_Activities" style:page-layout-name="pm2">
      <style:header style:display="false"/>
      <style:header-left style:display="false"/>
      <style:footer style:display="false"/>
      <style:footer-left style:display="false"/>
    </style:master-page>
    <style:master-page style:name="PageStyle_5f_Reviews" style:display-name="PageStyle_Reviews" style:page-layout-name="pm3">
      <style:header style:display="false"/>
      <style:header-left style:display="false"/>
      <style:footer style:display="false"/>
      <style:footer-left style:display="false"/>
    </style:master-page>
    <style:master-page style:name="PageStyle_5f_Categories" style:display-name="PageStyle_Categories" style:page-layout-name="pm4">
      <style:header style:display="false"/>
      <style:header-left style:display="false"/>
      <style:footer style:display="false"/>
      <style:footer-left style:display="false"/>
    </style:master-page>
    <style:master-page style:name="PageStyle_5f_Tags" style:display-name="PageStyle_Tags" style:page-layout-name="pm5">
      <style:header style:display="false"/>
      <style:header-left style:display="false"/>
      <style:footer style:display="false"/>
      <style:footer-left style:display="false"/>
    </style:master-page>
    <style:master-page style:name="PageStyle_5f_Gender" style:display-name="PageStyle_Gender" style:page-layout-name="pm6">
      <style:header style:display="false"/>
      <style:header-left style:display="false"/>
      <style:footer style:display="false"/>
      <style:footer-left style:display="false"/>
    </style:master-page>
    <style:master-page style:name="PageStyle_5f_Languages" style:display-name="PageStyle_Languages" style:page-layout-name="pm7">
      <style:header style:display="false"/>
      <style:header-left style:display="false"/>
      <style:footer style:display="false"/>
      <style:footer-left style:display="false"/>
    </style:master-page>
    <style:master-page style:name="PageStyle_5f_Lang" style:display-name="PageStyle_Lang" style:page-layout-name="pm8">
      <style:header style:display="false"/>
      <style:header-left style:display="false"/>
      <style:footer style:display="false"/>
      <style:footer-left style:display="false"/>
    </style:master-page>
    <style:master-page style:name="PageStyle_5f_Privacy" style:display-name="PageStyle_Privacy" style:page-layout-name="pm9">
      <style:header style:display="false"/>
      <style:header-left style:display="false"/>
      <style:footer style:display="false"/>
      <style:footer-left style:display="false"/>
    </style:master-page>
    <style:master-page style:name="PageStyle_5f_Veidlapu atbildes 1" style:display-name="PageStyle_Veidlapu atbildes 1" style:page-layout-name="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